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38cm"/>
    </style:style>
    <style:style style:name="co2" style:family="table-column">
      <style:table-column-properties fo:break-before="auto" style:column-width="10.791cm"/>
    </style:style>
    <style:style style:name="co3" style:family="table-column">
      <style:table-column-properties fo:break-before="auto" style:column-width="10.739cm"/>
    </style:style>
    <style:style style:name="co4" style:family="table-column">
      <style:table-column-properties fo:break-before="auto" style:column-width="7.906cm"/>
    </style:style>
    <style:style style:name="co5" style:family="table-column">
      <style:table-column-properties fo:break-before="auto" style:column-width="8.659cm"/>
    </style:style>
    <style:style style:name="co6" style:family="table-column">
      <style:table-column-properties fo:break-before="auto" style:column-width="4.828cm"/>
    </style:style>
    <style:style style:name="co7" style:family="table-column">
      <style:table-column-properties fo:break-before="auto" style:column-width="3.276cm"/>
    </style:style>
    <style:style style:name="co8" style:family="table-column">
      <style:table-column-properties fo:break-before="auto" style:column-width="2.258cm"/>
    </style:style>
    <style:style style:name="co9" style:family="table-column">
      <style:table-column-properties fo:break-before="auto" style:column-width="10.656cm"/>
    </style:style>
    <style:style style:name="co10" style:family="table-column">
      <style:table-column-properties fo:break-before="auto" style:column-width="10.71cm"/>
    </style:style>
    <style:style style:name="co11" style:family="table-column">
      <style:table-column-properties fo:break-before="auto" style:column-width="10.165cm"/>
    </style:style>
    <style:style style:name="co12" style:family="table-column">
      <style:table-column-properties fo:break-before="auto" style:column-width="14.787cm"/>
    </style:style>
    <style:style style:name="co13" style:family="table-column">
      <style:table-column-properties fo:break-before="auto" style:column-width="9.911cm"/>
    </style:style>
    <style:style style:name="co14" style:family="table-column">
      <style:table-column-properties fo:break-before="auto" style:column-width="10.15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99">
      <style:text-properties fo:font-weight="bold" style:font-weight-asian="bold" style:font-weight-complex="bold"/>
    </style:style>
    <style:style style:name="ce2" style:family="table-cell" style:parent-style-name="Default" style:data-style-name="N99">
      <style:map style:condition="is-true-formula([.$A2]=1)" style:apply-style-name="Good" style:base-cell-address="main.A2"/>
    </style:style>
    <style:style style:name="ce4" style:family="table-cell" style:parent-style-name="Default" style:data-style-name="N99"/>
    <style:style style:name="ce11" style:family="table-cell" style:parent-style-name="Default" style:data-style-name="N100">
      <style:text-properties fo:font-weight="bold" style:font-weight-asian="bold" style:font-weight-complex="bold"/>
    </style:style>
    <style:style style:name="ce6" style:family="table-cell" style:parent-style-name="Default" style:data-style-name="N100">
      <style:map style:condition="is-true-formula([.$A2]=1)" style:apply-style-name="Good" style:base-cell-address="main.A2"/>
    </style:style>
    <style:style style:name="ce7" style:family="table-cell" style:parent-style-name="Default" style:data-style-name="N100"/>
    <style:style style:name="ce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in" table:style-name="ta1">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7" table:default-cell-style-name="Default"/>
        <table:table-row table:style-name="ro1">
          <table:table-cell table:style-name="ce1" office:value-type="string" calcext:value-type="string">
            <text:p>Refactored for 3.0?</text:p>
          </table:table-cell>
          <table:table-cell table:style-name="ce11" office:value-type="string" calcext:value-type="string">
            <text:p>Slug</text:p>
          </table:table-cell>
          <table:table-cell table:style-name="ce11" office:value-type="string" calcext:value-type="string">
            <text:p>Key</text:p>
          </table:table-cell>
          <table:table-cell table:style-name="ce11" office:value-type="string" calcext:value-type="string">
            <text:p>Name</text:p>
          </table:table-cell>
          <table:table-cell table:style-name="ce11" office:value-type="string" calcext:value-type="string">
            <text:p>Description</text:p>
          </table:table-cell>
          <table:table-cell table:style-name="ce11" office:value-type="string" calcext:value-type="string">
            <text:p>Settings Group</text:p>
          </table:table-cell>
          <table:table-cell table:style-name="ce11" office:value-type="string" calcext:value-type="string">
            <text:p>Default Value</text:p>
          </table:table-cell>
          <table:table-cell table:style-name="ce8" table:number-columns-repeated="1017"/>
        </table:table-row>
        <table:table-row table:style-name="ro1">
          <table:table-cell table:style-name="ce2"/>
          <table:table-cell table:style-name="ce6" office:value-type="string" calcext:value-type="string">
            <text:p>FOOTNOTES_EXPERT_MODE</text:p>
          </table:table-cell>
          <table:table-cell table:style-name="ce6" table:formula="of:=IFERROR(VLOOKUP([.$B2];[$keys.$A$2:.$B$106];2;0); &quot;&quot;)" office:value-type="string" office:string-value="footnote_inputfield_enable_expert_mode" calcext:value-type="string">
            <text:p>footnote_inputfield_enable_expert_mode</text:p>
          </table:table-cell>
          <table:table-cell table:style-name="ce6" table:formula="of:=IFERROR(VLOOKUP([.$B2];[$names.$A$2:.$B$106];2;0); &quot;&quot;)" office:value-type="string" office:string-value="Expert Mode" calcext:value-type="string">
            <text:p>Expert Mode</text:p>
          </table:table-cell>
          <table:table-cell table:style-name="ce6" table:formula="of:=IFERROR(VLOOKUP([.$B2];[$descriptions.$A$2:.$B$106];2;0); &quot;&quot;)" office:value-type="string" office:string-value="DEPRECATED" calcext:value-type="string">
            <text:p>DEPRECATED</text:p>
          </table:table-cell>
          <table:table-cell table:style-name="ce6" table:formula="of:=IFERROR(VLOOKUP([.$B2];[$'settings groups'.$A$2:.$B$106];2;0); &quot;&quot;)">
            <text:p/>
          </table:table-cell>
          <table:table-cell table:style-name="ce6" table:formula="of:=IFERROR(VLOOKUP([.$B2];[$'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AMP_COMPATIBILITY_ENABLE</text:p>
          </table:table-cell>
          <table:table-cell table:style-name="ce6" table:formula="of:=IFERROR(VLOOKUP([.$B3];[$keys.$A$2:.$B$106];2;0); &quot;&quot;)" office:value-type="string" office:string-value="footnotes_inputfield_amp_compatibility_enable" calcext:value-type="string">
            <text:p>footnotes_inputfield_amp_compatibility_enable</text:p>
          </table:table-cell>
          <table:table-cell table:style-name="ce6" table:formula="of:=IFERROR(VLOOKUP([.$B3];[$names.$A$2:.$B$106];2;0); &quot;&quot;)" office:value-type="string" office:string-value="Enable AMP compatibility mode:" calcext:value-type="string">
            <text:p>Enable AMP compatibility mode:</text:p>
          </table:table-cell>
          <table:table-cell table:style-name="ce6" table:formula="of:=IFERROR(VLOOKUP([.$B3];[$descriptions.$A$2:.$B$106];2;0); &quot;&quot;)" office:value-type="string" office:string-value="The official &lt;a href=&quot;https://wordpress.org/plugins/amp/&quot; target=&quot;_blank&quot; style=&quot;font-style: normal;&quot;&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cell table:style-name="ce6" table:formula="of:=IFERROR(VLOOKUP([.$B3];[$'settings groups'.$A$2:.$B$106];2;0); &quot;&quot;)" office:value-type="string" office:string-value="amp_compat" calcext:value-type="string">
            <text:p>amp_compat</text:p>
          </table:table-cell>
          <table:table-cell table:style-name="ce6" table:formula="of:=IFERROR(VLOOKUP([.$B3];[$'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CUSTOM_CSS</text:p>
          </table:table-cell>
          <table:table-cell table:style-name="ce6" table:formula="of:=IFERROR(VLOOKUP([.$B4];[$keys.$A$2:.$B$106];2;0); &quot;&quot;)" office:value-type="string" office:string-value="footnote_inputfield_custom_css" calcext:value-type="string">
            <text:p>footnote_inputfield_custom_css</text:p>
          </table:table-cell>
          <table:table-cell table:style-name="ce6" table:formula="of:=IFERROR(VLOOKUP([.$B4];[$names.$A$2:.$B$106];2;0); &quot;&quot;)" office:value-type="string" office:string-value="Your existing Custom CSS code:" calcext:value-type="string">
            <text:p>Your existing Custom CSS code:</text:p>
          </table:table-cell>
          <table:table-cell table:style-name="ce6" table:formula="of:=IFERROR(VLOOKUP([.$B4];[$descriptions.$A$2:.$B$106];2;0); &quot;&quot;)" office:value-type="string" office:string-value="Custom CSS migrates to a dedicated tab. This text area is intended to keep your data safe, and the code remains valid while visible. Please copy-paste the content into the new text area under the new tab." calcext:value-type="string">
            <text:p>Custom CSS migrates to a dedicated tab. This text area is intended to keep your data safe, and the code remains valid while visible. Please copy-paste the content into the new text area under the new tab.</text:p>
          </table:table-cell>
          <table:table-cell table:style-name="ce6" table:formula="of:=IFERROR(VLOOKUP([.$B4];[$'settings groups'.$A$2:.$B$106];2;0); &quot;&quot;)" office:value-type="string" office:string-value="custom_css" calcext:value-type="string">
            <text:p>custom_css</text:p>
          </table:table-cell>
          <table:table-cell table:style-name="ce6" table:formula="of:=IFERROR(VLOOKUP([.$B4];[$'default values'.$A$2:.$B$106];2;0); &quot;&quot;)">
            <text:p/>
          </table:table-cell>
          <table:table-cell table:number-columns-repeated="1017"/>
        </table:table-row>
        <table:table-row table:style-name="ro1">
          <table:table-cell table:style-name="ce2"/>
          <table:table-cell table:style-name="ce6" office:value-type="string" calcext:value-type="string">
            <text:p>CUSTOM_CSS_LEGACY_ENABLE</text:p>
          </table:table-cell>
          <table:table-cell table:style-name="ce6" table:formula="of:=IFERROR(VLOOKUP([.$B5];[$keys.$A$2:.$B$106];2;0); &quot;&quot;)" office:value-type="string" office:string-value="footnote_inputfield_custom_css_legacy_enable" calcext:value-type="string">
            <text:p>footnote_inputfield_custom_css_legacy_enable</text:p>
          </table:table-cell>
          <table:table-cell table:style-name="ce6" table:formula="of:=IFERROR(VLOOKUP([.$B5];[$names.$A$2:.$B$106];2;0); &quot;&quot;)">
            <text:p/>
          </table:table-cell>
          <table:table-cell table:style-name="ce6" table:formula="of:=IFERROR(VLOOKUP([.$B5];[$descriptions.$A$2:.$B$106];2;0); &quot;&quot;)" office:value-type="string" office:string-value="The legacy Custom CSS under the Referrers and tooltips tab and its mirror here are emptied, and the select box saved as No, when the settings tab is saved while the settings container is not displayed." calcext:value-type="string">
            <text:p>The legacy Custom CSS under the Referrers and tooltips tab and its mirror here are emptied, and the select box saved as No, when the settings tab is saved while the settings container is not displayed.</text:p>
          </table:table-cell>
          <table:table-cell table:style-name="ce6" table:formula="of:=IFERROR(VLOOKUP([.$B5];[$'settings groups'.$A$2:.$B$106];2;0); &quot;&quot;)" office:value-type="string" office:string-value="custom_css" calcext:value-type="string">
            <text:p>custom_css</text:p>
          </table:table-cell>
          <table:table-cell table:style-name="ce6" table:formula="of:=IFERROR(VLOOKUP([.$B5];[$'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CUSTOM_CSS_NEW</text:p>
          </table:table-cell>
          <table:table-cell table:style-name="ce6" table:formula="of:=IFERROR(VLOOKUP([.$B6];[$keys.$A$2:.$B$106];2;0); &quot;&quot;)" office:value-type="string" office:string-value="footnote_inputfield_custom_css_new" calcext:value-type="string">
            <text:p>footnote_inputfield_custom_css_new</text:p>
          </table:table-cell>
          <table:table-cell table:style-name="ce6" table:formula="of:=IFERROR(VLOOKUP([.$B6];[$names.$A$2:.$B$106];2;0); &quot;&quot;)">
            <text:p/>
          </table:table-cell>
          <table:table-cell table:style-name="ce6" table:formula="of:=IFERROR(VLOOKUP([.$B6];[$descriptions.$A$2:.$B$106];2;0); &quot;&quot;)">
            <text:p/>
          </table:table-cell>
          <table:table-cell table:style-name="ce6" table:formula="of:=IFERROR(VLOOKUP([.$B6];[$'settings groups'.$A$2:.$B$106];2;0); &quot;&quot;)" office:value-type="string" office:string-value="custom_css" calcext:value-type="string">
            <text:p>custom_css</text:p>
          </table:table-cell>
          <table:table-cell table:style-name="ce6" table:formula="of:=IFERROR(VLOOKUP([.$B6];[$'default values'.$A$2:.$B$106];2;0); &quot;&quot;)" office:value-type="float" office:value="0" calcext:value-type="float">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IN_EXCERPT</text:p>
          </table:table-cell>
          <table:table-cell table:style-name="ce6" table:formula="of:=IFERROR(VLOOKUP([.$B7];[$keys.$A$2:.$B$106];2;0); &quot;&quot;)" office:value-type="string" office:string-value="footnote_inputfield_search_in_excerpt" calcext:value-type="string">
            <text:p>footnote_inputfield_search_in_excerpt</text:p>
          </table:table-cell>
          <table:table-cell table:style-name="ce6" table:formula="of:=IFERROR(VLOOKUP([.$B7];[$names.$A$2:.$B$106];2;0); &quot;&quot;)" office:value-type="string" office:string-value="Process footnotes in excerpts:" calcext:value-type="string">
            <text:p>Process footnotes in excerpts:</text:p>
          </table:table-cell>
          <table:table-cell table:style-name="ce6" table:formula="of:=IFERROR(VLOOKUP([.$B7];[$descriptions.$A$2:.$B$106];2;0); &quot;&quot;)" office:value-type="string" office:string-value="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cell table:style-name="ce6" table:formula="of:=IFERROR(VLOOKUP([.$B7];[$'settings groups'.$A$2:.$B$106];2;0); &quot;&quot;)" office:value-type="string" office:string-value="excerpts" calcext:value-type="string">
            <text:p>excerpts</text:p>
          </table:table-cell>
          <table:table-cell table:style-name="ce6" table:formula="of:=IFERROR(VLOOKUP([.$B7];[$'default values'.$A$2:.$B$106];2;0); &quot;&quot;)" office:value-type="string" office:string-value="manual" calcext:value-type="string">
            <text:p>manua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FRAGMENT_ID_SLUG</text:p>
          </table:table-cell>
          <table:table-cell table:style-name="ce6" table:formula="of:=IFERROR(VLOOKUP([.$B8];[$keys.$A$2:.$B$106];2;0); &quot;&quot;)" office:value-type="string" office:string-value="footnotes_inputfield_footnote_fragment_id_slug" calcext:value-type="string">
            <text:p>footnotes_inputfield_footnote_fragment_id_slug</text:p>
          </table:table-cell>
          <table:table-cell table:style-name="ce6" table:formula="of:=IFERROR(VLOOKUP([.$B8];[$names.$A$2:.$B$106];2;0); &quot;&quot;)" office:value-type="string" office:string-value="Fragment identifier slug for footnotes:" calcext:value-type="string">
            <text:p>Fragment identifier slug for footnotes:</text:p>
          </table:table-cell>
          <table:table-cell table:style-name="ce6" table:formula="of:=IFERROR(VLOOKUP([.$B8];[$descriptions.$A$2:.$B$106];2;0); &quot;&quot;)">
            <text:p/>
          </table:table-cell>
          <table:table-cell table:style-name="ce6" table:formula="of:=IFERROR(VLOOKUP([.$B8];[$'settings groups'.$A$2:.$B$106];2;0); &quot;&quot;)" office:value-type="string" office:string-value="hard_links" calcext:value-type="string">
            <text:p>hard_links</text:p>
          </table:table-cell>
          <table:table-cell table:style-name="ce6" table:formula="of:=IFERROR(VLOOKUP([.$B8];[$'default values'.$A$2:.$B$106];2;0); &quot;&quot;)" office:value-type="string" office:string-value="f" calcext:value-type="string">
            <text:p>f</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BACKLINK_TOOLTIP_ENABLE</text:p>
          </table:table-cell>
          <table:table-cell table:style-name="ce6" table:formula="of:=IFERROR(VLOOKUP([.$B9];[$keys.$A$2:.$B$106];2;0); &quot;&quot;)" office:value-type="string" office:string-value="footnotes_inputfield_backlink_tooltip_enable" calcext:value-type="string">
            <text:p>footnotes_inputfield_backlink_tooltip_enable</text:p>
          </table:table-cell>
          <table:table-cell table:style-name="ce6" table:formula="of:=IFERROR(VLOOKUP([.$B9];[$names.$A$2:.$B$106];2;0); &quot;&quot;)" office:value-type="string" office:string-value="Enable backlink tooltips:" calcext:value-type="string">
            <text:p>Enable backlink tooltips:</text:p>
          </table:table-cell>
          <table:table-cell table:style-name="ce6" table:formula="of:=IFERROR(VLOOKUP([.$B9];[$descriptions.$A$2:.$B$106];2;0); &quot;&quot;)">
            <text:p/>
          </table:table-cell>
          <table:table-cell table:style-name="ce6" table:formula="of:=IFERROR(VLOOKUP([.$B9];[$'settings groups'.$A$2:.$B$106];2;0); &quot;&quot;)" office:value-type="string" office:string-value="hard_links" calcext:value-type="string">
            <text:p>hard_links</text:p>
          </table:table-cell>
          <table:table-cell table:style-name="ce6" table:formula="of:=IFERROR(VLOOKUP([.$B9];[$'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BACKLINK_TOOLTIP_TEXT</text:p>
          </table:table-cell>
          <table:table-cell table:style-name="ce6" table:formula="of:=IFERROR(VLOOKUP([.$B10];[$keys.$A$2:.$B$106];2;0); &quot;&quot;)" office:value-type="string" office:string-value="footnotes_inputfield_backlink_tooltip_text" calcext:value-type="string">
            <text:p>footnotes_inputfield_backlink_tooltip_text</text:p>
          </table:table-cell>
          <table:table-cell table:style-name="ce6" table:formula="of:=IFERROR(VLOOKUP([.$B10];[$names.$A$2:.$B$106];2;0); &quot;&quot;)" office:value-type="string" office:string-value="Backlink tooltip text:" calcext:value-type="string">
            <text:p>Backlink tooltip text:</text:p>
          </table:table-cell>
          <table:table-cell table:style-name="ce6" table:formula="of:=IFERROR(VLOOKUP([.$B10];[$descriptions.$A$2:.$B$106];2;0); &quot;&quot;)">
            <text:p/>
          </table:table-cell>
          <table:table-cell table:style-name="ce6" table:formula="of:=IFERROR(VLOOKUP([.$B10];[$'settings groups'.$A$2:.$B$106];2;0); &quot;&quot;)" office:value-type="string" office:string-value="hard_links" calcext:value-type="string">
            <text:p>hard_links</text:p>
          </table:table-cell>
          <table:table-cell table:style-name="ce6" table:formula="of:=IFERROR(VLOOKUP([.$B10];[$'default values'.$A$2:.$B$106];2;0); &quot;&quot;)" office:value-type="string" office:string-value="Alt+ ←" calcext:value-type="string">
            <text:p>Alt+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HARD_LINKS_ENABLE</text:p>
          </table:table-cell>
          <table:table-cell table:style-name="ce6" table:formula="of:=IFERROR(VLOOKUP([.$B11];[$keys.$A$2:.$B$106];2;0); &quot;&quot;)" office:value-type="string" office:string-value="footnotes_inputfield_hard_links_enable" calcext:value-type="string">
            <text:p>footnotes_inputfield_hard_links_enable</text:p>
          </table:table-cell>
          <table:table-cell table:style-name="ce6" table:formula="of:=IFERROR(VLOOKUP([.$B11];[$names.$A$2:.$B$106];2;0); &quot;&quot;)" office:value-type="string" office:string-value="Enable hard links:" calcext:value-type="string">
            <text:p>Enable hard links:</text:p>
          </table:table-cell>
          <table:table-cell table:style-name="ce6" table:formula="of:=IFERROR(VLOOKUP([.$B11];[$descriptions.$A$2:.$B$106];2;0); &quot;&quot;)">
            <text:p/>
          </table:table-cell>
          <table:table-cell table:style-name="ce6" table:formula="of:=IFERROR(VLOOKUP([.$B11];[$'settings groups'.$A$2:.$B$106];2;0); &quot;&quot;)" office:value-type="string" office:string-value="hard_links" calcext:value-type="string">
            <text:p>hard_links</text:p>
          </table:table-cell>
          <table:table-cell table:style-name="ce6" table:formula="of:=IFERROR(VLOOKUP([.$B11];[$'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HARD_LINK_IDS_SEPARATOR</text:p>
          </table:table-cell>
          <table:table-cell table:style-name="ce6" table:formula="of:=IFERROR(VLOOKUP([.$B12];[$keys.$A$2:.$B$106];2;0); &quot;&quot;)" office:value-type="string" office:string-value="footnotes_inputfield_hard_link_ids_separator" calcext:value-type="string">
            <text:p>footnotes_inputfield_hard_link_ids_separator</text:p>
          </table:table-cell>
          <table:table-cell table:style-name="ce6" table:formula="of:=IFERROR(VLOOKUP([.$B12];[$names.$A$2:.$B$106];2;0); &quot;&quot;)" office:value-type="string" office:string-value="ID separator:" calcext:value-type="string">
            <text:p>ID separator:</text:p>
          </table:table-cell>
          <table:table-cell table:style-name="ce6" table:formula="of:=IFERROR(VLOOKUP([.$B12];[$descriptions.$A$2:.$B$106];2;0); &quot;&quot;)">
            <text:p/>
          </table:table-cell>
          <table:table-cell table:style-name="ce6" table:formula="of:=IFERROR(VLOOKUP([.$B12];[$'settings groups'.$A$2:.$B$106];2;0); &quot;&quot;)" office:value-type="string" office:string-value="hard_links" calcext:value-type="string">
            <text:p>hard_links</text:p>
          </table:table-cell>
          <table:table-cell table:style-name="ce6" table:formula="of:=IFERROR(VLOOKUP([.$B12];[$'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RER_FRAGMENT_ID_SLUG</text:p>
          </table:table-cell>
          <table:table-cell table:style-name="ce6" table:formula="of:=IFERROR(VLOOKUP([.$B13];[$keys.$A$2:.$B$106];2;0); &quot;&quot;)">
            <text:p/>
          </table:table-cell>
          <table:table-cell table:style-name="ce6" table:formula="of:=IFERROR(VLOOKUP([.$B13];[$names.$A$2:.$B$106];2;0); &quot;&quot;)" office:value-type="string" office:string-value="Fragment identifier slug for footnote referrers:" calcext:value-type="string">
            <text:p>Fragment identifier slug for footnote referrers:</text:p>
          </table:table-cell>
          <table:table-cell table:style-name="ce6" table:formula="of:=IFERROR(VLOOKUP([.$B13];[$descriptions.$A$2:.$B$106];2;0); &quot;&quot;)">
            <text:p/>
          </table:table-cell>
          <table:table-cell table:style-name="ce6" table:formula="of:=IFERROR(VLOOKUP([.$B13];[$'settings groups'.$A$2:.$B$106];2;0); &quot;&quot;)" office:value-type="string" office:string-value="hard_links" calcext:value-type="string">
            <text:p>hard_links</text:p>
          </table:table-cell>
          <table:table-cell table:style-name="ce6" table:formula="of:=IFERROR(VLOOKUP([.$B13];[$'default values'.$A$2:.$B$106];2;0); &quot;&quot;)" office:value-type="string" office:string-value="r" calcext:value-type="string">
            <text:p>r</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HYPERLINK_ARROW</text:p>
          </table:table-cell>
          <table:table-cell table:style-name="ce6" table:formula="of:=IFERROR(VLOOKUP([.$B14];[$keys.$A$2:.$B$106];2;0); &quot;&quot;)" office:value-type="string" office:string-value="footnote_inputfield_custom_hyperlink_symbol" calcext:value-type="string">
            <text:p>footnote_inputfield_custom_hyperlink_symbol</text:p>
          </table:table-cell>
          <table:table-cell table:style-name="ce6" table:formula="of:=IFERROR(VLOOKUP([.$B14];[$names.$A$2:.$B$106];2;0); &quot;&quot;)" office:value-type="string" office:string-value="Select or input the backlink symbol:" calcext:value-type="string">
            <text:p>Select or input the backlink symbol:</text:p>
          </table:table-cell>
          <table:table-cell table:style-name="ce6" table:formula="of:=IFERROR(VLOOKUP([.$B14];[$descriptions.$A$2:.$B$106];2;0); &quot;&quot;)" office:value-type="string" office:string-value="This symbol is used in the reference container. But this setting pre-existed under this tab and cannot be moved to another one." calcext:value-type="string">
            <text:p>This symbol is used in the reference container. But this setting pre-existed under this tab and cannot be moved to another one.</text:p>
          </table:table-cell>
          <table:table-cell table:style-name="ce6" table:formula="of:=IFERROR(VLOOKUP([.$B14];[$'settings groups'.$A$2:.$B$106];2;0); &quot;&quot;)" office:value-type="string" office:string-value="hyperlink_arrow" calcext:value-type="string">
            <text:p>hyperlink_arrow</text:p>
          </table:table-cell>
          <table:table-cell table:style-name="ce6" table:formula="of:=IFERROR(VLOOKUP([.$B14];[$'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HYPERLINK_ARROW_USER_DEFINED</text:p>
          </table:table-cell>
          <table:table-cell table:style-name="ce6" table:formula="of:=IFERROR(VLOOKUP([.$B15];[$keys.$A$2:.$B$106];2;0); &quot;&quot;)" office:value-type="string" office:string-value="footnote_inputfield_custom_hyperlink_symbol_user" calcext:value-type="string">
            <text:p>footnote_inputfield_custom_hyperlink_symbol_user</text:p>
          </table:table-cell>
          <table:table-cell table:style-name="ce6" table:formula="of:=IFERROR(VLOOKUP([.$B15];[$names.$A$2:.$B$106];2;0); &quot;&quot;)">
            <text:p/>
          </table:table-cell>
          <table:table-cell table:style-name="ce6" table:formula="of:=IFERROR(VLOOKUP([.$B15];[$descriptions.$A$2:.$B$106];2;0); &quot;&quot;)">
            <text:p/>
          </table:table-cell>
          <table:table-cell table:style-name="ce6" table:formula="of:=IFERROR(VLOOKUP([.$B15];[$'settings groups'.$A$2:.$B$106];2;0); &quot;&quot;)" office:value-type="string" office:string-value="hyperlink_arrow" calcext:value-type="string">
            <text:p>hyperlink_arrow</text:p>
          </table:table-cell>
          <table:table-cell table:style-name="ce6" table:formula="of:=IFERROR(VLOOKUP([.$B15];[$'default values'.$A$2:.$B$106];2;0); &quot;&quot;)" office:value-type="float" office:value="0" calcext:value-type="float">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LABEL_ISSUE_SOLUTION</text:p>
          </table:table-cell>
          <table:table-cell table:style-name="ce6" table:formula="of:=IFERROR(VLOOKUP([.$B16];[$keys.$A$2:.$B$106];2;0); &quot;&quot;)" office:value-type="string" office:string-value="footnotes_inputfield_label_issue_solution" calcext:value-type="string">
            <text:p>footnotes_inputfield_label_issue_solution</text:p>
          </table:table-cell>
          <table:table-cell table:style-name="ce6" table:formula="of:=IFERROR(VLOOKUP([.$B16];[$names.$A$2:.$B$106];2;0); &quot;&quot;)" office:value-type="string" office:string-value="Solve input label issue:" calcext:value-type="string">
            <text:p>Solve input label issue:</text:p>
          </table:table-cell>
          <table:table-cell table:style-name="ce6" table:formula="of:=IFERROR(VLOOKUP([.$B16];[$descriptions.$A$2:.$B$106];2;0); &quot;&quot;)" office:value-type="string" office:string-value="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cell table:style-name="ce6" table:formula="of:=IFERROR(VLOOKUP([.$B16];[$'settings groups'.$A$2:.$B$106];2;0); &quot;&quot;)" office:value-type="string" office:string-value="label_solution" calcext:value-type="string">
            <text:p>label_solution</text:p>
          </table:table-cell>
          <table:table-cell table:style-name="ce6" table:formula="of:=IFERROR(VLOOKUP([.$B16];[$'default values'.$A$2:.$B$106];2;0); &quot;&quot;)" office:value-type="string" office:string-value="none" calcext:value-type="string">
            <text:p>none</text:p>
          </table:table-cell>
          <table:table-cell table:number-columns-repeated="1017"/>
        </table:table-row>
        <table:table-row table:style-name="ro1">
          <table:table-cell table:style-name="ce2"/>
          <table:table-cell table:style-name="ce6" office:value-type="string" calcext:value-type="string">
            <text:p>EXPERT_LOOKUP_THE_CONTENT</text:p>
          </table:table-cell>
          <table:table-cell table:style-name="ce6" table:formula="of:=IFERROR(VLOOKUP([.$B17];[$keys.$A$2:.$B$106];2;0); &quot;&quot;)" office:value-type="string" office:string-value="footnote_inputfield_expert_lookup_the_content" calcext:value-type="string">
            <text:p>footnote_inputfield_expert_lookup_the_content</text:p>
          </table:table-cell>
          <table:table-cell table:style-name="ce6" table:formula="of:=IFERROR(VLOOKUP([.$B17];[$names.$A$2:.$B$106];2;0); &quot;&quot;)">
            <text:p/>
          </table:table-cell>
          <table:table-cell table:style-name="ce6" table:formula="of:=IFERROR(VLOOKUP([.$B17];[$descriptions.$A$2:.$B$106];2;0); &quot;&quot;)">
            <text:p/>
          </table:table-cell>
          <table:table-cell table:style-name="ce6" table:formula="of:=IFERROR(VLOOKUP([.$B17];[$'settings groups'.$A$2:.$B$106];2;0); &quot;&quot;)" office:value-type="string" office:string-value="lookup_hooks" calcext:value-type="string">
            <text:p>lookup_hooks</text:p>
          </table:table-cell>
          <table:table-cell table:style-name="ce6" table:formula="of:=IFERROR(VLOOKUP([.$B17];[$'default values'.$A$2:.$B$106];2;0); &quot;&quot;)" office:value-type="string" office:string-value="checked" calcext:value-type="string">
            <text:p>checked</text:p>
          </table:table-cell>
          <table:table-cell table:number-columns-repeated="1017"/>
        </table:table-row>
        <table:table-row table:style-name="ro1">
          <table:table-cell table:style-name="ce2"/>
          <table:table-cell table:style-name="ce6" office:value-type="string" calcext:value-type="string">
            <text:p>EXPERT_LOOKUP_THE_CONTENT_PRIORITY_LEVEL</text:p>
          </table:table-cell>
          <table:table-cell table:style-name="ce6" table:formula="of:=IFERROR(VLOOKUP([.$B18];[$keys.$A$2:.$B$106];2;0); &quot;&quot;)" office:value-type="string" office:string-value="footnote_inputfield_expert_lookup_the_content_priority_level" calcext:value-type="string">
            <text:p>footnote_inputfield_expert_lookup_the_content_priority_level</text:p>
          </table:table-cell>
          <table:table-cell table:style-name="ce6" table:formula="of:=IFERROR(VLOOKUP([.$B18];[$names.$A$2:.$B$106];2;0); &quot;&quot;)">
            <text:p/>
          </table:table-cell>
          <table:table-cell table:style-name="ce6" table:formula="of:=IFERROR(VLOOKUP([.$B18];[$descriptions.$A$2:.$B$106];2;0); &quot;&quot;)">
            <text:p/>
          </table:table-cell>
          <table:table-cell table:style-name="ce6" table:formula="of:=IFERROR(VLOOKUP([.$B18];[$'settings groups'.$A$2:.$B$106];2;0); &quot;&quot;)" office:value-type="string" office:string-value="lookup_hooks" calcext:value-type="string">
            <text:p>lookup_hooks</text:p>
          </table:table-cell>
          <table:table-cell table:style-name="ce6" table:formula="of:=IFERROR(VLOOKUP([.$B18];[$'default values'.$A$2:.$B$106];2;0); &quot;&quot;)" office:value-type="float" office:value="98" calcext:value-type="float">
            <text:p>98</text:p>
          </table:table-cell>
          <table:table-cell table:number-columns-repeated="1017"/>
        </table:table-row>
        <table:table-row table:style-name="ro1">
          <table:table-cell table:style-name="ce2"/>
          <table:table-cell table:style-name="ce6" office:value-type="string" calcext:value-type="string">
            <text:p>EXPERT_LOOKUP_THE_EXCERPT</text:p>
          </table:table-cell>
          <table:table-cell table:style-name="ce6" table:formula="of:=IFERROR(VLOOKUP([.$B19];[$keys.$A$2:.$B$106];2;0); &quot;&quot;)" office:value-type="string" office:string-value="footnote_inputfield_expert_lookup_the_excerpt" calcext:value-type="string">
            <text:p>footnote_inputfield_expert_lookup_the_excerpt</text:p>
          </table:table-cell>
          <table:table-cell table:style-name="ce6" table:formula="of:=IFERROR(VLOOKUP([.$B19];[$names.$A$2:.$B$106];2;0); &quot;&quot;)">
            <text:p/>
          </table:table-cell>
          <table:table-cell table:style-name="ce6" table:formula="of:=IFERROR(VLOOKUP([.$B19];[$descriptions.$A$2:.$B$106];2;0); &quot;&quot;)">
            <text:p/>
          </table:table-cell>
          <table:table-cell table:style-name="ce6" table:formula="of:=IFERROR(VLOOKUP([.$B19];[$'settings groups'.$A$2:.$B$106];2;0); &quot;&quot;)" office:value-type="string" office:string-value="lookup_hooks" calcext:value-type="string">
            <text:p>lookup_hooks</text:p>
          </table:table-cell>
          <table:table-cell table:style-name="ce6" table:formula="of:=IFERROR(VLOOKUP([.$B19];[$'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EXCERPT_PRIORITY_LEVEL</text:p>
          </table:table-cell>
          <table:table-cell table:style-name="ce6" table:formula="of:=IFERROR(VLOOKUP([.$B20];[$keys.$A$2:.$B$106];2;0); &quot;&quot;)" office:value-type="string" office:string-value="footnote_inputfield_expert_lookup_the_excerpt_priority_level" calcext:value-type="string">
            <text:p>footnote_inputfield_expert_lookup_the_excerpt_priority_level</text:p>
          </table:table-cell>
          <table:table-cell table:style-name="ce6" table:formula="of:=IFERROR(VLOOKUP([.$B20];[$names.$A$2:.$B$106];2;0); &quot;&quot;)">
            <text:p/>
          </table:table-cell>
          <table:table-cell table:style-name="ce6" table:formula="of:=IFERROR(VLOOKUP([.$B20];[$descriptions.$A$2:.$B$106];2;0); &quot;&quot;)">
            <text:p/>
          </table:table-cell>
          <table:table-cell table:style-name="ce6" table:formula="of:=IFERROR(VLOOKUP([.$B20];[$'settings groups'.$A$2:.$B$106];2;0); &quot;&quot;)" office:value-type="string" office:string-value="lookup_hooks" calcext:value-type="string">
            <text:p>lookup_hooks</text:p>
          </table:table-cell>
          <table:table-cell table:style-name="ce6" table:formula="of:=IFERROR(VLOOKUP([.$B20];[$'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EXPERT_LOOKUP_THE_TITLE</text:p>
          </table:table-cell>
          <table:table-cell table:style-name="ce6" table:formula="of:=IFERROR(VLOOKUP([.$B21];[$keys.$A$2:.$B$106];2;0); &quot;&quot;)" office:value-type="string" office:string-value="footnote_inputfield_expert_lookup_the_title" calcext:value-type="string">
            <text:p>footnote_inputfield_expert_lookup_the_title</text:p>
          </table:table-cell>
          <table:table-cell table:style-name="ce6" table:formula="of:=IFERROR(VLOOKUP([.$B21];[$names.$A$2:.$B$106];2;0); &quot;&quot;)">
            <text:p/>
          </table:table-cell>
          <table:table-cell table:style-name="ce6" table:formula="of:=IFERROR(VLOOKUP([.$B21];[$descriptions.$A$2:.$B$106];2;0); &quot;&quot;)">
            <text:p/>
          </table:table-cell>
          <table:table-cell table:style-name="ce6" table:formula="of:=IFERROR(VLOOKUP([.$B21];[$'settings groups'.$A$2:.$B$106];2;0); &quot;&quot;)" office:value-type="string" office:string-value="lookup_hooks" calcext:value-type="string">
            <text:p>lookup_hooks</text:p>
          </table:table-cell>
          <table:table-cell table:style-name="ce6" table:formula="of:=IFERROR(VLOOKUP([.$B21];[$'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TITLE_PRIORITY_LEVEL</text:p>
          </table:table-cell>
          <table:table-cell table:style-name="ce6" table:formula="of:=IFERROR(VLOOKUP([.$B22];[$keys.$A$2:.$B$106];2;0); &quot;&quot;)" office:value-type="string" office:string-value="footnote_inputfield_expert_lookup_the_title_priority_level" calcext:value-type="string">
            <text:p>footnote_inputfield_expert_lookup_the_title_priority_level</text:p>
          </table:table-cell>
          <table:table-cell table:style-name="ce6" table:formula="of:=IFERROR(VLOOKUP([.$B22];[$names.$A$2:.$B$106];2;0); &quot;&quot;)">
            <text:p/>
          </table:table-cell>
          <table:table-cell table:style-name="ce6" table:formula="of:=IFERROR(VLOOKUP([.$B22];[$descriptions.$A$2:.$B$106];2;0); &quot;&quot;)" office:value-type="string" office:string-value="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cell table:style-name="ce6" table:formula="of:=IFERROR(VLOOKUP([.$B22];[$'settings groups'.$A$2:.$B$106];2;0); &quot;&quot;)" office:value-type="string" office:string-value="lookup_hooks" calcext:value-type="string">
            <text:p>lookup_hooks</text:p>
          </table:table-cell>
          <table:table-cell table:style-name="ce6" table:formula="of:=IFERROR(VLOOKUP([.$B22];[$'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EXPERT_LOOKUP_WIDGET_TEXT</text:p>
          </table:table-cell>
          <table:table-cell table:style-name="ce6" table:formula="of:=IFERROR(VLOOKUP([.$B23];[$keys.$A$2:.$B$106];2;0); &quot;&quot;)" office:value-type="string" office:string-value="footnote_inputfield_expert_lookup_widget_text" calcext:value-type="string">
            <text:p>footnote_inputfield_expert_lookup_widget_text</text:p>
          </table:table-cell>
          <table:table-cell table:style-name="ce6" table:formula="of:=IFERROR(VLOOKUP([.$B23];[$names.$A$2:.$B$106];2;0); &quot;&quot;)">
            <text:p/>
          </table:table-cell>
          <table:table-cell table:style-name="ce6" table:formula="of:=IFERROR(VLOOKUP([.$B23];[$descriptions.$A$2:.$B$106];2;0); &quot;&quot;)">
            <text:p/>
          </table:table-cell>
          <table:table-cell table:style-name="ce6" table:formula="of:=IFERROR(VLOOKUP([.$B23];[$'settings groups'.$A$2:.$B$106];2;0); &quot;&quot;)" office:value-type="string" office:string-value="lookup_hooks" calcext:value-type="string">
            <text:p>lookup_hooks</text:p>
          </table:table-cell>
          <table:table-cell table:style-name="ce6" table:formula="of:=IFERROR(VLOOKUP([.$B23];[$'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WIDGET_TEXT_PRIORITY_LEVEL</text:p>
          </table:table-cell>
          <table:table-cell table:style-name="ce6" table:formula="of:=IFERROR(VLOOKUP([.$B24];[$keys.$A$2:.$B$106];2;0); &quot;&quot;)" office:value-type="string" office:string-value="footnote_inputfield_expert_lookup_widget_text_priority_level" calcext:value-type="string">
            <text:p>footnote_inputfield_expert_lookup_widget_text_priority_level</text:p>
          </table:table-cell>
          <table:table-cell table:style-name="ce6" table:formula="of:=IFERROR(VLOOKUP([.$B24];[$names.$A$2:.$B$106];2;0); &quot;&quot;)">
            <text:p/>
          </table:table-cell>
          <table:table-cell table:style-name="ce6" table:formula="of:=IFERROR(VLOOKUP([.$B24];[$descriptions.$A$2:.$B$106];2;0); &quot;&quot;)">
            <text:p/>
          </table:table-cell>
          <table:table-cell table:style-name="ce6" table:formula="of:=IFERROR(VLOOKUP([.$B24];[$'settings groups'.$A$2:.$B$106];2;0); &quot;&quot;)" office:value-type="string" office:string-value="lookup_hooks" calcext:value-type="string">
            <text:p>lookup_hooks</text:p>
          </table:table-cell>
          <table:table-cell table:style-name="ce6" table:formula="of:=IFERROR(VLOOKUP([.$B24];[$'default values'.$A$2:.$B$106];2;0); &quot;&quot;)" office:value-type="float" office:value="98" calcext:value-type="float">
            <text:p>98</text:p>
          </table:table-cell>
          <table:table-cell table:number-columns-repeated="1017"/>
        </table:table-row>
        <table:table-row table:style-name="ro1">
          <table:table-cell table:style-name="ce2"/>
          <table:table-cell table:style-name="ce6" office:value-type="string" calcext:value-type="string">
            <text:p>EXPERT_LOOKUP_WIDGET_TITLE</text:p>
          </table:table-cell>
          <table:table-cell table:style-name="ce6" table:formula="of:=IFERROR(VLOOKUP([.$B25];[$keys.$A$2:.$B$106];2;0); &quot;&quot;)" office:value-type="string" office:string-value="footnote_inputfield_expert_lookup_widget_title" calcext:value-type="string">
            <text:p>footnote_inputfield_expert_lookup_widget_title</text:p>
          </table:table-cell>
          <table:table-cell table:style-name="ce6" table:formula="of:=IFERROR(VLOOKUP([.$B25];[$names.$A$2:.$B$106];2;0); &quot;&quot;)">
            <text:p/>
          </table:table-cell>
          <table:table-cell table:style-name="ce6" table:formula="of:=IFERROR(VLOOKUP([.$B25];[$descriptions.$A$2:.$B$106];2;0); &quot;&quot;)">
            <text:p/>
          </table:table-cell>
          <table:table-cell table:style-name="ce6" table:formula="of:=IFERROR(VLOOKUP([.$B25];[$'settings groups'.$A$2:.$B$106];2;0); &quot;&quot;)" office:value-type="string" office:string-value="lookup_hooks" calcext:value-type="string">
            <text:p>lookup_hooks</text:p>
          </table:table-cell>
          <table:table-cell table:style-name="ce6" table:formula="of:=IFERROR(VLOOKUP([.$B25];[$'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WIDGET_TITLE_PRIORITY_LEVEL</text:p>
          </table:table-cell>
          <table:table-cell table:style-name="ce6" table:formula="of:=IFERROR(VLOOKUP([.$B26];[$keys.$A$2:.$B$106];2;0); &quot;&quot;)" office:value-type="string" office:string-value="footnote_inputfield_expert_lookup_widget_title_priority_level" calcext:value-type="string">
            <text:p>footnote_inputfield_expert_lookup_widget_title_priority_level</text:p>
          </table:table-cell>
          <table:table-cell table:style-name="ce6" table:formula="of:=IFERROR(VLOOKUP([.$B26];[$names.$A$2:.$B$106];2;0); &quot;&quot;)">
            <text:p/>
          </table:table-cell>
          <table:table-cell table:style-name="ce6" table:formula="of:=IFERROR(VLOOKUP([.$B26];[$descriptions.$A$2:.$B$106];2;0); &quot;&quot;)">
            <text:p/>
          </table:table-cell>
          <table:table-cell table:style-name="ce6" table:formula="of:=IFERROR(VLOOKUP([.$B26];[$'settings groups'.$A$2:.$B$106];2;0); &quot;&quot;)" office:value-type="string" office:string-value="lookup_hooks" calcext:value-type="string">
            <text:p>lookup_hooks</text:p>
          </table:table-cell>
          <table:table-cell table:style-name="ce6" table:formula="of:=IFERROR(VLOOKUP([.$B26];[$'default values'.$A$2:.$B$106];2;0); &quot;&quot;)" office:value-type="string" office:string-value="PHP_INT_MAX" calcext:value-type="string">
            <text:p>PHP_INT_MA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LOVE</text:p>
          </table:table-cell>
          <table:table-cell table:style-name="ce6" table:formula="of:=IFERROR(VLOOKUP([.$B27];[$keys.$A$2:.$B$106];2;0); &quot;&quot;)" office:value-type="string" office:string-value="footnote_inputfield_love" calcext:value-type="string">
            <text:p>footnote_inputfield_love</text:p>
          </table:table-cell>
          <table:table-cell table:style-name="ce6" table:formula="of:=IFERROR(VLOOKUP([.$B27];[$names.$A$2:.$B$106];2;0); &quot;&quot;)">
            <text:p/>
          </table:table-cell>
          <table:table-cell table:style-name="ce6" table:formula="of:=IFERROR(VLOOKUP([.$B27];[$descriptions.$A$2:.$B$106];2;0); &quot;&quot;)">
            <text:p/>
          </table:table-cell>
          <table:table-cell table:style-name="ce6" table:formula="of:=IFERROR(VLOOKUP([.$B27];[$'settings groups'.$A$2:.$B$106];2;0); &quot;&quot;)" office:value-type="string" office:string-value="love" calcext:value-type="string">
            <text:p>love</text:p>
          </table:table-cell>
          <table:table-cell table:style-name="ce6" table:formula="of:=IFERROR(VLOOKUP([.$B27];[$'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ALTERNATIVE</text:p>
          </table:table-cell>
          <table:table-cell table:style-name="ce6" table:formula="of:=IFERROR(VLOOKUP([.$B28];[$keys.$A$2:.$B$106];2;0); &quot;&quot;)" office:value-type="string" office:string-value="footnote_inputfield_custom_mouse_over_box_alternative" calcext:value-type="string">
            <text:p>footnote_inputfield_custom_mouse_over_box_alternative</text:p>
          </table:table-cell>
          <table:table-cell table:style-name="ce6" table:formula="of:=IFERROR(VLOOKUP([.$B28];[$names.$A$2:.$B$106];2;0); &quot;&quot;)" office:value-type="string" office:string-value="Display alternative tooltips:" calcext:value-type="string">
            <text:p>Display alternative tooltips:</text:p>
          </table:table-cell>
          <table:table-cell table:style-name="ce6" table:formula="of:=IFERROR(VLOOKUP([.$B28];[$descriptions.$A$2:.$B$106];2;0); &quot;&quot;)" office:value-type="string" office:string-value="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cell table:style-name="ce6" table:formula="of:=IFERROR(VLOOKUP([.$B28];[$'settings groups'.$A$2:.$B$106];2;0); &quot;&quot;)" office:value-type="string" office:string-value="mouseover_box" calcext:value-type="string">
            <text:p>mouseover_box</text:p>
          </table:table-cell>
          <table:table-cell table:style-name="ce6" table:formula="of:=IFERROR(VLOOKUP([.$B28];[$'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ENABLED</text:p>
          </table:table-cell>
          <table:table-cell table:style-name="ce6" table:formula="of:=IFERROR(VLOOKUP([.$B29];[$keys.$A$2:.$B$106];2;0); &quot;&quot;)" office:value-type="string" office:string-value="footnote_inputfield_custom_mouse_over_box_enabled" calcext:value-type="string">
            <text:p>footnote_inputfield_custom_mouse_over_box_enabled</text:p>
          </table:table-cell>
          <table:table-cell table:style-name="ce6" table:formula="of:=IFERROR(VLOOKUP([.$B29];[$names.$A$2:.$B$106];2;0); &quot;&quot;)" office:value-type="string" office:string-value="Display tooltips:" calcext:value-type="string">
            <text:p>Display tooltips:</text:p>
          </table:table-cell>
          <table:table-cell table:style-name="ce6" table:formula="of:=IFERROR(VLOOKUP([.$B29];[$descriptions.$A$2:.$B$106];2;0); &quot;&quot;)">
            <text:p/>
          </table:table-cell>
          <table:table-cell table:style-name="ce6" table:formula="of:=IFERROR(VLOOKUP([.$B29];[$'settings groups'.$A$2:.$B$106];2;0); &quot;&quot;)" office:value-type="string" office:string-value="mouseover_box" calcext:value-type="string">
            <text:p>mouseover_box</text:p>
          </table:table-cell>
          <table:table-cell table:style-name="ce6" table:formula="of:=IFERROR(VLOOKUP([.$B29];[$'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BACKGROUND</text:p>
          </table:table-cell>
          <table:table-cell table:style-name="ce6" table:formula="of:=IFERROR(VLOOKUP([.$B30];[$keys.$A$2:.$B$106];2;0); &quot;&quot;)" office:value-type="string" office:string-value="footnote_inputfield_custom_mouse_over_box_background" calcext:value-type="string">
            <text:p>footnote_inputfield_custom_mouse_over_box_background</text:p>
          </table:table-cell>
          <table:table-cell table:style-name="ce6" table:formula="of:=IFERROR(VLOOKUP([.$B30];[$names.$A$2:.$B$106];2;0); &quot;&quot;)" office:value-type="string" office:string-value="Background color:" calcext:value-type="string">
            <text:p>Background color:</text:p>
          </table:table-cell>
          <table:table-cell table:style-name="ce6" table:formula="of:=IFERROR(VLOOKUP([.$B30];[$descriptions.$A$2:.$B$106];2;0); &quot;&quot;)">
            <text:p/>
          </table:table-cell>
          <table:table-cell table:style-name="ce6" table:formula="of:=IFERROR(VLOOKUP([.$B30];[$'settings groups'.$A$2:.$B$106];2;0); &quot;&quot;)" office:value-type="string" office:string-value="mouseover_box_appearance" calcext:value-type="string">
            <text:p>mouseover_box_appearance</text:p>
          </table:table-cell>
          <table:table-cell table:style-name="ce6" table:formula="of:=IFERROR(VLOOKUP([.$B30];[$'default values'.$A$2:.$B$106];2;0); &quot;&quot;)" office:value-type="string" office:string-value="#ffffff" calcext:value-type="string">
            <text:p>#ffffff</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BORDER_COLOR</text:p>
          </table:table-cell>
          <table:table-cell table:style-name="ce6" table:formula="of:=IFERROR(VLOOKUP([.$B31];[$keys.$A$2:.$B$106];2;0); &quot;&quot;)" office:value-type="string" office:string-value="footnote_inputfield_custom_mouse_over_box_border_color" calcext:value-type="string">
            <text:p>footnote_inputfield_custom_mouse_over_box_border_color</text:p>
          </table:table-cell>
          <table:table-cell table:style-name="ce6" table:formula="of:=IFERROR(VLOOKUP([.$B31];[$names.$A$2:.$B$106];2;0); &quot;&quot;)" office:value-type="string" office:string-value="Border color:" calcext:value-type="string">
            <text:p>Border color:</text:p>
          </table:table-cell>
          <table:table-cell table:style-name="ce6" table:formula="of:=IFERROR(VLOOKUP([.$B31];[$descriptions.$A$2:.$B$106];2;0); &quot;&quot;)">
            <text:p/>
          </table:table-cell>
          <table:table-cell table:style-name="ce6" table:formula="of:=IFERROR(VLOOKUP([.$B31];[$'settings groups'.$A$2:.$B$106];2;0); &quot;&quot;)" office:value-type="string" office:string-value="mouseover_box_appearance" calcext:value-type="string">
            <text:p>mouseover_box_appearance</text:p>
          </table:table-cell>
          <table:table-cell table:style-name="ce6" table:formula="of:=IFERROR(VLOOKUP([.$B31];[$'default values'.$A$2:.$B$106];2;0); &quot;&quot;)" office:value-type="string" office:string-value="#cccc99" calcext:value-type="string">
            <text:p>#cccc99</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BORDER_RADIUS</text:p>
          </table:table-cell>
          <table:table-cell table:style-name="ce6" table:formula="of:=IFERROR(VLOOKUP([.$B32];[$keys.$A$2:.$B$106];2;0); &quot;&quot;)" office:value-type="string" office:string-value="footnote_inputfield_custom_mouse_over_box_border_radius" calcext:value-type="string">
            <text:p>footnote_inputfield_custom_mouse_over_box_border_radius</text:p>
          </table:table-cell>
          <table:table-cell table:style-name="ce6" table:formula="of:=IFERROR(VLOOKUP([.$B32];[$names.$A$2:.$B$106];2;0); &quot;&quot;)" office:value-type="string" office:string-value="Rounded corner radius:" calcext:value-type="string">
            <text:p>Rounded corner radius:</text:p>
          </table:table-cell>
          <table:table-cell table:style-name="ce6" table:formula="of:=IFERROR(VLOOKUP([.$B32];[$descriptions.$A$2:.$B$106];2;0); &quot;&quot;)">
            <text:p/>
          </table:table-cell>
          <table:table-cell table:style-name="ce6" table:formula="of:=IFERROR(VLOOKUP([.$B32];[$'settings groups'.$A$2:.$B$106];2;0); &quot;&quot;)" office:value-type="string" office:string-value="mouseover_box_appearance" calcext:value-type="string">
            <text:p>mouseover_box_appearance</text:p>
          </table:table-cell>
          <table:table-cell table:style-name="ce6" table:formula="of:=IFERROR(VLOOKUP([.$B3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BORDER_WIDTH</text:p>
          </table:table-cell>
          <table:table-cell table:style-name="ce6" table:formula="of:=IFERROR(VLOOKUP([.$B33];[$keys.$A$2:.$B$106];2;0); &quot;&quot;)" office:value-type="string" office:string-value="footnote_inputfield_custom_mouse_over_box_border_width" calcext:value-type="string">
            <text:p>footnote_inputfield_custom_mouse_over_box_border_width</text:p>
          </table:table-cell>
          <table:table-cell table:style-name="ce6" table:formula="of:=IFERROR(VLOOKUP([.$B33];[$names.$A$2:.$B$106];2;0); &quot;&quot;)" office:value-type="string" office:string-value="Border width:" calcext:value-type="string">
            <text:p>Border width:</text:p>
          </table:table-cell>
          <table:table-cell table:style-name="ce6" table:formula="of:=IFERROR(VLOOKUP([.$B33];[$descriptions.$A$2:.$B$106];2;0); &quot;&quot;)">
            <text:p/>
          </table:table-cell>
          <table:table-cell table:style-name="ce6" table:formula="of:=IFERROR(VLOOKUP([.$B33];[$'settings groups'.$A$2:.$B$106];2;0); &quot;&quot;)" office:value-type="string" office:string-value="mouseover_box_appearance" calcext:value-type="string">
            <text:p>mouseover_box_appearance</text:p>
          </table:table-cell>
          <table:table-cell table:style-name="ce6" table:formula="of:=IFERROR(VLOOKUP([.$B33];[$'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COLOR</text:p>
          </table:table-cell>
          <table:table-cell table:style-name="ce6" table:formula="of:=IFERROR(VLOOKUP([.$B34];[$keys.$A$2:.$B$106];2;0); &quot;&quot;)" office:value-type="string" office:string-value="footnote_inputfield_custom_mouse_over_box_color" calcext:value-type="string">
            <text:p>footnote_inputfield_custom_mouse_over_box_color</text:p>
          </table:table-cell>
          <table:table-cell table:style-name="ce6" table:formula="of:=IFERROR(VLOOKUP([.$B34];[$names.$A$2:.$B$106];2;0); &quot;&quot;)" office:value-type="string" office:string-value="Text color:" calcext:value-type="string">
            <text:p>Text color:</text:p>
          </table:table-cell>
          <table:table-cell table:style-name="ce6" table:formula="of:=IFERROR(VLOOKUP([.$B34];[$descriptions.$A$2:.$B$106];2;0); &quot;&quot;)">
            <text:p/>
          </table:table-cell>
          <table:table-cell table:style-name="ce6" table:formula="of:=IFERROR(VLOOKUP([.$B34];[$'settings groups'.$A$2:.$B$106];2;0); &quot;&quot;)" office:value-type="string" office:string-value="mouseover_box_appearance" calcext:value-type="string">
            <text:p>mouseover_box_appearance</text:p>
          </table:table-cell>
          <table:table-cell table:style-name="ce6" table:formula="of:=IFERROR(VLOOKUP([.$B34];[$'default values'.$A$2:.$B$106];2;0); &quot;&quot;)" office:value-type="string" office:string-value="#000000" calcext:value-type="string">
            <text:p>#00000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SHADOW_COLOR</text:p>
          </table:table-cell>
          <table:table-cell table:style-name="ce6" table:formula="of:=IFERROR(VLOOKUP([.$B35];[$keys.$A$2:.$B$106];2;0); &quot;&quot;)" office:value-type="string" office:string-value="footnote_inputfield_custom_mouse_over_box_shadow_color" calcext:value-type="string">
            <text:p>footnote_inputfield_custom_mouse_over_box_shadow_color</text:p>
          </table:table-cell>
          <table:table-cell table:style-name="ce6" table:formula="of:=IFERROR(VLOOKUP([.$B35];[$names.$A$2:.$B$106];2;0); &quot;&quot;)" office:value-type="string" office:string-value="Box shadow color:" calcext:value-type="string">
            <text:p>Box shadow color:</text:p>
          </table:table-cell>
          <table:table-cell table:style-name="ce6" table:formula="of:=IFERROR(VLOOKUP([.$B35];[$descriptions.$A$2:.$B$106];2;0); &quot;&quot;)">
            <text:p/>
          </table:table-cell>
          <table:table-cell table:style-name="ce6" table:formula="of:=IFERROR(VLOOKUP([.$B35];[$'settings groups'.$A$2:.$B$106];2;0); &quot;&quot;)" office:value-type="string" office:string-value="mouseover_box_appearance" calcext:value-type="string">
            <text:p>mouseover_box_appearance</text:p>
          </table:table-cell>
          <table:table-cell table:style-name="ce6" table:formula="of:=IFERROR(VLOOKUP([.$B35];[$'default values'.$A$2:.$B$106];2;0); &quot;&quot;)" office:value-type="string" office:string-value="#666666" calcext:value-type="string">
            <text:p>#666666</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ONT_SIZE_ENABLED</text:p>
          </table:table-cell>
          <table:table-cell table:style-name="ce6" table:formula="of:=IFERROR(VLOOKUP([.$B36];[$keys.$A$2:.$B$106];2;0); &quot;&quot;)" office:value-type="string" office:string-value="footnotes_inputfield_mouse_over_box_font_size_enabled" calcext:value-type="string">
            <text:p>footnotes_inputfield_mouse_over_box_font_size_enabled</text:p>
          </table:table-cell>
          <table:table-cell table:style-name="ce6" table:formula="of:=IFERROR(VLOOKUP([.$B36];[$names.$A$2:.$B$106];2;0); &quot;&quot;)" office:value-type="string" office:string-value="Set font size:" calcext:value-type="string">
            <text:p>Set font size:</text:p>
          </table:table-cell>
          <table:table-cell table:style-name="ce6" table:formula="of:=IFERROR(VLOOKUP([.$B36];[$descriptions.$A$2:.$B$106];2;0); &quot;&quot;)">
            <text:p/>
          </table:table-cell>
          <table:table-cell table:style-name="ce6" table:formula="of:=IFERROR(VLOOKUP([.$B36];[$'settings groups'.$A$2:.$B$106];2;0); &quot;&quot;)" office:value-type="string" office:string-value="mouseover_box_appearance" calcext:value-type="string">
            <text:p>mouseover_box_appearance</text:p>
          </table:table-cell>
          <table:table-cell table:style-name="ce6" table:formula="of:=IFERROR(VLOOKUP([.$B36];[$'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ONT_SIZE_SCALAR</text:p>
          </table:table-cell>
          <table:table-cell table:style-name="ce6" table:formula="of:=IFERROR(VLOOKUP([.$B37];[$keys.$A$2:.$B$106];2;0); &quot;&quot;)" office:value-type="string" office:string-value="footnotes_inputfield_mouse_over_box_font_size_scalar" calcext:value-type="string">
            <text:p>footnotes_inputfield_mouse_over_box_font_size_scalar</text:p>
          </table:table-cell>
          <table:table-cell table:style-name="ce6" table:formula="of:=IFERROR(VLOOKUP([.$B37];[$names.$A$2:.$B$106];2;0); &quot;&quot;)">
            <text:p/>
          </table:table-cell>
          <table:table-cell table:style-name="ce6" table:formula="of:=IFERROR(VLOOKUP([.$B37];[$descriptions.$A$2:.$B$106];2;0); &quot;&quot;)">
            <text:p/>
          </table:table-cell>
          <table:table-cell table:style-name="ce6" table:formula="of:=IFERROR(VLOOKUP([.$B37];[$'settings groups'.$A$2:.$B$106];2;0); &quot;&quot;)" office:value-type="string" office:string-value="mouseover_box_appearance" calcext:value-type="string">
            <text:p>mouseover_box_appearance</text:p>
          </table:table-cell>
          <table:table-cell table:style-name="ce6" table:formula="of:=IFERROR(VLOOKUP([.$B37];[$'default values'.$A$2:.$B$106];2;0); &quot;&quot;)" office:value-type="float" office:value="13" calcext:value-type="float">
            <text:p>13</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ONT_SIZE_UNIT</text:p>
          </table:table-cell>
          <table:table-cell table:style-name="ce6" table:formula="of:=IFERROR(VLOOKUP([.$B38];[$keys.$A$2:.$B$106];2;0); &quot;&quot;)" office:value-type="string" office:string-value="footnotes_inputfield_mouse_over_box_font_size_unit" calcext:value-type="string">
            <text:p>footnotes_inputfield_mouse_over_box_font_size_unit</text:p>
          </table:table-cell>
          <table:table-cell table:style-name="ce6" table:formula="of:=IFERROR(VLOOKUP([.$B38];[$names.$A$2:.$B$106];2;0); &quot;&quot;)">
            <text:p/>
          </table:table-cell>
          <table:table-cell table:style-name="ce6" table:formula="of:=IFERROR(VLOOKUP([.$B38];[$descriptions.$A$2:.$B$106];2;0); &quot;&quot;)">
            <text:p/>
          </table:table-cell>
          <table:table-cell table:style-name="ce6" table:formula="of:=IFERROR(VLOOKUP([.$B38];[$'settings groups'.$A$2:.$B$106];2;0); &quot;&quot;)" office:value-type="string" office:string-value="mouseover_box_appearance" calcext:value-type="string">
            <text:p>mouseover_box_appearance</text:p>
          </table:table-cell>
          <table:table-cell table:style-name="ce6" table:formula="of:=IFERROR(VLOOKUP([.$B38];[$'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ALTERNATIVE_MOUSE_OVER_BOX_WIDTH</text:p>
          </table:table-cell>
          <table:table-cell table:style-name="ce6" table:formula="of:=IFERROR(VLOOKUP([.$B39];[$keys.$A$2:.$B$106];2;0); &quot;&quot;)" office:value-type="string" office:string-value="footnotes_inputfield_alternative_mouse_over_box_width" calcext:value-type="string">
            <text:p>footnotes_inputfield_alternative_mouse_over_box_width</text:p>
          </table:table-cell>
          <table:table-cell table:style-name="ce6" table:formula="of:=IFERROR(VLOOKUP([.$B39];[$names.$A$2:.$B$106];2;0); &quot;&quot;)">
            <text:p/>
          </table:table-cell>
          <table:table-cell table:style-name="ce6" table:formula="of:=IFERROR(VLOOKUP([.$B39];[$descriptions.$A$2:.$B$106];2;0); &quot;&quot;)">
            <text:p/>
          </table:table-cell>
          <table:table-cell table:style-name="ce6" table:formula="of:=IFERROR(VLOOKUP([.$B39];[$'settings groups'.$A$2:.$B$106];2;0); &quot;&quot;)" office:value-type="string" office:string-value="mouseover_box_dimensions" calcext:value-type="string">
            <text:p>mouseover_box_dimensions</text:p>
          </table:table-cell>
          <table:table-cell table:style-name="ce6" table:formula="of:=IFERROR(VLOOKUP([.$B39];[$'default values'.$A$2:.$B$106];2;0); &quot;&quot;)" office:value-type="float" office:value="400" calcext:value-type="float">
            <text:p>40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MAX_WIDTH</text:p>
          </table:table-cell>
          <table:table-cell table:style-name="ce6" table:formula="of:=IFERROR(VLOOKUP([.$B40];[$keys.$A$2:.$B$106];2;0); &quot;&quot;)" office:value-type="string" office:string-value="footnote_inputfield_custom_mouse_over_box_max_width" calcext:value-type="string">
            <text:p>footnote_inputfield_custom_mouse_over_box_max_width</text:p>
          </table:table-cell>
          <table:table-cell table:style-name="ce6" table:formula="of:=IFERROR(VLOOKUP([.$B40];[$names.$A$2:.$B$106];2;0); &quot;&quot;)" office:value-type="string" office:string-value="Maximum width:" calcext:value-type="string">
            <text:p>Maximum width:</text:p>
          </table:table-cell>
          <table:table-cell table:style-name="ce6" table:formula="of:=IFERROR(VLOOKUP([.$B40];[$descriptions.$A$2:.$B$106];2;0); &quot;&quot;)">
            <text:p/>
          </table:table-cell>
          <table:table-cell table:style-name="ce6" table:formula="of:=IFERROR(VLOOKUP([.$B40];[$'settings groups'.$A$2:.$B$106];2;0); &quot;&quot;)" office:value-type="string" office:string-value="mouseover_box_dimensions" calcext:value-type="string">
            <text:p>mouseover_box_dimensions</text:p>
          </table:table-cell>
          <table:table-cell table:style-name="ce6" table:formula="of:=IFERROR(VLOOKUP([.$B40];[$'default values'.$A$2:.$B$106];2;0); &quot;&quot;)" office:value-type="float" office:value="450" calcext:value-type="float">
            <text:p>4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ALTERNATIVE_MOUSE_OVER_BOX_OFFSET_X</text:p>
          </table:table-cell>
          <table:table-cell table:style-name="ce6" table:formula="of:=IFERROR(VLOOKUP([.$B41];[$keys.$A$2:.$B$106];2;0); &quot;&quot;)" office:value-type="string" office:string-value="footnotes_inputfield_alternative_mouse_over_box_offset_x" calcext:value-type="string">
            <text:p>footnotes_inputfield_alternative_mouse_over_box_offset_x</text:p>
          </table:table-cell>
          <table:table-cell table:style-name="ce6" table:formula="of:=IFERROR(VLOOKUP([.$B41];[$names.$A$2:.$B$106];2;0); &quot;&quot;)">
            <text:p/>
          </table:table-cell>
          <table:table-cell table:style-name="ce6" table:formula="of:=IFERROR(VLOOKUP([.$B41];[$descriptions.$A$2:.$B$106];2;0); &quot;&quot;)">
            <text:p/>
          </table:table-cell>
          <table:table-cell table:style-name="ce6" table:formula="of:=IFERROR(VLOOKUP([.$B41];[$'settings groups'.$A$2:.$B$106];2;0); &quot;&quot;)" office:value-type="string" office:string-value="mouseover_box_position" calcext:value-type="string">
            <text:p>mouseover_box_position</text:p>
          </table:table-cell>
          <table:table-cell table:style-name="ce6" table:formula="of:=IFERROR(VLOOKUP([.$B41];[$'default values'.$A$2:.$B$106];2;0); &quot;&quot;)" office:value-type="float" office:value="-50" calcext:value-type="float">
            <text:p>-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ALTERNATIVE_MOUSE_OVER_BOX_OFFSET_Y</text:p>
          </table:table-cell>
          <table:table-cell table:style-name="ce6" table:formula="of:=IFERROR(VLOOKUP([.$B42];[$keys.$A$2:.$B$106];2;0); &quot;&quot;)" office:value-type="string" office:string-value="footnotes_inputfield_alternative_mouse_over_box_offset_y" calcext:value-type="string">
            <text:p>footnotes_inputfield_alternative_mouse_over_box_offset_y</text:p>
          </table:table-cell>
          <table:table-cell table:style-name="ce6" table:formula="of:=IFERROR(VLOOKUP([.$B42];[$names.$A$2:.$B$106];2;0); &quot;&quot;)">
            <text:p/>
          </table:table-cell>
          <table:table-cell table:style-name="ce6" table:formula="of:=IFERROR(VLOOKUP([.$B42];[$descriptions.$A$2:.$B$106];2;0); &quot;&quot;)">
            <text:p/>
          </table:table-cell>
          <table:table-cell table:style-name="ce6" table:formula="of:=IFERROR(VLOOKUP([.$B42];[$'settings groups'.$A$2:.$B$106];2;0); &quot;&quot;)" office:value-type="string" office:string-value="mouseover_box_position" calcext:value-type="string">
            <text:p>mouseover_box_position</text:p>
          </table:table-cell>
          <table:table-cell table:style-name="ce6" table:formula="of:=IFERROR(VLOOKUP([.$B42];[$'default values'.$A$2:.$B$106];2;0); &quot;&quot;)" office:value-type="float" office:value="24" calcext:value-type="float">
            <text:p>24</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ALTERNATIVE_MOUSE_OVER_BOX_POSITION</text:p>
          </table:table-cell>
          <table:table-cell table:style-name="ce6" table:formula="of:=IFERROR(VLOOKUP([.$B43];[$keys.$A$2:.$B$106];2;0); &quot;&quot;)" office:value-type="string" office:string-value="footnotes_inputfield_alternative_mouse_over_box_position" calcext:value-type="string">
            <text:p>footnotes_inputfield_alternative_mouse_over_box_position</text:p>
          </table:table-cell>
          <table:table-cell table:style-name="ce6" table:formula="of:=IFERROR(VLOOKUP([.$B43];[$names.$A$2:.$B$106];2;0); &quot;&quot;)">
            <text:p/>
          </table:table-cell>
          <table:table-cell table:style-name="ce6" table:formula="of:=IFERROR(VLOOKUP([.$B43];[$descriptions.$A$2:.$B$106];2;0); &quot;&quot;)">
            <text:p/>
          </table:table-cell>
          <table:table-cell table:style-name="ce6" table:formula="of:=IFERROR(VLOOKUP([.$B43];[$'settings groups'.$A$2:.$B$106];2;0); &quot;&quot;)" office:value-type="string" office:string-value="mouseover_box_position" calcext:value-type="string">
            <text:p>mouseover_box_position</text:p>
          </table:table-cell>
          <table:table-cell table:style-name="ce6" table:formula="of:=IFERROR(VLOOKUP([.$B43];[$'default values'.$A$2:.$B$106];2;0); &quot;&quot;)" office:value-type="string" office:string-value="top right" calcext:value-type="string">
            <text:p>top right</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OFFSET_X</text:p>
          </table:table-cell>
          <table:table-cell table:style-name="ce6" table:formula="of:=IFERROR(VLOOKUP([.$B44];[$keys.$A$2:.$B$106];2;0); &quot;&quot;)" office:value-type="string" office:string-value="footnote_inputfield_custom_mouse_over_box_offset_x" calcext:value-type="string">
            <text:p>footnote_inputfield_custom_mouse_over_box_offset_x</text:p>
          </table:table-cell>
          <table:table-cell table:style-name="ce6" table:formula="of:=IFERROR(VLOOKUP([.$B44];[$names.$A$2:.$B$106];2;0); &quot;&quot;)" office:value-type="string" office:string-value="Horizontal offset:" calcext:value-type="string">
            <text:p>Horizontal offset:</text:p>
          </table:table-cell>
          <table:table-cell table:style-name="ce6" table:formula="of:=IFERROR(VLOOKUP([.$B44];[$descriptions.$A$2:.$B$106];2;0); &quot;&quot;)">
            <text:p/>
          </table:table-cell>
          <table:table-cell table:style-name="ce6" table:formula="of:=IFERROR(VLOOKUP([.$B44];[$'settings groups'.$A$2:.$B$106];2;0); &quot;&quot;)" office:value-type="string" office:string-value="mouseover_box_position" calcext:value-type="string">
            <text:p>mouseover_box_position</text:p>
          </table:table-cell>
          <table:table-cell table:style-name="ce6" table:formula="of:=IFERROR(VLOOKUP([.$B44];[$'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OFFSET_Y</text:p>
          </table:table-cell>
          <table:table-cell table:style-name="ce6" table:formula="of:=IFERROR(VLOOKUP([.$B45];[$keys.$A$2:.$B$106];2;0); &quot;&quot;)" office:value-type="string" office:string-value="footnote_inputfield_custom_mouse_over_box_offset_y" calcext:value-type="string">
            <text:p>footnote_inputfield_custom_mouse_over_box_offset_y</text:p>
          </table:table-cell>
          <table:table-cell table:style-name="ce6" table:formula="of:=IFERROR(VLOOKUP([.$B45];[$names.$A$2:.$B$106];2;0); &quot;&quot;)" office:value-type="string" office:string-value="Vertical offset:" calcext:value-type="string">
            <text:p>Vertical offset:</text:p>
          </table:table-cell>
          <table:table-cell table:style-name="ce6" table:formula="of:=IFERROR(VLOOKUP([.$B45];[$descriptions.$A$2:.$B$106];2;0); &quot;&quot;)">
            <text:p/>
          </table:table-cell>
          <table:table-cell table:style-name="ce6" table:formula="of:=IFERROR(VLOOKUP([.$B45];[$'settings groups'.$A$2:.$B$106];2;0); &quot;&quot;)" office:value-type="string" office:string-value="mouseover_box_position" calcext:value-type="string">
            <text:p>mouseover_box_position</text:p>
          </table:table-cell>
          <table:table-cell table:style-name="ce6" table:formula="of:=IFERROR(VLOOKUP([.$B45];[$'default values'.$A$2:.$B$106];2;0); &quot;&quot;)" office:value-type="float" office:value="-7" calcext:value-type="float">
            <text:p>-7</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POSITION</text:p>
          </table:table-cell>
          <table:table-cell table:style-name="ce6" table:formula="of:=IFERROR(VLOOKUP([.$B46];[$keys.$A$2:.$B$106];2;0); &quot;&quot;)" office:value-type="string" office:string-value="footnote_inputfield_custom_mouse_over_box_position" calcext:value-type="string">
            <text:p>footnote_inputfield_custom_mouse_over_box_position</text:p>
          </table:table-cell>
          <table:table-cell table:style-name="ce6" table:formula="of:=IFERROR(VLOOKUP([.$B46];[$names.$A$2:.$B$106];2;0); &quot;&quot;)" office:value-type="string" office:string-value="Position:" calcext:value-type="string">
            <text:p>Position:</text:p>
          </table:table-cell>
          <table:table-cell table:style-name="ce6" table:formula="of:=IFERROR(VLOOKUP([.$B46];[$descriptions.$A$2:.$B$106];2;0); &quot;&quot;)">
            <text:p/>
          </table:table-cell>
          <table:table-cell table:style-name="ce6" table:formula="of:=IFERROR(VLOOKUP([.$B46];[$'settings groups'.$A$2:.$B$106];2;0); &quot;&quot;)" office:value-type="string" office:string-value="mouseover_box_position" calcext:value-type="string">
            <text:p>mouseover_box_position</text:p>
          </table:table-cell>
          <table:table-cell table:style-name="ce6" table:formula="of:=IFERROR(VLOOKUP([.$B46];[$'default values'.$A$2:.$B$106];2;0); &quot;&quot;)" office:value-type="string" office:string-value="top center" calcext:value-type="string">
            <text:p>top center</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TOOLTIP_EXCERPT_DELIMITER</text:p>
          </table:table-cell>
          <table:table-cell table:style-name="ce6" table:formula="of:=IFERROR(VLOOKUP([.$B47];[$keys.$A$2:.$B$106];2;0); &quot;&quot;)" office:value-type="string" office:string-value="footnotes_inputfield_tooltip_excerpt_delimiter" calcext:value-type="string">
            <text:p>footnotes_inputfield_tooltip_excerpt_delimiter</text:p>
          </table:table-cell>
          <table:table-cell table:style-name="ce6" table:formula="of:=IFERROR(VLOOKUP([.$B47];[$names.$A$2:.$B$106];2;0); &quot;&quot;)" office:value-type="string" office:string-value="Delimiter for dedicated tooltip text:" calcext:value-type="string">
            <text:p>Delimiter for dedicated tooltip text:</text:p>
          </table:table-cell>
          <table:table-cell table:style-name="ce6" table:formula="of:=IFERROR(VLOOKUP([.$B47];[$descriptions.$A$2:.$B$106];2;0); &quot;&quot;)" office:value-type="string" office:string-value="Tooltips can display another content than the footnote entry in the reference container. The trigger is a shortcode in the footnote text separating the tooltip text from the note. That is consistent with what WordPress does for excerpts."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cell table:style-name="ce6" table:formula="of:=IFERROR(VLOOKUP([.$B47];[$'settings groups'.$A$2:.$B$106];2;0); &quot;&quot;)" office:value-type="string" office:string-value="mouseover_box_text" calcext:value-type="string">
            <text:p>mouseover_box_text</text:p>
          </table:table-cell>
          <table:table-cell table:style-name="ce6" table:formula="of:=IFERROR(VLOOKUP([.$B47];[$'default values'.$A$2:.$B$106];2;0); &quot;&quot;)" office:value-type="string" office:string-value="[[/tooltip]]" calcext:value-type="string">
            <text:p>[[/toolti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TOOLTIP_EXCERPT_MIRROR_ENABLE</text:p>
          </table:table-cell>
          <table:table-cell table:style-name="ce6" table:formula="of:=IFERROR(VLOOKUP([.$B48];[$keys.$A$2:.$B$106];2;0); &quot;&quot;)" office:value-type="string" office:string-value="footnotes_inputfield_tooltip_excerpt_mirror_enable" calcext:value-type="string">
            <text:p>footnotes_inputfield_tooltip_excerpt_mirror_enable</text:p>
          </table:table-cell>
          <table:table-cell table:style-name="ce6" table:formula="of:=IFERROR(VLOOKUP([.$B48];[$names.$A$2:.$B$106];2;0); &quot;&quot;)" office:value-type="string" office:string-value="Mirror the tooltip in the reference container:" calcext:value-type="string">
            <text:p>Mirror the tooltip in the reference container:</text:p>
          </table:table-cell>
          <table:table-cell table:style-name="ce6" table:formula="of:=IFERROR(VLOOKUP([.$B48];[$descriptions.$A$2:.$B$106];2;0); &quot;&quot;)">
            <text:p/>
          </table:table-cell>
          <table:table-cell table:style-name="ce6" table:formula="of:=IFERROR(VLOOKUP([.$B48];[$'settings groups'.$A$2:.$B$106];2;0); &quot;&quot;)" office:value-type="string" office:string-value="mouseover_box_text" calcext:value-type="string">
            <text:p>mouseover_box_text</text:p>
          </table:table-cell>
          <table:table-cell table:style-name="ce6" table:formula="of:=IFERROR(VLOOKUP([.$B48];[$'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TOOLTIP_EXCERPT_MIRROR_SEPARATOR</text:p>
          </table:table-cell>
          <table:table-cell table:style-name="ce6" table:formula="of:=IFERROR(VLOOKUP([.$B49];[$keys.$A$2:.$B$106];2;0); &quot;&quot;)" office:value-type="string" office:string-value="footnotes_inputfield_tooltip_excerpt_mirror_separator" calcext:value-type="string">
            <text:p>footnotes_inputfield_tooltip_excerpt_mirror_separator</text:p>
          </table:table-cell>
          <table:table-cell table:style-name="ce6" table:formula="of:=IFERROR(VLOOKUP([.$B49];[$names.$A$2:.$B$106];2;0); &quot;&quot;)" office:value-type="string" office:string-value="Separator between tooltip text and footnote text:" calcext:value-type="string">
            <text:p>Separator between tooltip text and footnote text:</text:p>
          </table:table-cell>
          <table:table-cell table:style-name="ce6" table:formula="of:=IFERROR(VLOOKUP([.$B49];[$descriptions.$A$2:.$B$106];2;0); &quot;&quot;)" office:value-type="string" office:string-value="Tooltips, even jQuery-driven, may be hard to consult on mobiles. This option allows to read the tooltip content in the reference container too." calcext:value-type="string">
            <text:p>Tooltips, even jQuery-driven, may be hard to consult on mobiles. This option allows to read the tooltip content in the reference container too.</text:p>
          </table:table-cell>
          <table:table-cell table:style-name="ce6" table:formula="of:=IFERROR(VLOOKUP([.$B49];[$'settings groups'.$A$2:.$B$106];2;0); &quot;&quot;)" office:value-type="string" office:string-value="mouseover_box_text" calcext:value-type="string">
            <text:p>mouseover_box_text</text:p>
          </table:table-cell>
          <table:table-cell table:style-name="ce6" table:formula="of:=IFERROR(VLOOKUP([.$B49];[$'default values'.$A$2:.$B$106];2;0); &quot;&quot;)" office:value-type="string" office:string-value=" — " calcext:value-type="string">
            <text:p><text:s/>—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ADE_IN_DELAY</text:p>
          </table:table-cell>
          <table:table-cell table:style-name="ce6" table:formula="of:=IFERROR(VLOOKUP([.$B50];[$keys.$A$2:.$B$106];2;0); &quot;&quot;)" office:value-type="string" office:string-value="footnotes_inputfield_mouse_over_box_fade_in_delay" calcext:value-type="string">
            <text:p>footnotes_inputfield_mouse_over_box_fade_in_delay</text:p>
          </table:table-cell>
          <table:table-cell table:style-name="ce6" table:formula="of:=IFERROR(VLOOKUP([.$B50];[$names.$A$2:.$B$106];2;0); &quot;&quot;)" office:value-type="string" office:string-value="Fade-in delay:" calcext:value-type="string">
            <text:p>Fade-in delay:</text:p>
          </table:table-cell>
          <table:table-cell table:style-name="ce6" table:formula="of:=IFERROR(VLOOKUP([.$B50];[$descriptions.$A$2:.$B$106];2;0); &quot;&quot;)">
            <text:p/>
          </table:table-cell>
          <table:table-cell table:style-name="ce6" table:formula="of:=IFERROR(VLOOKUP([.$B50];[$'settings groups'.$A$2:.$B$106];2;0); &quot;&quot;)" office:value-type="string" office:string-value="mouseover_box_timing" calcext:value-type="string">
            <text:p>mouseover_box_timing</text:p>
          </table:table-cell>
          <table:table-cell table:style-name="ce6" table:formula="of:=IFERROR(VLOOKUP([.$B50];[$'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ADE_IN_DURATION</text:p>
          </table:table-cell>
          <table:table-cell table:style-name="ce6" table:formula="of:=IFERROR(VLOOKUP([.$B51];[$keys.$A$2:.$B$106];2;0); &quot;&quot;)" office:value-type="string" office:string-value="footnotes_inputfield_mouse_over_box_fade_in_duration" calcext:value-type="string">
            <text:p>footnotes_inputfield_mouse_over_box_fade_in_duration</text:p>
          </table:table-cell>
          <table:table-cell table:style-name="ce6" table:formula="of:=IFERROR(VLOOKUP([.$B51];[$names.$A$2:.$B$106];2;0); &quot;&quot;)" office:value-type="string" office:string-value="Fade-in duration:" calcext:value-type="string">
            <text:p>Fade-in duration:</text:p>
          </table:table-cell>
          <table:table-cell table:style-name="ce6" table:formula="of:=IFERROR(VLOOKUP([.$B51];[$descriptions.$A$2:.$B$106];2;0); &quot;&quot;)">
            <text:p/>
          </table:table-cell>
          <table:table-cell table:style-name="ce6" table:formula="of:=IFERROR(VLOOKUP([.$B51];[$'settings groups'.$A$2:.$B$106];2;0); &quot;&quot;)" office:value-type="string" office:string-value="mouseover_box_timing" calcext:value-type="string">
            <text:p>mouseover_box_timing</text:p>
          </table:table-cell>
          <table:table-cell table:style-name="ce6" table:formula="of:=IFERROR(VLOOKUP([.$B51];[$'default values'.$A$2:.$B$106];2;0); &quot;&quot;)" office:value-type="float" office:value="200" calcext:value-type="float">
            <text:p>20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ADE_OUT_DELAY</text:p>
          </table:table-cell>
          <table:table-cell table:style-name="ce6" table:formula="of:=IFERROR(VLOOKUP([.$B52];[$keys.$A$2:.$B$106];2;0); &quot;&quot;)" office:value-type="string" office:string-value="footnotes_inputfield_mouse_over_box_fade_out_delay" calcext:value-type="string">
            <text:p>footnotes_inputfield_mouse_over_box_fade_out_delay</text:p>
          </table:table-cell>
          <table:table-cell table:style-name="ce6" table:formula="of:=IFERROR(VLOOKUP([.$B52];[$names.$A$2:.$B$106];2;0); &quot;&quot;)" office:value-type="string" office:string-value="Fade-out delay:" calcext:value-type="string">
            <text:p>Fade-out delay:</text:p>
          </table:table-cell>
          <table:table-cell table:style-name="ce6" table:formula="of:=IFERROR(VLOOKUP([.$B52];[$descriptions.$A$2:.$B$106];2;0); &quot;&quot;)">
            <text:p/>
          </table:table-cell>
          <table:table-cell table:style-name="ce6" table:formula="of:=IFERROR(VLOOKUP([.$B52];[$'settings groups'.$A$2:.$B$106];2;0); &quot;&quot;)" office:value-type="string" office:string-value="mouseover_box_timing" calcext:value-type="string">
            <text:p>mouseover_box_timing</text:p>
          </table:table-cell>
          <table:table-cell table:style-name="ce6" table:formula="of:=IFERROR(VLOOKUP([.$B52];[$'default values'.$A$2:.$B$106];2;0); &quot;&quot;)" office:value-type="float" office:value="400" calcext:value-type="float">
            <text:p>40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MOUSE_OVER_BOX_FADE_OUT_DURATION</text:p>
          </table:table-cell>
          <table:table-cell table:style-name="ce6" table:formula="of:=IFERROR(VLOOKUP([.$B53];[$keys.$A$2:.$B$106];2;0); &quot;&quot;)" office:value-type="string" office:string-value="footnotes_inputfield_mouse_over_box_fade_out_duration" calcext:value-type="string">
            <text:p>footnotes_inputfield_mouse_over_box_fade_out_duration</text:p>
          </table:table-cell>
          <table:table-cell table:style-name="ce6" table:formula="of:=IFERROR(VLOOKUP([.$B53];[$names.$A$2:.$B$106];2;0); &quot;&quot;)" office:value-type="string" office:string-value="Fade-out duration:" calcext:value-type="string">
            <text:p>Fade-out duration:</text:p>
          </table:table-cell>
          <table:table-cell table:style-name="ce6" table:formula="of:=IFERROR(VLOOKUP([.$B53];[$descriptions.$A$2:.$B$106];2;0); &quot;&quot;)">
            <text:p/>
          </table:table-cell>
          <table:table-cell table:style-name="ce6" table:formula="of:=IFERROR(VLOOKUP([.$B53];[$'settings groups'.$A$2:.$B$106];2;0); &quot;&quot;)" office:value-type="string" office:string-value="mouseover_box_timing" calcext:value-type="string">
            <text:p>mouseover_box_timing</text:p>
          </table:table-cell>
          <table:table-cell table:style-name="ce6" table:formula="of:=IFERROR(VLOOKUP([.$B53];[$'default values'.$A$2:.$B$106];2;0); &quot;&quot;)" office:value-type="float" office:value="200" calcext:value-type="float">
            <text:p>20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EXCERPT_ENABLED</text:p>
          </table:table-cell>
          <table:table-cell table:style-name="ce6" table:formula="of:=IFERROR(VLOOKUP([.$B54];[$keys.$A$2:.$B$106];2;0); &quot;&quot;)" office:value-type="string" office:string-value="footnote_inputfield_custom_mouse_over_box_excerpt_enabled" calcext:value-type="string">
            <text:p>footnote_inputfield_custom_mouse_over_box_excerpt_enabled</text:p>
          </table:table-cell>
          <table:table-cell table:style-name="ce6" table:formula="of:=IFERROR(VLOOKUP([.$B54];[$names.$A$2:.$B$106];2;0); &quot;&quot;)" office:value-type="string" office:string-value="Truncate the note in the tooltip:" calcext:value-type="string">
            <text:p>Truncate the note in the tooltip:</text:p>
          </table:table-cell>
          <table:table-cell table:style-name="ce6" table:formula="of:=IFERROR(VLOOKUP([.$B54];[$descriptions.$A$2:.$B$106];2;0); &quot;&quot;)">
            <text:p/>
          </table:table-cell>
          <table:table-cell table:style-name="ce6" table:formula="of:=IFERROR(VLOOKUP([.$B54];[$'settings groups'.$A$2:.$B$106];2;0); &quot;&quot;)" office:value-type="string" office:string-value="mouseover_box_truncation" calcext:value-type="string">
            <text:p>mouseover_box_truncation</text:p>
          </table:table-cell>
          <table:table-cell table:style-name="ce6" table:formula="of:=IFERROR(VLOOKUP([.$B54];[$'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MOUSE_OVER_BOX_EXCERPT_LENGTH</text:p>
          </table:table-cell>
          <table:table-cell table:style-name="ce6" table:formula="of:=IFERROR(VLOOKUP([.$B55];[$keys.$A$2:.$B$106];2;0); &quot;&quot;)" office:value-type="string" office:string-value="footnote_inputfield_custom_mouse_over_box_excerpt_length" calcext:value-type="string">
            <text:p>footnote_inputfield_custom_mouse_over_box_excerpt_length</text:p>
          </table:table-cell>
          <table:table-cell table:style-name="ce6" table:formula="of:=IFERROR(VLOOKUP([.$B55];[$names.$A$2:.$B$106];2;0); &quot;&quot;)" office:value-type="string" office:string-value="Maximum number of characters in the tooltip:" calcext:value-type="string">
            <text:p>Maximum number of characters in the tooltip:</text:p>
          </table:table-cell>
          <table:table-cell table:style-name="ce6" table:formula="of:=IFERROR(VLOOKUP([.$B55];[$descriptions.$A$2:.$B$106];2;0); &quot;&quot;)">
            <text:p/>
          </table:table-cell>
          <table:table-cell table:style-name="ce6" table:formula="of:=IFERROR(VLOOKUP([.$B55];[$'settings groups'.$A$2:.$B$106];2;0); &quot;&quot;)" office:value-type="string" office:string-value="mouseover_box_truncation" calcext:value-type="string">
            <text:p>mouseover_box_truncation</text:p>
          </table:table-cell>
          <table:table-cell table:style-name="ce6" table:formula="of:=IFERROR(VLOOKUP([.$B55];[$'default values'.$A$2:.$B$106];2;0); &quot;&quot;)" office:value-type="float" office:value="200" calcext:value-type="float">
            <text:p>20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TOOLTIP_READON_LABEL</text:p>
          </table:table-cell>
          <table:table-cell table:style-name="ce6" table:formula="of:=IFERROR(VLOOKUP([.$B56];[$keys.$A$2:.$B$106];2;0); &quot;&quot;)" office:value-type="string" office:string-value="footnote_inputfield_readon_label" calcext:value-type="string">
            <text:p>footnote_inputfield_readon_label</text:p>
          </table:table-cell>
          <table:table-cell table:style-name="ce6" table:formula="of:=IFERROR(VLOOKUP([.$B56];[$names.$A$2:.$B$106];2;0); &quot;&quot;)" office:value-type="string" office:string-value="'Read on’ button label:" calcext:value-type="string">
            <text:p>'Read on’ button label:</text:p>
          </table:table-cell>
          <table:table-cell table:style-name="ce6" table:formula="of:=IFERROR(VLOOKUP([.$B56];[$descriptions.$A$2:.$B$106];2;0); &quot;&quot;)">
            <text:p/>
          </table:table-cell>
          <table:table-cell table:style-name="ce6" table:formula="of:=IFERROR(VLOOKUP([.$B56];[$'settings groups'.$A$2:.$B$106];2;0); &quot;&quot;)" office:value-type="string" office:string-value="mouseover_box_truncation" calcext:value-type="string">
            <text:p>mouseover_box_truncation</text:p>
          </table:table-cell>
          <table:table-cell table:style-name="ce6" table:formula="of:=IFERROR(VLOOKUP([.$B56];[$'default values'.$A$2:.$B$106];2;0); &quot;&quot;)" office:value-type="string" office:string-value="Continue reading" calcext:value-type="string">
            <text:p>Continue reading</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COMBINE_IDENTICAL_FOOTNOTES</text:p>
          </table:table-cell>
          <table:table-cell table:style-name="ce6" table:formula="of:=IFERROR(VLOOKUP([.$B57];[$keys.$A$2:.$B$106];2;0); &quot;&quot;)" office:value-type="string" office:string-value="footnote_inputfield_combine_identical" calcext:value-type="string">
            <text:p>footnote_inputfield_combine_identical</text:p>
          </table:table-cell>
          <table:table-cell table:style-name="ce6" table:formula="of:=IFERROR(VLOOKUP([.$B57];[$names.$A$2:.$B$106];2;0); &quot;&quot;)" office:value-type="string" office:string-value="Combine Identical Footnotes" calcext:value-type="string">
            <text:p>Combine Identical Footnotes</text:p>
          </table:table-cell>
          <table:table-cell table:style-name="ce6" table:formula="of:=IFERROR(VLOOKUP([.$B57];[$descriptions.$A$2:.$B$106];2;0); &quot;&quot;)" office:value-type="string" office:string-value="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cell table:style-name="ce6" table:formula="of:=IFERROR(VLOOKUP([.$B57];[$'settings groups'.$A$2:.$B$106];2;0); &quot;&quot;)" office:value-type="string" office:string-value="numbering" calcext:value-type="string">
            <text:p>numbering</text:p>
          </table:table-cell>
          <table:table-cell table:style-name="ce6" table:formula="of:=IFERROR(VLOOKUP([.$B57];[$'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COUNTER_STYLE</text:p>
          </table:table-cell>
          <table:table-cell table:style-name="ce6" table:formula="of:=IFERROR(VLOOKUP([.$B58];[$keys.$A$2:.$B$106];2;0); &quot;&quot;)" office:value-type="string" office:string-value="footnote_inputfield_counter_style" calcext:value-type="string">
            <text:p>footnote_inputfield_counter_style</text:p>
          </table:table-cell>
          <table:table-cell table:style-name="ce6" table:formula="of:=IFERROR(VLOOKUP([.$B58];[$names.$A$2:.$B$106];2;0); &quot;&quot;)" office:value-type="string" office:string-value="Numbering style:" calcext:value-type="string">
            <text:p>Numbering style:</text:p>
          </table:table-cell>
          <table:table-cell table:style-name="ce6" table:formula="of:=IFERROR(VLOOKUP([.$B58];[$descriptions.$A$2:.$B$106];2;0); &quot;&quot;)">
            <text:p/>
          </table:table-cell>
          <table:table-cell table:style-name="ce6" table:formula="of:=IFERROR(VLOOKUP([.$B58];[$'settings groups'.$A$2:.$B$106];2;0); &quot;&quot;)" office:value-type="string" office:string-value="numbering" calcext:value-type="string">
            <text:p>numbering</text:p>
          </table:table-cell>
          <table:table-cell table:style-name="ce6" table:formula="of:=IFERROR(VLOOKUP([.$B58];[$'default values'.$A$2:.$B$106];2;0); &quot;&quot;)" office:value-type="string" office:string-value="arabic_plain" calcext:value-type="string">
            <text:p>arabic_plain</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ENABLED</text:p>
          </table:table-cell>
          <table:table-cell table:style-name="ce6" table:formula="of:=IFERROR(VLOOKUP([.$B59];[$keys.$A$2:.$B$106];2;0); &quot;&quot;)" office:value-type="string" office:string-value="footnotes_inputfield_backlinks_column_max_width_enabled" calcext:value-type="string">
            <text:p>footnotes_inputfield_backlinks_column_max_width_enabled</text:p>
          </table:table-cell>
          <table:table-cell table:style-name="ce6" table:formula="of:=IFERROR(VLOOKUP([.$B59];[$names.$A$2:.$B$106];2;0); &quot;&quot;)" office:value-type="string" office:string-value="Set Backlinks Column Max. Width" calcext:value-type="string">
            <text:p>Set Backlinks Column Max. Width</text:p>
          </table:table-cell>
          <table:table-cell table:style-name="ce6" table:formula="of:=IFERROR(VLOOKUP([.$B59];[$descriptions.$A$2:.$B$106];2;0); &quot;&quot;)">
            <text:p/>
          </table:table-cell>
          <table:table-cell table:style-name="ce6" table:formula="of:=IFERROR(VLOOKUP([.$B59];[$'settings groups'.$A$2:.$B$106];2;0); &quot;&quot;)" office:value-type="string" office:string-value="reference_container" calcext:value-type="string">
            <text:p>reference_container</text:p>
          </table:table-cell>
          <table:table-cell table:style-name="ce6" table:formula="of:=IFERROR(VLOOKUP([.$B59];[$'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SCALAR</text:p>
          </table:table-cell>
          <table:table-cell table:style-name="ce6" table:formula="of:=IFERROR(VLOOKUP([.$B60];[$keys.$A$2:.$B$106];2;0); &quot;&quot;)" office:value-type="string" office:string-value="footnotes_inputfield_backlinks_column_max_width_scalar" calcext:value-type="string">
            <text:p>footnotes_inputfield_backlinks_column_max_width_scalar</text:p>
          </table:table-cell>
          <table:table-cell table:style-name="ce6" table:formula="of:=IFERROR(VLOOKUP([.$B60];[$names.$A$2:.$B$106];2;0); &quot;&quot;)" office:value-type="string" office:string-value="Backlinks Column Width" calcext:value-type="string">
            <text:p>Backlinks Column Width</text:p>
          </table:table-cell>
          <table:table-cell table:style-name="ce6" table:formula="of:=IFERROR(VLOOKUP([.$B60];[$descriptions.$A$2:.$B$106];2;0); &quot;&quot;)">
            <text:p/>
          </table:table-cell>
          <table:table-cell table:style-name="ce6" table:formula="of:=IFERROR(VLOOKUP([.$B60];[$'settings groups'.$A$2:.$B$106];2;0); &quot;&quot;)" office:value-type="string" office:string-value="reference_container" calcext:value-type="string">
            <text:p>reference_container</text:p>
          </table:table-cell>
          <table:table-cell table:style-name="ce6" table:formula="of:=IFERROR(VLOOKUP([.$B60];[$'default values'.$A$2:.$B$106];2;0); &quot;&quot;)" office:value-type="float" office:value="140" calcext:value-type="float">
            <text:p>14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UNIT</text:p>
          </table:table-cell>
          <table:table-cell table:style-name="ce6" table:formula="of:=IFERROR(VLOOKUP([.$B61];[$keys.$A$2:.$B$106];2;0); &quot;&quot;)" office:value-type="string" office:string-value="footnotes_inputfield_backlinks_column_max_width_unit" calcext:value-type="string">
            <text:p>footnotes_inputfield_backlinks_column_max_width_unit</text:p>
          </table:table-cell>
          <table:table-cell table:style-name="ce6" table:formula="of:=IFERROR(VLOOKUP([.$B61];[$names.$A$2:.$B$106];2;0); &quot;&quot;)" office:value-type="string" office:string-value="Backlinks Column Width Unit" calcext:value-type="string">
            <text:p>Backlinks Column Width Unit</text:p>
          </table:table-cell>
          <table:table-cell table:style-name="ce6" table:formula="of:=IFERROR(VLOOKUP([.$B61];[$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6" table:formula="of:=IFERROR(VLOOKUP([.$B61];[$'settings groups'.$A$2:.$B$106];2;0); &quot;&quot;)" office:value-type="string" office:string-value="reference_container" calcext:value-type="string">
            <text:p>reference_container</text:p>
          </table:table-cell>
          <table:table-cell table:style-name="ce6" table:formula="of:=IFERROR(VLOOKUP([.$B61];[$'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ENABLED</text:p>
          </table:table-cell>
          <table:table-cell table:style-name="ce6" table:formula="of:=IFERROR(VLOOKUP([.$B62];[$keys.$A$2:.$B$106];2;0); &quot;&quot;)" office:value-type="string" office:string-value="footnotes_inputfield_backlinks_column_width_enabled" calcext:value-type="string">
            <text:p>footnotes_inputfield_backlinks_column_width_enabled</text:p>
          </table:table-cell>
          <table:table-cell table:style-name="ce6" table:formula="of:=IFERROR(VLOOKUP([.$B62];[$names.$A$2:.$B$106];2;0); &quot;&quot;)" office:value-type="string" office:string-value="Set Backlinks Column Width" calcext:value-type="string">
            <text:p>Set Backlinks Column Width</text:p>
          </table:table-cell>
          <table:table-cell table:style-name="ce6" table:formula="of:=IFERROR(VLOOKUP([.$B62];[$descriptions.$A$2:.$B$106];2;0); &quot;&quot;)">
            <text:p/>
          </table:table-cell>
          <table:table-cell table:style-name="ce6" table:formula="of:=IFERROR(VLOOKUP([.$B62];[$'settings groups'.$A$2:.$B$106];2;0); &quot;&quot;)" office:value-type="string" office:string-value="reference_container" calcext:value-type="string">
            <text:p>reference_container</text:p>
          </table:table-cell>
          <table:table-cell table:style-name="ce6" table:formula="of:=IFERROR(VLOOKUP([.$B6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SCALAR</text:p>
          </table:table-cell>
          <table:table-cell table:style-name="ce6" table:formula="of:=IFERROR(VLOOKUP([.$B63];[$keys.$A$2:.$B$106];2;0); &quot;&quot;)" office:value-type="string" office:string-value="footnotes_inputfield_backlinks_column_width_scalar" calcext:value-type="string">
            <text:p>footnotes_inputfield_backlinks_column_width_scalar</text:p>
          </table:table-cell>
          <table:table-cell table:style-name="ce6" table:formula="of:=IFERROR(VLOOKUP([.$B63];[$names.$A$2:.$B$106];2;0); &quot;&quot;)" office:value-type="string" office:string-value="Backlinks Column Width" calcext:value-type="string">
            <text:p>Backlinks Column Width</text:p>
          </table:table-cell>
          <table:table-cell table:style-name="ce6" table:formula="of:=IFERROR(VLOOKUP([.$B63];[$descriptions.$A$2:.$B$106];2;0); &quot;&quot;)">
            <text:p/>
          </table:table-cell>
          <table:table-cell table:style-name="ce6" table:formula="of:=IFERROR(VLOOKUP([.$B63];[$'settings groups'.$A$2:.$B$106];2;0); &quot;&quot;)" office:value-type="string" office:string-value="reference_container" calcext:value-type="string">
            <text:p>reference_container</text:p>
          </table:table-cell>
          <table:table-cell table:style-name="ce6" table:formula="of:=IFERROR(VLOOKUP([.$B63];[$'default values'.$A$2:.$B$106];2;0); &quot;&quot;)" office:value-type="float" office:value="50" calcext:value-type="float">
            <text:p>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UNIT</text:p>
          </table:table-cell>
          <table:table-cell table:style-name="ce6" table:formula="of:=IFERROR(VLOOKUP([.$B64];[$keys.$A$2:.$B$106];2;0); &quot;&quot;)" office:value-type="string" office:string-value="footnotes_inputfield_backlinks_column_width_unit" calcext:value-type="string">
            <text:p>footnotes_inputfield_backlinks_column_width_unit</text:p>
          </table:table-cell>
          <table:table-cell table:style-name="ce6" table:formula="of:=IFERROR(VLOOKUP([.$B64];[$names.$A$2:.$B$106];2;0); &quot;&quot;)" office:value-type="string" office:string-value="Backlinks Column Width Unit" calcext:value-type="string">
            <text:p>Backlinks Column Width Unit</text:p>
          </table:table-cell>
          <table:table-cell table:style-name="ce6" table:formula="of:=IFERROR(VLOOKUP([.$B64];[$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6" table:formula="of:=IFERROR(VLOOKUP([.$B64];[$'settings groups'.$A$2:.$B$106];2;0); &quot;&quot;)" office:value-type="string" office:string-value="reference_container" calcext:value-type="string">
            <text:p>reference_container</text:p>
          </table:table-cell>
          <table:table-cell table:style-name="ce6" table:formula="of:=IFERROR(VLOOKUP([.$B64];[$'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LINE_BREAKS_ENABLED</text:p>
          </table:table-cell>
          <table:table-cell table:style-name="ce6" table:formula="of:=IFERROR(VLOOKUP([.$B65];[$keys.$A$2:.$B$106];2;0); &quot;&quot;)" office:value-type="string" office:string-value="footnotes_inputfield_backlinks_line_breaks_enabled" calcext:value-type="string">
            <text:p>footnotes_inputfield_backlinks_line_breaks_enabled</text:p>
          </table:table-cell>
          <table:table-cell table:style-name="ce6" table:formula="of:=IFERROR(VLOOKUP([.$B65];[$names.$A$2:.$B$106];2;0); &quot;&quot;)" office:value-type="string" office:string-value="Stack Backlinks When Enumerating" calcext:value-type="string">
            <text:p>Stack Backlinks When Enumerating</text:p>
          </table:table-cell>
          <table:table-cell table:style-name="ce6" table:formula="of:=IFERROR(VLOOKUP([.$B65];[$descriptions.$A$2:.$B$106];2;0); &quot;&quot;)" office:value-type="string" office:string-value="This option adds a line break before each added backlink when identical footnotes are combined." calcext:value-type="string">
            <text:p>This option adds a line break before each added backlink when identical footnotes are combined.</text:p>
          </table:table-cell>
          <table:table-cell table:style-name="ce6" table:formula="of:=IFERROR(VLOOKUP([.$B65];[$'settings groups'.$A$2:.$B$106];2;0); &quot;&quot;)" office:value-type="string" office:string-value="reference_container" calcext:value-type="string">
            <text:p>reference_container</text:p>
          </table:table-cell>
          <table:table-cell table:style-name="ce6" table:formula="of:=IFERROR(VLOOKUP([.$B65];[$'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CUSTOM</text:p>
          </table:table-cell>
          <table:table-cell table:style-name="ce6" table:formula="of:=IFERROR(VLOOKUP([.$B66];[$keys.$A$2:.$B$106];2;0); &quot;&quot;)" office:value-type="string" office:string-value="footnotes_inputfield_backlinks_separator_custom" calcext:value-type="string">
            <text:p>footnotes_inputfield_backlinks_separator_custom</text:p>
          </table:table-cell>
          <table:table-cell table:style-name="ce6" table:formula="of:=IFERROR(VLOOKUP([.$B66];[$names.$A$2:.$B$106];2;0); &quot;&quot;)" office:value-type="string" office:string-value="Custom Backlink Separator Symbol" calcext:value-type="string">
            <text:p>Custom Backlink Separator Symbol</text:p>
          </table:table-cell>
          <table:table-cell table:style-name="ce6" table:formula="of:=IFERROR(VLOOKUP([.$B66];[$descriptions.$A$2:.$B$106];2;0); &quot;&quot;)" office:value-type="string" office:string-value="Your input overrides the selection." calcext:value-type="string">
            <text:p>Your input overrides the selection.</text:p>
          </table:table-cell>
          <table:table-cell table:style-name="ce6" table:formula="of:=IFERROR(VLOOKUP([.$B66];[$'settings groups'.$A$2:.$B$106];2;0); &quot;&quot;)" office:value-type="string" office:string-value="reference_container" calcext:value-type="string">
            <text:p>reference_container</text:p>
          </table:table-cell>
          <table:table-cell table:style-name="ce6" table:formula="of:=IFERROR(VLOOKUP([.$B66];[$'default values'.$A$2:.$B$106];2;0); &quot;&quot;)" office:value-type="string" office:string-value="null" calcext:value-type="string">
            <text:p>nul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ENABLED</text:p>
          </table:table-cell>
          <table:table-cell table:style-name="ce6" table:formula="of:=IFERROR(VLOOKUP([.$B67];[$keys.$A$2:.$B$106];2;0); &quot;&quot;)" office:value-type="string" office:string-value="footnotes_inputfield_backlinks_separator_enabled" calcext:value-type="string">
            <text:p>footnotes_inputfield_backlinks_separator_enabled</text:p>
          </table:table-cell>
          <table:table-cell table:style-name="ce6" table:formula="of:=IFERROR(VLOOKUP([.$B67];[$names.$A$2:.$B$106];2;0); &quot;&quot;)" office:value-type="string" office:string-value="Add a Separator When Enumerating Backlinks" calcext:value-type="string">
            <text:p>Add a Separator When Enumerating Backlinks</text:p>
          </table:table-cell>
          <table:table-cell table:style-name="ce6" table:formula="of:=IFERROR(VLOOKUP([.$B67];[$descriptions.$A$2:.$B$106];2;0); &quot;&quot;)">
            <text:p/>
          </table:table-cell>
          <table:table-cell table:style-name="ce6" table:formula="of:=IFERROR(VLOOKUP([.$B67];[$'settings groups'.$A$2:.$B$106];2;0); &quot;&quot;)" office:value-type="string" office:string-value="reference_container" calcext:value-type="string">
            <text:p>reference_container</text:p>
          </table:table-cell>
          <table:table-cell table:style-name="ce6" table:formula="of:=IFERROR(VLOOKUP([.$B67];[$'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OPTION</text:p>
          </table:table-cell>
          <table:table-cell table:style-name="ce6" table:formula="of:=IFERROR(VLOOKUP([.$B68];[$keys.$A$2:.$B$106];2;0); &quot;&quot;)" office:value-type="string" office:string-value="footnotes_inputfield_backlinks_separator_option" calcext:value-type="string">
            <text:p>footnotes_inputfield_backlinks_separator_option</text:p>
          </table:table-cell>
          <table:table-cell table:style-name="ce6" table:formula="of:=IFERROR(VLOOKUP([.$B68];[$names.$A$2:.$B$106];2;0); &quot;&quot;)" office:value-type="string" office:string-value="Backlink Separator Symbol" calcext:value-type="string">
            <text:p>Backlink Separator Symbol</text:p>
          </table:table-cell>
          <table:table-cell table:style-name="ce6" table:formula="of:=IFERROR(VLOOKUP([.$B68];[$descriptions.$A$2:.$B$106];2;0); &quot;&quot;)">
            <text:p/>
          </table:table-cell>
          <table:table-cell table:style-name="ce6" table:formula="of:=IFERROR(VLOOKUP([.$B68];[$'settings groups'.$A$2:.$B$106];2;0); &quot;&quot;)" office:value-type="string" office:string-value="reference_container" calcext:value-type="string">
            <text:p>reference_container</text:p>
          </table:table-cell>
          <table:table-cell table:style-name="ce6" table:formula="of:=IFERROR(VLOOKUP([.$B68];[$'default values'.$A$2:.$B$106];2;0); &quot;&quot;)" office:value-type="string" office:string-value="comma" calcext:value-type="string">
            <text:p>comma</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CUSTOM</text:p>
          </table:table-cell>
          <table:table-cell table:style-name="ce6" table:formula="of:=IFERROR(VLOOKUP([.$B69];[$keys.$A$2:.$B$106];2;0); &quot;&quot;)" office:value-type="string" office:string-value="footnotes_inputfield_backlinks_terminator_custom" calcext:value-type="string">
            <text:p>footnotes_inputfield_backlinks_terminator_custom</text:p>
          </table:table-cell>
          <table:table-cell table:style-name="ce6" table:formula="of:=IFERROR(VLOOKUP([.$B69];[$names.$A$2:.$B$106];2;0); &quot;&quot;)" office:value-type="string" office:string-value="Custom Backlink Terminator Symbol" calcext:value-type="string">
            <text:p>Custom Backlink Terminator Symbol</text:p>
          </table:table-cell>
          <table:table-cell table:style-name="ce6" table:formula="of:=IFERROR(VLOOKUP([.$B69];[$descriptions.$A$2:.$B$106];2;0); &quot;&quot;)" office:value-type="string" office:string-value="Your input overrides the selection." calcext:value-type="string">
            <text:p>Your input overrides the selection.</text:p>
          </table:table-cell>
          <table:table-cell table:style-name="ce6" table:formula="of:=IFERROR(VLOOKUP([.$B69];[$'settings groups'.$A$2:.$B$106];2;0); &quot;&quot;)" office:value-type="string" office:string-value="reference_container" calcext:value-type="string">
            <text:p>reference_container</text:p>
          </table:table-cell>
          <table:table-cell table:style-name="ce6" table:formula="of:=IFERROR(VLOOKUP([.$B69];[$'default values'.$A$2:.$B$106];2;0); &quot;&quot;)" office:value-type="string" office:string-value="null" calcext:value-type="string">
            <text:p>nul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ENABLED</text:p>
          </table:table-cell>
          <table:table-cell table:style-name="ce6" table:formula="of:=IFERROR(VLOOKUP([.$B70];[$keys.$A$2:.$B$106];2;0); &quot;&quot;)" office:value-type="string" office:string-value="footnotes_inputfield_backlinks_terminator_enabled" calcext:value-type="string">
            <text:p>footnotes_inputfield_backlinks_terminator_enabled</text:p>
          </table:table-cell>
          <table:table-cell table:style-name="ce6" table:formula="of:=IFERROR(VLOOKUP([.$B70];[$names.$A$2:.$B$106];2;0); &quot;&quot;)" office:value-type="string" office:string-value="Add a Terminal Punctuation to Backlinks" calcext:value-type="string">
            <text:p>Add a Terminal Punctuation to Backlinks</text:p>
          </table:table-cell>
          <table:table-cell table:style-name="ce6" table:formula="of:=IFERROR(VLOOKUP([.$B70];[$descriptions.$A$2:.$B$106];2;0); &quot;&quot;)">
            <text:p/>
          </table:table-cell>
          <table:table-cell table:style-name="ce6" table:formula="of:=IFERROR(VLOOKUP([.$B70];[$'settings groups'.$A$2:.$B$106];2;0); &quot;&quot;)" office:value-type="string" office:string-value="reference_container" calcext:value-type="string">
            <text:p>reference_container</text:p>
          </table:table-cell>
          <table:table-cell table:style-name="ce6" table:formula="of:=IFERROR(VLOOKUP([.$B70];[$'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OPTION</text:p>
          </table:table-cell>
          <table:table-cell table:style-name="ce6" table:formula="of:=IFERROR(VLOOKUP([.$B71];[$keys.$A$2:.$B$106];2;0); &quot;&quot;)" office:value-type="string" office:string-value="footnotes_inputfield_backlinks_terminator_option" calcext:value-type="string">
            <text:p>footnotes_inputfield_backlinks_terminator_option</text:p>
          </table:table-cell>
          <table:table-cell table:style-name="ce6" table:formula="of:=IFERROR(VLOOKUP([.$B71];[$names.$A$2:.$B$106];2;0); &quot;&quot;)" office:value-type="string" office:string-value="Backlink Terminator Symbol" calcext:value-type="string">
            <text:p>Backlink Terminator Symbol</text:p>
          </table:table-cell>
          <table:table-cell table:style-name="ce6" table:formula="of:=IFERROR(VLOOKUP([.$B71];[$descriptions.$A$2:.$B$106];2;0); &quot;&quot;)">
            <text:p/>
          </table:table-cell>
          <table:table-cell table:style-name="ce6" table:formula="of:=IFERROR(VLOOKUP([.$B71];[$'settings groups'.$A$2:.$B$106];2;0); &quot;&quot;)" office:value-type="string" office:string-value="reference_container" calcext:value-type="string">
            <text:p>reference_container</text:p>
          </table:table-cell>
          <table:table-cell table:style-name="ce6" table:formula="of:=IFERROR(VLOOKUP([.$B71];[$'default values'.$A$2:.$B$106];2;0); &quot;&quot;)" office:value-type="string" office:string-value="period" calcext:value-type="string">
            <text:p>period</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SECTION_SHORTCODE</text:p>
          </table:table-cell>
          <table:table-cell table:style-name="ce6" table:formula="of:=IFERROR(VLOOKUP([.$B72];[$keys.$A$2:.$B$106];2;0); &quot;&quot;)" office:value-type="string" office:string-value="footnotes_inputfield_section_shortcode" calcext:value-type="string">
            <text:p>footnotes_inputfield_section_shortcode</text:p>
          </table:table-cell>
          <table:table-cell table:style-name="ce6" table:formula="of:=IFERROR(VLOOKUP([.$B72];[$names.$A$2:.$B$106];2;0); &quot;&quot;)" office:value-type="string" office:string-value="Footnote Section Shortcode" calcext:value-type="string">
            <text:p>Footnote Section Shortcode</text:p>
          </table:table-cell>
          <table:table-cell table:style-name="ce6" table:formula="of:=IFERROR(VLOOKUP([.$B72];[$descriptions.$A$2:.$B$106];2;0); &quot;&quot;)" office:value-type="string" office:string-value="If present in the content, any shortcode in this text box will delimit a section terminated by a reference container." calcext:value-type="string">
            <text:p>If present in the content, any shortcode in this text box will delimit a section terminated by a reference container.</text:p>
          </table:table-cell>
          <table:table-cell table:style-name="ce6" table:formula="of:=IFERROR(VLOOKUP([.$B72];[$'settings groups'.$A$2:.$B$106];2;0); &quot;&quot;)" office:value-type="string" office:string-value="reference_container" calcext:value-type="string">
            <text:p>reference_container</text:p>
          </table:table-cell>
          <table:table-cell table:style-name="ce6" table:formula="of:=IFERROR(VLOOKUP([.$B72];[$'default values'.$A$2:.$B$106];2;0); &quot;&quot;)" office:value-type="string" office:string-value="[[/footnotesection]]" calcext:value-type="string">
            <text:p>[[/footnotesection]]</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URL_WRAP_ENABLED</text:p>
          </table:table-cell>
          <table:table-cell table:style-name="ce6" table:formula="of:=IFERROR(VLOOKUP([.$B73];[$keys.$A$2:.$B$106];2;0); &quot;&quot;)" office:value-type="string" office:string-value="footnote_inputfield_url_wrap_enabled" calcext:value-type="string">
            <text:p>footnote_inputfield_url_wrap_enabled</text:p>
          </table:table-cell>
          <table:table-cell table:style-name="ce6" table:formula="of:=IFERROR(VLOOKUP([.$B73];[$names.$A$2:.$B$106];2;0); &quot;&quot;)" office:value-type="string" office:string-value="Allow URLs to Line-Wrap Anywhere" calcext:value-type="string">
            <text:p>Allow URLs to Line-Wrap Anywhere</text:p>
          </table:table-cell>
          <table:table-cell table:style-name="ce6" table:formula="of:=IFERROR(VLOOKUP([.$B73];[$descriptions.$A$2:.$B$106];2;0); &quot;&quot;)" office:value-type="string" office:string-value="Unicode-conformant browsers don't need this fix." calcext:value-type="string">
            <text:p>Unicode-conformant browsers don't need this fix.</text:p>
          </table:table-cell>
          <table:table-cell table:style-name="ce6" table:formula="of:=IFERROR(VLOOKUP([.$B73];[$'settings groups'.$A$2:.$B$106];2;0); &quot;&quot;)" office:value-type="string" office:string-value="reference_container" calcext:value-type="string">
            <text:p>reference_container</text:p>
          </table:table-cell>
          <table:table-cell table:style-name="ce6" table:formula="of:=IFERROR(VLOOKUP([.$B73];[$'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PAGE_LAYOUT_SUPPORT</text:p>
          </table:table-cell>
          <table:table-cell table:style-name="ce6" table:formula="of:=IFERROR(VLOOKUP([.$B74];[$keys.$A$2:.$B$106];2;0); &quot;&quot;)" office:value-type="string" office:string-value="footnotes_inputfield_page_layout_support" calcext:value-type="string">
            <text:p>footnotes_inputfield_page_layout_support</text:p>
          </table:table-cell>
          <table:table-cell table:style-name="ce6" table:formula="of:=IFERROR(VLOOKUP([.$B74];[$names.$A$2:.$B$106];2;0); &quot;&quot;)" office:value-type="string" office:string-value="Apply Basic Responsive Page Layout" calcext:value-type="string">
            <text:p>Apply Basic Responsive Page Layout</text:p>
          </table:table-cell>
          <table:table-cell table:style-name="ce6" table:formula="of:=IFERROR(VLOOKUP([.$B74];[$descriptions.$A$2:.$B$106];2;0); &quot;&quot;)" office:value-type="string" office:string-value="Most themes don't need this fix." calcext:value-type="string">
            <text:p>Most themes don't need this fix.</text:p>
          </table:table-cell>
          <table:table-cell table:style-name="ce6" table:formula="of:=IFERROR(VLOOKUP([.$B74];[$'settings groups'.$A$2:.$B$106];2;0); &quot;&quot;)" office:value-type="string" office:string-value="reference_container" calcext:value-type="string">
            <text:p>reference_container</text:p>
          </table:table-cell>
          <table:table-cell table:style-name="ce6" table:formula="of:=IFERROR(VLOOKUP([.$B74];[$'default values'.$A$2:.$B$106];2;0); &quot;&quot;)" office:value-type="string" office:string-value="none" calcext:value-type="string">
            <text:p>none</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REFERENCE_CONTAINER_SCRIPT_MODE</text:p>
          </table:table-cell>
          <table:table-cell table:style-name="ce6" table:formula="of:=IFERROR(VLOOKUP([.$B75];[$keys.$A$2:.$B$106];2;0); &quot;&quot;)" office:value-type="string" office:string-value="footnotes_inputfield_reference_container_script_mode" calcext:value-type="string">
            <text:p>footnotes_inputfield_reference_container_script_mode</text:p>
          </table:table-cell>
          <table:table-cell table:style-name="ce6" table:formula="of:=IFERROR(VLOOKUP([.$B75];[$names.$A$2:.$B$106];2;0); &quot;&quot;)" office:value-type="string" office:string-value="Script Mode" calcext:value-type="string">
            <text:p>Script Mode</text:p>
          </table:table-cell>
          <table:table-cell table:style-name="ce6" table:formula="of:=IFERROR(VLOOKUP([.$B75];[$descriptions.$A$2:.$B$106];2;0); &quot;&quot;)" office:value-type="string" office:string-value="The plain JavaScript mode will enable hard links with configurable scroll offset." calcext:value-type="string">
            <text:p>The plain JavaScript mode will enable hard links with configurable scroll offset.</text:p>
          </table:table-cell>
          <table:table-cell table:style-name="ce6" table:formula="of:=IFERROR(VLOOKUP([.$B75];[$'settings groups'.$A$2:.$B$106];2;0); &quot;&quot;)" office:value-type="string" office:string-value="reference_container" calcext:value-type="string">
            <text:p>reference_container</text:p>
          </table:table-cell>
          <table:table-cell table:style-name="ce6" table:formula="of:=IFERROR(VLOOKUP([.$B75];[$'default values'.$A$2:.$B$106];2;0); &quot;&quot;)" office:value-type="string" office:string-value="jquery" calcext:value-type="string">
            <text:p>jquery</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3COLUMN_LAYOUT_ENABLE</text:p>
          </table:table-cell>
          <table:table-cell table:style-name="ce6" table:formula="of:=IFERROR(VLOOKUP([.$B76];[$keys.$A$2:.$B$106];2;0); &quot;&quot;)" office:value-type="string" office:string-value="footnotes_inputfield_reference_container_3column_layout_enable" calcext:value-type="string">
            <text:p>footnotes_inputfield_reference_container_3column_layout_enable</text:p>
          </table:table-cell>
          <table:table-cell table:style-name="ce6" table:formula="of:=IFERROR(VLOOKUP([.$B76];[$names.$A$2:.$B$106];2;0); &quot;&quot;)" office:value-type="string" office:string-value="Backlink Symbol in an Extra Column" calcext:value-type="string">
            <text:p>Backlink Symbol in an Extra Column</text:p>
          </table:table-cell>
          <table:table-cell table:style-name="ce6" table:formula="of:=IFERROR(VLOOKUP([.$B76];[$descriptions.$A$2:.$B$106];2;0); &quot;&quot;)" office:value-type="string" office:string-value="This legacy layout is available if identical footnotes are not combined." calcext:value-type="string">
            <text:p>This legacy layout is available if identical footnotes are not combined.</text:p>
          </table:table-cell>
          <table:table-cell table:style-name="ce6" table:formula="of:=IFERROR(VLOOKUP([.$B76];[$'settings groups'.$A$2:.$B$106];2;0); &quot;&quot;)" office:value-type="string" office:string-value="reference_container" calcext:value-type="string">
            <text:p>reference_container</text:p>
          </table:table-cell>
          <table:table-cell table:style-name="ce6" table:formula="of:=IFERROR(VLOOKUP([.$B76];[$'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ENABLE</text:p>
          </table:table-cell>
          <table:table-cell table:style-name="ce6" table:formula="of:=IFERROR(VLOOKUP([.$B77];[$keys.$A$2:.$B$106];2;0); &quot;&quot;)" office:value-type="string" office:string-value="footnotes_inputfield_reference_container_backlink_symbol_enable" calcext:value-type="string">
            <text:p>footnotes_inputfield_reference_container_backlink_symbol_enable</text:p>
          </table:table-cell>
          <table:table-cell table:style-name="ce6" table:formula="of:=IFERROR(VLOOKUP([.$B77];[$names.$A$2:.$B$106];2;0); &quot;&quot;)" office:value-type="string" office:string-value="Display a Backlink Symbol" calcext:value-type="string">
            <text:p>Display a Backlink Symbol</text:p>
          </table:table-cell>
          <table:table-cell table:style-name="ce6" table:formula="of:=IFERROR(VLOOKUP([.$B77];[$descriptions.$A$2:.$B$106];2;0); &quot;&quot;)" office:value-type="string" office:string-value="Please choose or input the symbol at the top of the next dashboard tab." calcext:value-type="string">
            <text:p>Please choose or input the symbol at the top of the next dashboard tab.</text:p>
          </table:table-cell>
          <table:table-cell table:style-name="ce6" table:formula="of:=IFERROR(VLOOKUP([.$B77];[$'settings groups'.$A$2:.$B$106];2;0); &quot;&quot;)" office:value-type="string" office:string-value="reference_container" calcext:value-type="string">
            <text:p>reference_container</text:p>
          </table:table-cell>
          <table:table-cell table:style-name="ce6" table:formula="of:=IFERROR(VLOOKUP([.$B77];[$'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SWITCH</text:p>
          </table:table-cell>
          <table:table-cell table:style-name="ce6" table:formula="of:=IFERROR(VLOOKUP([.$B78];[$keys.$A$2:.$B$106];2;0); &quot;&quot;)" office:value-type="string" office:string-value="footnotes_inputfield_reference_container_backlink_symbol_switch" calcext:value-type="string">
            <text:p>footnotes_inputfield_reference_container_backlink_symbol_switch</text:p>
          </table:table-cell>
          <table:table-cell table:style-name="ce6" table:formula="of:=IFERROR(VLOOKUP([.$B78];[$names.$A$2:.$B$106];2;0); &quot;&quot;)" office:value-type="string" office:string-value="Append Instead of Prepend Symbol" calcext:value-type="string">
            <text:p>Append Instead of Prepend Symbol</text:p>
          </table:table-cell>
          <table:table-cell table:style-name="ce6" table:formula="of:=IFERROR(VLOOKUP([.$B78];[$descriptions.$A$2:.$B$106];2;0); &quot;&quot;)">
            <text:p/>
          </table:table-cell>
          <table:table-cell table:style-name="ce6" table:formula="of:=IFERROR(VLOOKUP([.$B78];[$'settings groups'.$A$2:.$B$106];2;0); &quot;&quot;)" office:value-type="string" office:string-value="reference_container" calcext:value-type="string">
            <text:p>reference_container</text:p>
          </table:table-cell>
          <table:table-cell table:style-name="ce6" table:formula="of:=IFERROR(VLOOKUP([.$B78];[$'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SWITCH</text:p>
          </table:table-cell>
          <table:table-cell table:style-name="ce6" table:formula="of:=IFERROR(VLOOKUP([.$B79];[$keys.$A$2:.$B$106];2;0); &quot;&quot;)" office:value-type="string" office:string-value="footnotes_inputfield_reference_container_backlink_symbol_switch" calcext:value-type="string">
            <text:p>footnotes_inputfield_reference_container_backlink_symbol_switch</text:p>
          </table:table-cell>
          <table:table-cell table:style-name="ce6" table:formula="of:=IFERROR(VLOOKUP([.$B79];[$names.$A$2:.$B$106];2;0); &quot;&quot;)" office:value-type="string" office:string-value="Append Instead of Prepend Symbol" calcext:value-type="string">
            <text:p>Append Instead of Prepend Symbol</text:p>
          </table:table-cell>
          <table:table-cell table:style-name="ce6" table:formula="of:=IFERROR(VLOOKUP([.$B79];[$descriptions.$A$2:.$B$106];2;0); &quot;&quot;)">
            <text:p/>
          </table:table-cell>
          <table:table-cell table:style-name="ce6" table:formula="of:=IFERROR(VLOOKUP([.$B79];[$'settings groups'.$A$2:.$B$106];2;0); &quot;&quot;)" office:value-type="string" office:string-value="reference_container" calcext:value-type="string">
            <text:p>reference_container</text:p>
          </table:table-cell>
          <table:table-cell table:style-name="ce6" table:formula="of:=IFERROR(VLOOKUP([.$B79];[$'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OTTOM_MARGIN</text:p>
          </table:table-cell>
          <table:table-cell table:style-name="ce6" table:formula="of:=IFERROR(VLOOKUP([.$B80];[$keys.$A$2:.$B$106];2;0); &quot;&quot;)" office:value-type="string" office:string-value="footnotes_inputfield_reference_container_bottom_margin" calcext:value-type="string">
            <text:p>footnotes_inputfield_reference_container_bottom_margin</text:p>
          </table:table-cell>
          <table:table-cell table:style-name="ce6" table:formula="of:=IFERROR(VLOOKUP([.$B80];[$names.$A$2:.$B$106];2;0); &quot;&quot;)" office:value-type="string" office:string-value="Bottom Margin" calcext:value-type="string">
            <text:p>Bottom Margin</text:p>
          </table:table-cell>
          <table:table-cell table:style-name="ce6" table:formula="of:=IFERROR(VLOOKUP([.$B80];[$descriptions.$A$2:.$B$106];2;0); &quot;&quot;)" office:value-type="string" office:string-value="pixels; may be negative" calcext:value-type="string">
            <text:p>pixels; may be negative</text:p>
          </table:table-cell>
          <table:table-cell table:style-name="ce6" table:formula="of:=IFERROR(VLOOKUP([.$B80];[$'settings groups'.$A$2:.$B$106];2;0); &quot;&quot;)" office:value-type="string" office:string-value="reference_container" calcext:value-type="string">
            <text:p>reference_container</text:p>
          </table:table-cell>
          <table:table-cell table:style-name="ce6" table:formula="of:=IFERROR(VLOOKUP([.$B80];[$'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COLLAPSE</text:p>
          </table:table-cell>
          <table:table-cell table:style-name="ce6" table:formula="of:=IFERROR(VLOOKUP([.$B81];[$keys.$A$2:.$B$106];2;0); &quot;&quot;)" office:value-type="string" office:string-value="footnote_inputfield_collapse_references" calcext:value-type="string">
            <text:p>footnote_inputfield_collapse_references</text:p>
          </table:table-cell>
          <table:table-cell table:style-name="ce6" table:formula="of:=IFERROR(VLOOKUP([.$B81];[$names.$A$2:.$B$106];2;0); &quot;&quot;)" office:value-type="string" office:string-value="Collapse by Default" calcext:value-type="string">
            <text:p>Collapse by Default</text:p>
          </table:table-cell>
          <table:table-cell table:style-name="ce6" table:formula="of:=IFERROR(VLOOKUP([.$B81];[$descriptions.$A$2:.$B$106];2;0); &quot;&quot;)">
            <text:p/>
          </table:table-cell>
          <table:table-cell table:style-name="ce6" table:formula="of:=IFERROR(VLOOKUP([.$B81];[$'settings groups'.$A$2:.$B$106];2;0); &quot;&quot;)" office:value-type="string" office:string-value="reference_container" calcext:value-type="string">
            <text:p>reference_container</text:p>
          </table:table-cell>
          <table:table-cell table:style-name="ce6" table:formula="of:=IFERROR(VLOOKUP([.$B81];[$'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LABEL_BOTTOM_BORDER</text:p>
          </table:table-cell>
          <table:table-cell table:style-name="ce6" table:formula="of:=IFERROR(VLOOKUP([.$B82];[$keys.$A$2:.$B$106];2;0); &quot;&quot;)" office:value-type="string" office:string-value="footnotes_inputfield_reference_container_label_bottom_border" calcext:value-type="string">
            <text:p>footnotes_inputfield_reference_container_label_bottom_border</text:p>
          </table:table-cell>
          <table:table-cell table:style-name="ce6" table:formula="of:=IFERROR(VLOOKUP([.$B82];[$names.$A$2:.$B$106];2;0); &quot;&quot;)" office:value-type="string" office:string-value="Border Under the Heading" calcext:value-type="string">
            <text:p>Border Under the Heading</text:p>
          </table:table-cell>
          <table:table-cell table:style-name="ce6" table:formula="of:=IFERROR(VLOOKUP([.$B82];[$descriptions.$A$2:.$B$106];2;0); &quot;&quot;)">
            <text:p/>
          </table:table-cell>
          <table:table-cell table:style-name="ce6" table:formula="of:=IFERROR(VLOOKUP([.$B82];[$'settings groups'.$A$2:.$B$106];2;0); &quot;&quot;)" office:value-type="string" office:string-value="reference_container" calcext:value-type="string">
            <text:p>reference_container</text:p>
          </table:table-cell>
          <table:table-cell table:style-name="ce6" table:formula="of:=IFERROR(VLOOKUP([.$B82];[$'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LABEL_ELEMENT</text:p>
          </table:table-cell>
          <table:table-cell table:style-name="ce6" table:formula="of:=IFERROR(VLOOKUP([.$B83];[$keys.$A$2:.$B$106];2;0); &quot;&quot;)" office:value-type="string" office:string-value="footnote_inputfield_references_label" calcext:value-type="string">
            <text:p>footnote_inputfield_references_label</text:p>
          </table:table-cell>
          <table:table-cell table:style-name="ce6" table:formula="of:=IFERROR(VLOOKUP([.$B83];[$names.$A$2:.$B$106];2;0); &quot;&quot;)" office:value-type="string" office:string-value="Heading's HTML Element" calcext:value-type="string">
            <text:p>Heading's HTML Element</text:p>
          </table:table-cell>
          <table:table-cell table:style-name="ce6" table:formula="of:=IFERROR(VLOOKUP([.$B83];[$descriptions.$A$2:.$B$106];2;0); &quot;&quot;)">
            <text:p/>
          </table:table-cell>
          <table:table-cell table:style-name="ce6" table:formula="of:=IFERROR(VLOOKUP([.$B83];[$'settings groups'.$A$2:.$B$106];2;0); &quot;&quot;)" office:value-type="string" office:string-value="reference_container" calcext:value-type="string">
            <text:p>reference_container</text:p>
          </table:table-cell>
          <table:table-cell table:style-name="ce6" table:formula="of:=IFERROR(VLOOKUP([.$B83];[$'default values'.$A$2:.$B$106];2;0); &quot;&quot;)" office:value-type="string" office:string-value="p" calcext:value-type="string">
            <text:p>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NAME</text:p>
          </table:table-cell>
          <table:table-cell table:style-name="ce6" table:formula="of:=IFERROR(VLOOKUP([.$B84];[$keys.$A$2:.$B$106];2;0); &quot;&quot;)" office:value-type="string" office:string-value="footnote_inputfield_references_label" calcext:value-type="string">
            <text:p>footnote_inputfield_references_label</text:p>
          </table:table-cell>
          <table:table-cell table:style-name="ce6" table:formula="of:=IFERROR(VLOOKUP([.$B84];[$names.$A$2:.$B$106];2;0); &quot;&quot;)" office:value-type="string" office:string-value="Reference Container Title" calcext:value-type="string">
            <text:p>Reference Container Title</text:p>
          </table:table-cell>
          <table:table-cell table:style-name="ce6" table:formula="of:=IFERROR(VLOOKUP([.$B84];[$descriptions.$A$2:.$B$106];2;0); &quot;&quot;)">
            <text:p/>
          </table:table-cell>
          <table:table-cell table:style-name="ce6" table:formula="of:=IFERROR(VLOOKUP([.$B84];[$'settings groups'.$A$2:.$B$106];2;0); &quot;&quot;)" office:value-type="string" office:string-value="reference_container" calcext:value-type="string">
            <text:p>reference_container</text:p>
          </table:table-cell>
          <table:table-cell table:style-name="ce6" table:formula="of:=IFERROR(VLOOKUP([.$B84];[$'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text:p>
          </table:table-cell>
          <table:table-cell table:style-name="ce6" table:formula="of:=IFERROR(VLOOKUP([.$B85];[$keys.$A$2:.$B$106];2;0); &quot;&quot;)" office:value-type="string" office:string-value="footnote_inputfield_reference_container_place" calcext:value-type="string">
            <text:p>footnote_inputfield_reference_container_place</text:p>
          </table:table-cell>
          <table:table-cell table:style-name="ce6" table:formula="of:=IFERROR(VLOOKUP([.$B85];[$names.$A$2:.$B$106];2;0); &quot;&quot;)" office:value-type="string" office:string-value="Container Position" calcext:value-type="string">
            <text:p>Container Position</text:p>
          </table:table-cell>
          <table:table-cell table:style-name="ce6" table:formula="of:=IFERROR(VLOOKUP([.$B85];[$descriptions.$A$2:.$B$106];2;0); &quot;&quot;)" office:value-type="string" office:string-value="Where the container should be placed on the page. To use the position or section shortcode, please set the position to: at the end of the post" calcext:value-type="string">
            <text:p>Where the container should be placed on the page. To use the position or section shortcode, please set the position to: at the end of the post</text:p>
          </table:table-cell>
          <table:table-cell table:style-name="ce6" table:formula="of:=IFERROR(VLOOKUP([.$B85];[$'settings groups'.$A$2:.$B$106];2;0); &quot;&quot;)" office:value-type="string" office:string-value="reference_container" calcext:value-type="string">
            <text:p>reference_container</text:p>
          </table:table-cell>
          <table:table-cell table:style-name="ce6" table:formula="of:=IFERROR(VLOOKUP([.$B85];[$'default values'.$A$2:.$B$106];2;0); &quot;&quot;)" office:value-type="string" office:string-value="post_end" calcext:value-type="string">
            <text:p>post_end</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_SHORTCODE</text:p>
          </table:table-cell>
          <table:table-cell table:style-name="ce6" table:formula="of:=IFERROR(VLOOKUP([.$B86];[$keys.$A$2:.$B$106];2;0); &quot;&quot;)" office:value-type="string" office:string-value="footnote_inputfield_reference_container_position_shortcode" calcext:value-type="string">
            <text:p>footnote_inputfield_reference_container_position_shortcode</text:p>
          </table:table-cell>
          <table:table-cell table:style-name="ce6" table:formula="of:=IFERROR(VLOOKUP([.$B86];[$names.$A$2:.$B$106];2;0); &quot;&quot;)" office:value-type="string" office:string-value="Position Shortcode" calcext:value-type="string">
            <text:p>Position Shortcode</text:p>
          </table:table-cell>
          <table:table-cell table:style-name="ce6" table:formula="of:=IFERROR(VLOOKUP([.$B86];[$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6" table:formula="of:=IFERROR(VLOOKUP([.$B86];[$'settings groups'.$A$2:.$B$106];2;0); &quot;&quot;)" office:value-type="string" office:string-value="reference_container" calcext:value-type="string">
            <text:p>reference_container</text:p>
          </table:table-cell>
          <table:table-cell table:style-name="ce6" table:formula="of:=IFERROR(VLOOKUP([.$B86];[$'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_SHORTCODE</text:p>
          </table:table-cell>
          <table:table-cell table:style-name="ce6" table:formula="of:=IFERROR(VLOOKUP([.$B87];[$keys.$A$2:.$B$106];2;0); &quot;&quot;)" office:value-type="string" office:string-value="footnote_inputfield_reference_container_position_shortcode" calcext:value-type="string">
            <text:p>footnote_inputfield_reference_container_position_shortcode</text:p>
          </table:table-cell>
          <table:table-cell table:style-name="ce6" table:formula="of:=IFERROR(VLOOKUP([.$B87];[$names.$A$2:.$B$106];2;0); &quot;&quot;)" office:value-type="string" office:string-value="Position Shortcode" calcext:value-type="string">
            <text:p>Position Shortcode</text:p>
          </table:table-cell>
          <table:table-cell table:style-name="ce6" table:formula="of:=IFERROR(VLOOKUP([.$B87];[$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6" table:formula="of:=IFERROR(VLOOKUP([.$B87];[$'settings groups'.$A$2:.$B$106];2;0); &quot;&quot;)" office:value-type="string" office:string-value="reference_container" calcext:value-type="string">
            <text:p>reference_container</text:p>
          </table:table-cell>
          <table:table-cell table:style-name="ce6" table:formula="of:=IFERROR(VLOOKUP([.$B87];[$'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ROW_BORDERS_ENABLE</text:p>
          </table:table-cell>
          <table:table-cell table:style-name="ce6" table:formula="of:=IFERROR(VLOOKUP([.$B88];[$keys.$A$2:.$B$106];2;0); &quot;&quot;)" office:value-type="string" office:string-value="footnotes_inputfield_reference_container_row_borders_enable" calcext:value-type="string">
            <text:p>footnotes_inputfield_reference_container_row_borders_enable</text:p>
          </table:table-cell>
          <table:table-cell table:style-name="ce6" table:formula="of:=IFERROR(VLOOKUP([.$B88];[$names.$A$2:.$B$106];2;0); &quot;&quot;)" office:value-type="string" office:string-value="Borders Around the Table Rows" calcext:value-type="string">
            <text:p>Borders Around the Table Rows</text:p>
          </table:table-cell>
          <table:table-cell table:style-name="ce6" table:formula="of:=IFERROR(VLOOKUP([.$B88];[$descriptions.$A$2:.$B$106];2;0); &quot;&quot;)">
            <text:p/>
          </table:table-cell>
          <table:table-cell table:style-name="ce6" table:formula="of:=IFERROR(VLOOKUP([.$B88];[$'settings groups'.$A$2:.$B$106];2;0); &quot;&quot;)" office:value-type="string" office:string-value="reference_container" calcext:value-type="string">
            <text:p>reference_container</text:p>
          </table:table-cell>
          <table:table-cell table:style-name="ce6" table:formula="of:=IFERROR(VLOOKUP([.$B88];[$'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START_PAGE_ENABLE</text:p>
          </table:table-cell>
          <table:table-cell table:style-name="ce6" table:formula="of:=IFERROR(VLOOKUP([.$B89];[$keys.$A$2:.$B$106];2;0); &quot;&quot;)" office:value-type="string" office:string-value="footnotes_inputfield_reference_container_start_page_enable" calcext:value-type="string">
            <text:p>footnotes_inputfield_reference_container_start_page_enable</text:p>
          </table:table-cell>
          <table:table-cell table:style-name="ce6" table:formula="of:=IFERROR(VLOOKUP([.$B89];[$names.$A$2:.$B$106];2;0); &quot;&quot;)" office:value-type="string" office:string-value="Display on Start Page Too" calcext:value-type="string">
            <text:p>Display on Start Page Too</text:p>
          </table:table-cell>
          <table:table-cell table:style-name="ce6" table:formula="of:=IFERROR(VLOOKUP([.$B89];[$descriptions.$A$2:.$B$106];2;0); &quot;&quot;)">
            <text:p/>
          </table:table-cell>
          <table:table-cell table:style-name="ce6" table:formula="of:=IFERROR(VLOOKUP([.$B89];[$'settings groups'.$A$2:.$B$106];2;0); &quot;&quot;)" office:value-type="string" office:string-value="reference_container" calcext:value-type="string">
            <text:p>reference_container</text:p>
          </table:table-cell>
          <table:table-cell table:style-name="ce6" table:formula="of:=IFERROR(VLOOKUP([.$B89];[$'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TOP_MARGIN</text:p>
          </table:table-cell>
          <table:table-cell table:style-name="ce6" table:formula="of:=IFERROR(VLOOKUP([.$B90];[$keys.$A$2:.$B$106];2;0); &quot;&quot;)" office:value-type="string" office:string-value="footnotes_inputfield_reference_container_top_margin" calcext:value-type="string">
            <text:p>footnotes_inputfield_reference_container_top_margin</text:p>
          </table:table-cell>
          <table:table-cell table:style-name="ce6" table:formula="of:=IFERROR(VLOOKUP([.$B90];[$names.$A$2:.$B$106];2;0); &quot;&quot;)" office:value-type="string" office:string-value="Top Margin" calcext:value-type="string">
            <text:p>Top Margin</text:p>
          </table:table-cell>
          <table:table-cell table:style-name="ce6" table:formula="of:=IFERROR(VLOOKUP([.$B90];[$descriptions.$A$2:.$B$106];2;0); &quot;&quot;)" office:value-type="string" office:string-value="pixels; may be negative" calcext:value-type="string">
            <text:p>pixels; may be negative</text:p>
          </table:table-cell>
          <table:table-cell table:style-name="ce6" table:formula="of:=IFERROR(VLOOKUP([.$B90];[$'settings groups'.$A$2:.$B$106];2;0); &quot;&quot;)" office:value-type="string" office:string-value="reference_container" calcext:value-type="string">
            <text:p>reference_container</text:p>
          </table:table-cell>
          <table:table-cell table:style-name="ce6" table:formula="of:=IFERROR(VLOOKUP([.$B90];[$'default values'.$A$2:.$B$106];2;0); &quot;&quot;)" office:value-type="float" office:value="24" calcext:value-type="float">
            <text:p>24</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CSS_SMOOTH_SCROLLING</text:p>
          </table:table-cell>
          <table:table-cell table:style-name="ce6" table:formula="of:=IFERROR(VLOOKUP([.$B91];[$keys.$A$2:.$B$106];2;0); &quot;&quot;)" office:value-type="string" office:string-value="footnotes_inputfield_css_smooth_scrolling'" calcext:value-type="string">
            <text:p>footnotes_inputfield_css_smooth_scrolling'</text:p>
          </table:table-cell>
          <table:table-cell table:style-name="ce6" table:formula="of:=IFERROR(VLOOKUP([.$B91];[$names.$A$2:.$B$106];2;0); &quot;&quot;)" office:value-type="string" office:string-value="CSS-based smooth scrolling:" calcext:value-type="string">
            <text:p>CSS-based smooth scrolling:</text:p>
          </table:table-cell>
          <table:table-cell table:style-name="ce6" table:formula="of:=IFERROR(VLOOKUP([.$B91];[$descriptions.$A$2:.$B$106];2;0); &quot;&quot;)">
            <text:p/>
          </table:table-cell>
          <table:table-cell table:style-name="ce6" table:formula="of:=IFERROR(VLOOKUP([.$B91];[$'settings groups'.$A$2:.$B$106];2;0); &quot;&quot;)" office:value-type="string" office:string-value="scrolling" calcext:value-type="string">
            <text:p>scrolling</text:p>
          </table:table-cell>
          <table:table-cell table:style-name="ce6" table:formula="of:=IFERROR(VLOOKUP([.$B91];[$'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OWN_DELAY</text:p>
          </table:table-cell>
          <table:table-cell table:style-name="ce6" table:formula="of:=IFERROR(VLOOKUP([.$B92];[$keys.$A$2:.$B$106];2;0); &quot;&quot;)" office:value-type="string" office:string-value="footnotes_inputfield_scroll_down_delay" calcext:value-type="string">
            <text:p>footnotes_inputfield_scroll_down_delay</text:p>
          </table:table-cell>
          <table:table-cell table:style-name="ce6" table:formula="of:=IFERROR(VLOOKUP([.$B92];[$names.$A$2:.$B$106];2;0); &quot;&quot;)" office:value-type="string" office:string-value="Scroll-down delay:" calcext:value-type="string">
            <text:p>Scroll-down delay:</text:p>
          </table:table-cell>
          <table:table-cell table:style-name="ce6" table:formula="of:=IFERROR(VLOOKUP([.$B92];[$descriptions.$A$2:.$B$106];2;0); &quot;&quot;)">
            <text:p/>
          </table:table-cell>
          <table:table-cell table:style-name="ce6" table:formula="of:=IFERROR(VLOOKUP([.$B92];[$'settings groups'.$A$2:.$B$106];2;0); &quot;&quot;)" office:value-type="string" office:string-value="scrolling" calcext:value-type="string">
            <text:p>scrolling</text:p>
          </table:table-cell>
          <table:table-cell table:style-name="ce6" table:formula="of:=IFERROR(VLOOKUP([.$B9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OWN_DURATION</text:p>
          </table:table-cell>
          <table:table-cell table:style-name="ce6" table:formula="of:=IFERROR(VLOOKUP([.$B93];[$keys.$A$2:.$B$106];2;0); &quot;&quot;)" office:value-type="string" office:string-value="footnotes_inputfield_scroll_down_duration" calcext:value-type="string">
            <text:p>footnotes_inputfield_scroll_down_duration</text:p>
          </table:table-cell>
          <table:table-cell table:style-name="ce6" table:formula="of:=IFERROR(VLOOKUP([.$B93];[$names.$A$2:.$B$106];2;0); &quot;&quot;)" office:value-type="string" office:string-value="Scroll-down duration:" calcext:value-type="string">
            <text:p>Scroll-down duration:</text:p>
          </table:table-cell>
          <table:table-cell table:style-name="ce6" table:formula="of:=IFERROR(VLOOKUP([.$B93];[$descriptions.$A$2:.$B$106];2;0); &quot;&quot;)">
            <text:p/>
          </table:table-cell>
          <table:table-cell table:style-name="ce6" table:formula="of:=IFERROR(VLOOKUP([.$B93];[$'settings groups'.$A$2:.$B$106];2;0); &quot;&quot;)" office:value-type="string" office:string-value="scrolling" calcext:value-type="string">
            <text:p>scrolling</text:p>
          </table:table-cell>
          <table:table-cell table:style-name="ce6" table:formula="of:=IFERROR(VLOOKUP([.$B93];[$'default values'.$A$2:.$B$106];2;0); &quot;&quot;)" office:value-type="float" office:value="150" calcext:value-type="float">
            <text:p>1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URATION</text:p>
          </table:table-cell>
          <table:table-cell table:style-name="ce6" table:formula="of:=IFERROR(VLOOKUP([.$B94];[$keys.$A$2:.$B$106];2;0); &quot;&quot;)" office:value-type="string" office:string-value="footnotes_inputfield_scroll_duration" calcext:value-type="string">
            <text:p>footnotes_inputfield_scroll_duration</text:p>
          </table:table-cell>
          <table:table-cell table:style-name="ce6" table:formula="of:=IFERROR(VLOOKUP([.$B94];[$names.$A$2:.$B$106];2;0); &quot;&quot;)" office:value-type="string" office:string-value="Scroll duration:" calcext:value-type="string">
            <text:p>Scroll duration:</text:p>
          </table:table-cell>
          <table:table-cell table:style-name="ce6" table:formula="of:=IFERROR(VLOOKUP([.$B94];[$descriptions.$A$2:.$B$106];2;0); &quot;&quot;)">
            <text:p/>
          </table:table-cell>
          <table:table-cell table:style-name="ce6" table:formula="of:=IFERROR(VLOOKUP([.$B94];[$'settings groups'.$A$2:.$B$106];2;0); &quot;&quot;)" office:value-type="string" office:string-value="scrolling" calcext:value-type="string">
            <text:p>scrolling</text:p>
          </table:table-cell>
          <table:table-cell table:style-name="ce6" table:formula="of:=IFERROR(VLOOKUP([.$B94];[$'default values'.$A$2:.$B$106];2;0); &quot;&quot;)" office:value-type="float" office:value="380" calcext:value-type="float">
            <text:p>38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URATION_ASYMMETRICITY</text:p>
          </table:table-cell>
          <table:table-cell table:style-name="ce6" table:formula="of:=IFERROR(VLOOKUP([.$B95];[$keys.$A$2:.$B$106];2;0); &quot;&quot;)" office:value-type="string" office:string-value="footnotes_inputfield_scroll_duration_asymmetricity" calcext:value-type="string">
            <text:p>footnotes_inputfield_scroll_duration_asymmetricity</text:p>
          </table:table-cell>
          <table:table-cell table:style-name="ce6" table:formula="of:=IFERROR(VLOOKUP([.$B95];[$names.$A$2:.$B$106];2;0); &quot;&quot;)" office:value-type="string" office:string-value="Enable asymmetric scroll durations:" calcext:value-type="string">
            <text:p>Enable asymmetric scroll durations:</text:p>
          </table:table-cell>
          <table:table-cell table:style-name="ce6" table:formula="of:=IFERROR(VLOOKUP([.$B95];[$descriptions.$A$2:.$B$106];2;0); &quot;&quot;)">
            <text:p/>
          </table:table-cell>
          <table:table-cell table:style-name="ce6" table:formula="of:=IFERROR(VLOOKUP([.$B95];[$'settings groups'.$A$2:.$B$106];2;0); &quot;&quot;)" office:value-type="string" office:string-value="scrolling" calcext:value-type="string">
            <text:p>scrolling</text:p>
          </table:table-cell>
          <table:table-cell table:style-name="ce6" table:formula="of:=IFERROR(VLOOKUP([.$B95];[$'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OFFSET</text:p>
          </table:table-cell>
          <table:table-cell table:style-name="ce6" table:formula="of:=IFERROR(VLOOKUP([.$B96];[$keys.$A$2:.$B$106];2;0); &quot;&quot;)" office:value-type="string" office:string-value="footnotes_inputfield_scroll_offset" calcext:value-type="string">
            <text:p>footnotes_inputfield_scroll_offset</text:p>
          </table:table-cell>
          <table:table-cell table:style-name="ce6" table:formula="of:=IFERROR(VLOOKUP([.$B96];[$names.$A$2:.$B$106];2;0); &quot;&quot;)" office:value-type="string" office:string-value="Scroll offset:" calcext:value-type="string">
            <text:p>Scroll offset:</text:p>
          </table:table-cell>
          <table:table-cell table:style-name="ce6" table:formula="of:=IFERROR(VLOOKUP([.$B96];[$descriptions.$A$2:.$B$106];2;0); &quot;&quot;)">
            <text:p/>
          </table:table-cell>
          <table:table-cell table:style-name="ce6" table:formula="of:=IFERROR(VLOOKUP([.$B96];[$'settings groups'.$A$2:.$B$106];2;0); &quot;&quot;)" office:value-type="string" office:string-value="scrolling" calcext:value-type="string">
            <text:p>scrolling</text:p>
          </table:table-cell>
          <table:table-cell table:style-name="ce6" table:formula="of:=IFERROR(VLOOKUP([.$B96];[$'default values'.$A$2:.$B$106];2;0); &quot;&quot;)" office:value-type="float" office:value="20" calcext:value-type="float">
            <text:p>2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UP_DELAY</text:p>
          </table:table-cell>
          <table:table-cell table:style-name="ce6" table:formula="of:=IFERROR(VLOOKUP([.$B97];[$keys.$A$2:.$B$106];2;0); &quot;&quot;)" office:value-type="string" office:string-value="footnotes_inputfield_scroll_up_delay" calcext:value-type="string">
            <text:p>footnotes_inputfield_scroll_up_delay</text:p>
          </table:table-cell>
          <table:table-cell table:style-name="ce6" table:formula="of:=IFERROR(VLOOKUP([.$B97];[$names.$A$2:.$B$106];2;0); &quot;&quot;)" office:value-type="string" office:string-value="Scroll-up delay:" calcext:value-type="string">
            <text:p>Scroll-up delay:</text:p>
          </table:table-cell>
          <table:table-cell table:style-name="ce6" table:formula="of:=IFERROR(VLOOKUP([.$B97];[$descriptions.$A$2:.$B$106];2;0); &quot;&quot;)">
            <text:p/>
          </table:table-cell>
          <table:table-cell table:style-name="ce6" table:formula="of:=IFERROR(VLOOKUP([.$B97];[$'settings groups'.$A$2:.$B$106];2;0); &quot;&quot;)" office:value-type="string" office:string-value="scrolling" calcext:value-type="string">
            <text:p>scrolling</text:p>
          </table:table-cell>
          <table:table-cell table:style-name="ce6" table:formula="of:=IFERROR(VLOOKUP([.$B97];[$'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SHORTCODE_SYNTAX_VALIDATION_ENABLE</text:p>
          </table:table-cell>
          <table:table-cell table:style-name="ce6" table:formula="of:=IFERROR(VLOOKUP([.$B98];[$keys.$A$2:.$B$106];2;0); &quot;&quot;)" office:value-type="string" office:string-value="footnotes_inputfield_shortcode_syntax_validation_enable" calcext:value-type="string">
            <text:p>footnotes_inputfield_shortcode_syntax_validation_enable</text:p>
          </table:table-cell>
          <table:table-cell table:style-name="ce6" table:formula="of:=IFERROR(VLOOKUP([.$B98];[$names.$A$2:.$B$106];2;0); &quot;&quot;)" office:value-type="string" office:string-value="Check for balanced shortcodes:" calcext:value-type="string">
            <text:p>Check for balanced shortcodes:</text:p>
          </table:table-cell>
          <table:table-cell table:style-name="ce6" table:formula="of:=IFERROR(VLOOKUP([.$B98];[$descriptions.$A$2:.$B$106];2;0); &quot;&quot;)" office:value-type="string" office:string-value="If the start tag short code is '((' or '(((', it will not be reported as unbalanced if the following string contains braces hinting that it is a script." calcext:value-type="string">
            <text:p>If the start tag short code is '((' or '(((', it will not be reported as unbalanced if the following string contains braces hinting that it is a script.</text:p>
          </table:table-cell>
          <table:table-cell table:style-name="ce6" table:formula="of:=IFERROR(VLOOKUP([.$B98];[$'settings groups'.$A$2:.$B$106];2;0); &quot;&quot;)" office:value-type="string" office:string-value="start_end" calcext:value-type="string">
            <text:p>start_end</text:p>
          </table:table-cell>
          <table:table-cell table:style-name="ce6" table:formula="of:=IFERROR(VLOOKUP([.$B98];[$'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END</text:p>
          </table:table-cell>
          <table:table-cell table:style-name="ce6" table:formula="of:=IFERROR(VLOOKUP([.$B99];[$keys.$A$2:.$B$106];2;0); &quot;&quot;)" office:value-type="string" office:string-value="footnote_inputfield_placeholder_end" calcext:value-type="string">
            <text:p>footnote_inputfield_placeholder_end</text:p>
          </table:table-cell>
          <table:table-cell table:style-name="ce6" table:formula="of:=IFERROR(VLOOKUP([.$B99];[$names.$A$2:.$B$106];2;0); &quot;&quot;)" office:value-type="string" office:string-value="Footnote end tag short code:" calcext:value-type="string">
            <text:p>Footnote end tag short code:</text:p>
          </table:table-cell>
          <table:table-cell table:style-name="ce6" table:formula="of:=IFERROR(VLOOKUP([.$B99];[$descriptions.$A$2:.$B$106];2;0); &quot;&quot;)">
            <text:p/>
          </table:table-cell>
          <table:table-cell table:style-name="ce6" table:formula="of:=IFERROR(VLOOKUP([.$B99];[$'settings groups'.$A$2:.$B$106];2;0); &quot;&quot;)" office:value-type="string" office:string-value="start_end" calcext:value-type="string">
            <text:p>start_end</text:p>
          </table:table-cell>
          <table:table-cell table:style-name="ce6" table:formula="of:=IFERROR(VLOOKUP([.$B99];[$'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END_USER_DEFINED</text:p>
          </table:table-cell>
          <table:table-cell table:style-name="ce6" table:formula="of:=IFERROR(VLOOKUP([.$B100];[$keys.$A$2:.$B$106];2;0); &quot;&quot;)" office:value-type="string" office:string-value="footnote_inputfield_placeholder_end_user_defined" calcext:value-type="string">
            <text:p>footnote_inputfield_placeholder_end_user_defined</text:p>
          </table:table-cell>
          <table:table-cell table:style-name="ce6" table:formula="of:=IFERROR(VLOOKUP([.$B100];[$names.$A$2:.$B$106];2;0); &quot;&quot;)">
            <text:p/>
          </table:table-cell>
          <table:table-cell table:style-name="ce6" table:formula="of:=IFERROR(VLOOKUP([.$B100];[$descriptions.$A$2:.$B$106];2;0); &quot;&quot;)">
            <text:p/>
          </table:table-cell>
          <table:table-cell table:style-name="ce6" table:formula="of:=IFERROR(VLOOKUP([.$B100];[$'settings groups'.$A$2:.$B$106];2;0); &quot;&quot;)" office:value-type="string" office:string-value="start_end" calcext:value-type="string">
            <text:p>start_end</text:p>
          </table:table-cell>
          <table:table-cell table:style-name="ce6" table:formula="of:=IFERROR(VLOOKUP([.$B100];[$'default values'.$A$2:.$B$106];2;0); &quot;&quot;)" office:value-type="float" office:value="0" calcext:value-type="float">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START</text:p>
          </table:table-cell>
          <table:table-cell table:style-name="ce6" table:formula="of:=IFERROR(VLOOKUP([.$B101];[$keys.$A$2:.$B$106];2;0); &quot;&quot;)" office:value-type="string" office:string-value="footnote_inputfield_placeholder_start" calcext:value-type="string">
            <text:p>footnote_inputfield_placeholder_start</text:p>
          </table:table-cell>
          <table:table-cell table:style-name="ce6" table:formula="of:=IFERROR(VLOOKUP([.$B101];[$names.$A$2:.$B$106];2;0); &quot;&quot;)" office:value-type="string" office:string-value="Footnote start tag short code:" calcext:value-type="string">
            <text:p>Footnote start tag short code:</text:p>
          </table:table-cell>
          <table:table-cell table:style-name="ce6" table:formula="of:=IFERROR(VLOOKUP([.$B101];[$descriptions.$A$2:.$B$106];2;0); &quot;&quot;)" office:value-type="string" office:string-value="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cell table:style-name="ce6" table:formula="of:=IFERROR(VLOOKUP([.$B101];[$'settings groups'.$A$2:.$B$106];2;0); &quot;&quot;)" office:value-type="string" office:string-value="start_end" calcext:value-type="string">
            <text:p>start_end</text:p>
          </table:table-cell>
          <table:table-cell table:style-name="ce6" table:formula="of:=IFERROR(VLOOKUP([.$B101];[$'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START_USER_DEFINED</text:p>
          </table:table-cell>
          <table:table-cell table:style-name="ce6" table:formula="of:=IFERROR(VLOOKUP([.$B102];[$keys.$A$2:.$B$106];2;0); &quot;&quot;)" office:value-type="string" office:string-value="footnote_inputfield_placeholder_start_user_defined" calcext:value-type="string">
            <text:p>footnote_inputfield_placeholder_start_user_defined</text:p>
          </table:table-cell>
          <table:table-cell table:style-name="ce6" table:formula="of:=IFERROR(VLOOKUP([.$B102];[$names.$A$2:.$B$106];2;0); &quot;&quot;)">
            <text:p/>
          </table:table-cell>
          <table:table-cell table:style-name="ce6" table:formula="of:=IFERROR(VLOOKUP([.$B102];[$descriptions.$A$2:.$B$106];2;0); &quot;&quot;)">
            <text:p/>
          </table:table-cell>
          <table:table-cell table:style-name="ce6" table:formula="of:=IFERROR(VLOOKUP([.$B102];[$'settings groups'.$A$2:.$B$106];2;0); &quot;&quot;)" office:value-type="string" office:string-value="start_end" calcext:value-type="string">
            <text:p>start_end</text:p>
          </table:table-cell>
          <table:table-cell table:style-name="ce6" table:formula="of:=IFERROR(VLOOKUP([.$B102];[$'default values'.$A$2:.$B$106];2;0); &quot;&quot;)" office:value-type="float" office:value="0" calcext:value-type="float">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REFERRERS_NORMAL_SUPERSCRIPT</text:p>
          </table:table-cell>
          <table:table-cell table:style-name="ce6" table:formula="of:=IFERROR(VLOOKUP([.$B103];[$keys.$A$2:.$B$106];2;0); &quot;&quot;)" office:value-type="string" office:string-value="footnotes_inputfield_referrers_normal_superscript" calcext:value-type="string">
            <text:p>footnotes_inputfield_referrers_normal_superscript</text:p>
          </table:table-cell>
          <table:table-cell table:style-name="ce6" table:formula="of:=IFERROR(VLOOKUP([.$B103];[$names.$A$2:.$B$106];2;0); &quot;&quot;)" office:value-type="string" office:string-value="Normalize vertical alignment and font size:" calcext:value-type="string">
            <text:p>Normalize vertical alignment and font size:</text:p>
          </table:table-cell>
          <table:table-cell table:style-name="ce6" table:formula="of:=IFERROR(VLOOKUP([.$B103];[$descriptions.$A$2:.$B$106];2;0); &quot;&quot;)">
            <text:p/>
          </table:table-cell>
          <table:table-cell table:style-name="ce6" table:formula="of:=IFERROR(VLOOKUP([.$B103];[$'settings groups'.$A$2:.$B$106];2;0); &quot;&quot;)" office:value-type="string" office:string-value="superscript" calcext:value-type="string">
            <text:p>superscript</text:p>
          </table:table-cell>
          <table:table-cell table:style-name="ce6" table:formula="of:=IFERROR(VLOOKUP([.$B103];[$'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REFERRER_SUPERSCRIPT_TAGS</text:p>
          </table:table-cell>
          <table:table-cell table:style-name="ce6" table:formula="of:=IFERROR(VLOOKUP([.$B104];[$keys.$A$2:.$B$106];2;0); &quot;&quot;)" office:value-type="string" office:string-value="footnotes_inputfield_referrer_superscript_tags" calcext:value-type="string">
            <text:p>footnotes_inputfield_referrer_superscript_tags</text:p>
          </table:table-cell>
          <table:table-cell table:style-name="ce6" table:formula="of:=IFERROR(VLOOKUP([.$B104];[$names.$A$2:.$B$106];2;0); &quot;&quot;)" office:value-type="string" office:string-value="Display footnote referrers in superscript:" calcext:value-type="string">
            <text:p>Display footnote referrers in superscript:</text:p>
          </table:table-cell>
          <table:table-cell table:style-name="ce6" table:formula="of:=IFERROR(VLOOKUP([.$B104];[$descriptions.$A$2:.$B$106];2;0); &quot;&quot;)">
            <text:p/>
          </table:table-cell>
          <table:table-cell table:style-name="ce6" table:formula="of:=IFERROR(VLOOKUP([.$B104];[$'settings groups'.$A$2:.$B$106];2;0); &quot;&quot;)" office:value-type="string" office:string-value="superscript" calcext:value-type="string">
            <text:p>superscript</text:p>
          </table:table-cell>
          <table:table-cell table:style-name="ce6" table:formula="of:=IFERROR(VLOOKUP([.$B104];[$'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TYLING_AFTER</text:p>
          </table:table-cell>
          <table:table-cell table:style-name="ce6" table:formula="of:=IFERROR(VLOOKUP([.$B105];[$keys.$A$2:.$B$106];2;0); &quot;&quot;)" office:value-type="string" office:string-value="footnote_inputfield_custom_styling_after" calcext:value-type="string">
            <text:p>footnote_inputfield_custom_styling_after</text:p>
          </table:table-cell>
          <table:table-cell table:style-name="ce6" table:formula="of:=IFERROR(VLOOKUP([.$B105];[$names.$A$2:.$B$106];2;0); &quot;&quot;)" office:value-type="string" office:string-value="At the end of the footnote referrers:" calcext:value-type="string">
            <text:p>At the end of the footnote referrers:</text:p>
          </table:table-cell>
          <table:table-cell table:style-name="ce6" table:formula="of:=IFERROR(VLOOKUP([.$B105];[$descriptions.$A$2:.$B$106];2;0); &quot;&quot;)">
            <text:p/>
          </table:table-cell>
          <table:table-cell table:style-name="ce6" table:formula="of:=IFERROR(VLOOKUP([.$B105];[$'settings groups'.$A$2:.$B$106];2;0); &quot;&quot;)" office:value-type="string" office:string-value="superscript" calcext:value-type="string">
            <text:p>superscript</text:p>
          </table:table-cell>
          <table:table-cell table:style-name="ce6" table:formula="of:=IFERROR(VLOOKUP([.$B105];[$'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TYLING_BEFORE</text:p>
          </table:table-cell>
          <table:table-cell table:style-name="ce6" table:formula="of:=IFERROR(VLOOKUP([.$B106];[$keys.$A$2:.$B$106];2;0); &quot;&quot;)" office:value-type="string" office:string-value="footnote_inputfield_custom_styling_before" calcext:value-type="string">
            <text:p>footnote_inputfield_custom_styling_before</text:p>
          </table:table-cell>
          <table:table-cell table:style-name="ce6" table:formula="of:=IFERROR(VLOOKUP([.$B106];[$names.$A$2:.$B$106];2;0); &quot;&quot;)" office:value-type="string" office:string-value="At the start of the footnote referrers:" calcext:value-type="string">
            <text:p>At the start of the footnote referrers:</text:p>
          </table:table-cell>
          <table:table-cell table:style-name="ce6" table:formula="of:=IFERROR(VLOOKUP([.$B106];[$descriptions.$A$2:.$B$106];2;0); &quot;&quot;)">
            <text:p/>
          </table:table-cell>
          <table:table-cell table:style-name="ce6" table:formula="of:=IFERROR(VLOOKUP([.$B106];[$'settings groups'.$A$2:.$B$106];2;0); &quot;&quot;)" office:value-type="string" office:string-value="superscript" calcext:value-type="string">
            <text:p>superscript</text:p>
          </table:table-cell>
          <table:table-cell table:style-name="ce6" table:formula="of:=IFERROR(VLOOKUP([.$B106];[$'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LINK_ELEMENT_ENABLED</text:p>
          </table:table-cell>
          <table:table-cell table:style-name="ce6" table:formula="of:=IFERROR(VLOOKUP([.$B107];[$keys.$A$2:.$B$106];2;0); &quot;&quot;)" office:value-type="string" office:string-value="footnote_inputfield_link_element_enabled" calcext:value-type="string">
            <text:p>footnote_inputfield_link_element_enabled</text:p>
          </table:table-cell>
          <table:table-cell table:style-name="ce6" table:formula="of:=IFERROR(VLOOKUP([.$B107];[$names.$A$2:.$B$106];2;0); &quot;&quot;)" office:value-type="string" office:string-value="Use the link element for referrers and backlinks:" calcext:value-type="string">
            <text:p>Use the link element for referrers and backlinks:</text:p>
          </table:table-cell>
          <table:table-cell table:style-name="ce6" table:formula="of:=IFERROR(VLOOKUP([.$B107];[$descriptions.$A$2:.$B$106];2;0); &quot;&quot;)" office:value-type="string" office:string-value="The link element is needed to apply the theme's link color. If the link element is not desired for styling, a simple span is used instead when the above is unchecked." calcext:value-type="string">
            <text:p>The link element is needed to apply the theme's link color. If the link element is not desired for styling, a simple span is used instead when the above is unchecked.</text:p>
          </table:table-cell>
          <table:table-cell table:style-name="ce6" table:formula="of:=IFERROR(VLOOKUP([.$B107];[$'settings groups'.$A$2:.$B$106];2;0); &quot;&quot;)" office:value-type="string" office:string-value="superscript" calcext:value-type="string">
            <text:p>superscript</text:p>
          </table:table-cell>
          <table:table-cell table:style-name="ce6" table:formula="of:=IFERROR(VLOOKUP([.$B107];[$'default values'.$A$2:.$B$106];2;0); &quot;&quot;)" office:value-type="float" office:value="1" calcext:value-type="float">
            <text:p>1</text:p>
          </table:table-cell>
          <table:table-cell table:number-columns-repeated="1017"/>
        </table:table-row>
        <table:table-row table:style-name="ro1" table:number-rows-repeated="1048468">
          <table:table-cell table:number-columns-repeated="1024"/>
        </table:table-row>
        <table:table-row table:style-name="ro1">
          <table:table-cell table:number-columns-repeated="1024"/>
        </table:table-row>
        <calcext:conditional-formats>
          <calcext:conditional-format calcext:target-range-address="main.A2:main.G107">
            <calcext:condition calcext:apply-style-name="Good" calcext:value="formula-is([.$A2]=1)" calcext:base-cell-address="main.A2"/>
          </calcext:conditional-format>
        </calcext:conditional-formats>
      </table:table>
      <table:table table:name="keys" table:style-name="ta1">
        <table:table-column table:style-name="co9" table:default-cell-style-name="ce7"/>
        <table:table-column table:style-name="co10" table:default-cell-style-name="ce7"/>
        <table:table-row table:style-name="ro1">
          <table:table-cell office:value-type="string" calcext:value-type="string">
            <text:p>slug</text:p>
          </table:table-cell>
          <table:table-cell office:value-type="string" calcext:value-type="string">
            <text:p>key</text:p>
          </table:table-cell>
        </table:table-row>
        <table:table-row table:style-name="ro1">
          <table:table-cell office:value-type="string" calcext:value-type="string">
            <text:p>BACKLINKS_COLUMN_MAX_WIDTH_ENABLED</text:p>
          </table:table-cell>
          <table:table-cell office:value-type="string" calcext:value-type="string">
            <text:p>footnotes_inputfield_backlinks_column_max_width_enabled</text:p>
          </table:table-cell>
        </table:table-row>
        <table:table-row table:style-name="ro1">
          <table:table-cell office:value-type="string" calcext:value-type="string">
            <text:p>BACKLINKS_COLUMN_MAX_WIDTH_SCALAR</text:p>
          </table:table-cell>
          <table:table-cell office:value-type="string" calcext:value-type="string">
            <text:p>footnotes_inputfield_backlinks_column_max_width_scalar</text:p>
          </table:table-cell>
        </table:table-row>
        <table:table-row table:style-name="ro1">
          <table:table-cell office:value-type="string" calcext:value-type="string">
            <text:p>BACKLINKS_COLUMN_MAX_WIDTH_UNIT</text:p>
          </table:table-cell>
          <table:table-cell office:value-type="string" calcext:value-type="string">
            <text:p>footnotes_inputfield_backlinks_column_max_width_unit</text:p>
          </table:table-cell>
        </table:table-row>
        <table:table-row table:style-name="ro1">
          <table:table-cell office:value-type="string" calcext:value-type="string">
            <text:p>BACKLINKS_COLUMN_WIDTH_ENABLED</text:p>
          </table:table-cell>
          <table:table-cell office:value-type="string" calcext:value-type="string">
            <text:p>footnotes_inputfield_backlinks_column_width_enabled</text:p>
          </table:table-cell>
        </table:table-row>
        <table:table-row table:style-name="ro1">
          <table:table-cell office:value-type="string" calcext:value-type="string">
            <text:p>BACKLINKS_COLUMN_WIDTH_SCALAR</text:p>
          </table:table-cell>
          <table:table-cell office:value-type="string" calcext:value-type="string">
            <text:p>footnotes_inputfield_backlinks_column_width_scalar</text:p>
          </table:table-cell>
        </table:table-row>
        <table:table-row table:style-name="ro1">
          <table:table-cell office:value-type="string" calcext:value-type="string">
            <text:p>BACKLINKS_COLUMN_WIDTH_UNIT</text:p>
          </table:table-cell>
          <table:table-cell office:value-type="string" calcext:value-type="string">
            <text:p>footnotes_inputfield_backlinks_column_width_unit</text:p>
          </table:table-cell>
        </table:table-row>
        <table:table-row table:style-name="ro1">
          <table:table-cell office:value-type="string" calcext:value-type="string">
            <text:p>BACKLINKS_LINE_BREAKS_ENABLED</text:p>
          </table:table-cell>
          <table:table-cell office:value-type="string" calcext:value-type="string">
            <text:p>footnotes_inputfield_backlinks_line_breaks_enabled</text:p>
          </table:table-cell>
        </table:table-row>
        <table:table-row table:style-name="ro1">
          <table:table-cell office:value-type="string" calcext:value-type="string">
            <text:p>BACKLINKS_SEPARATOR_CUSTOM</text:p>
          </table:table-cell>
          <table:table-cell office:value-type="string" calcext:value-type="string">
            <text:p>footnotes_inputfield_backlinks_separator_custom</text:p>
          </table:table-cell>
        </table:table-row>
        <table:table-row table:style-name="ro1">
          <table:table-cell office:value-type="string" calcext:value-type="string">
            <text:p>BACKLINKS_SEPARATOR_ENABLED</text:p>
          </table:table-cell>
          <table:table-cell office:value-type="string" calcext:value-type="string">
            <text:p>footnotes_inputfield_backlinks_separator_enabled</text:p>
          </table:table-cell>
        </table:table-row>
        <table:table-row table:style-name="ro1">
          <table:table-cell office:value-type="string" calcext:value-type="string">
            <text:p>BACKLINKS_SEPARATOR_OPTION</text:p>
          </table:table-cell>
          <table:table-cell office:value-type="string" calcext:value-type="string">
            <text:p>footnotes_inputfield_backlinks_separator_option</text:p>
          </table:table-cell>
        </table:table-row>
        <table:table-row table:style-name="ro1">
          <table:table-cell office:value-type="string" calcext:value-type="string">
            <text:p>BACKLINKS_TERMINATOR_CUSTOM</text:p>
          </table:table-cell>
          <table:table-cell office:value-type="string" calcext:value-type="string">
            <text:p>footnotes_inputfield_backlinks_terminator_custom</text:p>
          </table:table-cell>
        </table:table-row>
        <table:table-row table:style-name="ro1">
          <table:table-cell office:value-type="string" calcext:value-type="string">
            <text:p>BACKLINKS_TERMINATOR_ENABLED</text:p>
          </table:table-cell>
          <table:table-cell office:value-type="string" calcext:value-type="string">
            <text:p>footnotes_inputfield_backlinks_terminator_enabled</text:p>
          </table:table-cell>
        </table:table-row>
        <table:table-row table:style-name="ro1">
          <table:table-cell office:value-type="string" calcext:value-type="string">
            <text:p>BACKLINKS_TERMINATOR_OPTION</text:p>
          </table:table-cell>
          <table:table-cell office:value-type="string" calcext:value-type="string">
            <text:p>footnotes_inputfield_backlinks_terminator_option</text:p>
          </table:table-cell>
        </table:table-row>
        <table:table-row table:style-name="ro1">
          <table:table-cell office:value-type="string" calcext:value-type="string">
            <text:p>COMBINE_IDENTICAL_FOOTNOTES</text:p>
          </table:table-cell>
          <table:table-cell office:value-type="string" calcext:value-type="string">
            <text:p>footnote_inputfield_combine_identical</text:p>
          </table:table-cell>
        </table:table-row>
        <table:table-row table:style-name="ro1">
          <table:table-cell office:value-type="string" calcext:value-type="string">
            <text:p>CUSTOM_CSS</text:p>
          </table:table-cell>
          <table:table-cell office:value-type="string" calcext:value-type="string">
            <text:p>footnote_inputfield_custom_css</text:p>
          </table:table-cell>
        </table:table-row>
        <table:table-row table:style-name="ro1">
          <table:table-cell office:value-type="string" calcext:value-type="string">
            <text:p>CUSTOM_CSS_LEGACY_ENABLE</text:p>
          </table:table-cell>
          <table:table-cell office:value-type="string" calcext:value-type="string">
            <text:p>footnote_inputfield_custom_css_legacy_enable</text:p>
          </table:table-cell>
        </table:table-row>
        <table:table-row table:style-name="ro1">
          <table:table-cell office:value-type="string" calcext:value-type="string">
            <text:p>CUSTOM_CSS_NEW</text:p>
          </table:table-cell>
          <table:table-cell office:value-type="string" calcext:value-type="string">
            <text:p>footnote_inputfield_custom_css_new</text:p>
          </table:table-cell>
        </table:table-row>
        <table:table-row table:style-name="ro1">
          <table:table-cell office:value-type="string" calcext:value-type="string">
            <text:p>EXPERT_LOOKUP_THE_CONTENT</text:p>
          </table:table-cell>
          <table:table-cell office:value-type="string" calcext:value-type="string">
            <text:p>footnote_inputfield_expert_lookup_the_content</text:p>
          </table:table-cell>
        </table:table-row>
        <table:table-row table:style-name="ro1">
          <table:table-cell office:value-type="string" calcext:value-type="string">
            <text:p>EXPERT_LOOKUP_THE_CONTENT_PRIORITY_LEVEL</text:p>
          </table:table-cell>
          <table:table-cell office:value-type="string" calcext:value-type="string">
            <text:p>footnote_inputfield_expert_lookup_the_content_priority_level</text:p>
          </table:table-cell>
        </table:table-row>
        <table:table-row table:style-name="ro1">
          <table:table-cell office:value-type="string" calcext:value-type="string">
            <text:p>EXPERT_LOOKUP_THE_EXCERPT</text:p>
          </table:table-cell>
          <table:table-cell office:value-type="string" calcext:value-type="string">
            <text:p>footnote_inputfield_expert_lookup_the_excerpt</text:p>
          </table:table-cell>
        </table:table-row>
        <table:table-row table:style-name="ro1">
          <table:table-cell office:value-type="string" calcext:value-type="string">
            <text:p>EXPERT_LOOKUP_THE_EXCERPT_PRIORITY_LEVEL</text:p>
          </table:table-cell>
          <table:table-cell office:value-type="string" calcext:value-type="string">
            <text:p>footnote_inputfield_expert_lookup_the_excerpt_priority_level</text:p>
          </table:table-cell>
        </table:table-row>
        <table:table-row table:style-name="ro1">
          <table:table-cell office:value-type="string" calcext:value-type="string">
            <text:p>EXPERT_LOOKUP_THE_TITLE</text:p>
          </table:table-cell>
          <table:table-cell office:value-type="string" calcext:value-type="string">
            <text:p>footnote_inputfield_expert_lookup_the_title</text:p>
          </table:table-cell>
        </table:table-row>
        <table:table-row table:style-name="ro1">
          <table:table-cell office:value-type="string" calcext:value-type="string">
            <text:p>EXPERT_LOOKUP_THE_TITLE_PRIORITY_LEVEL</text:p>
          </table:table-cell>
          <table:table-cell office:value-type="string" calcext:value-type="string">
            <text:p>footnote_inputfield_expert_lookup_the_title_priority_level</text:p>
          </table:table-cell>
        </table:table-row>
        <table:table-row table:style-name="ro1">
          <table:table-cell office:value-type="string" calcext:value-type="string">
            <text:p>EXPERT_LOOKUP_WIDGET_TEXT</text:p>
          </table:table-cell>
          <table:table-cell office:value-type="string" calcext:value-type="string">
            <text:p>footnote_inputfield_expert_lookup_widget_text</text:p>
          </table:table-cell>
        </table:table-row>
        <table:table-row table:style-name="ro1">
          <table:table-cell office:value-type="string" calcext:value-type="string">
            <text:p>EXPERT_LOOKUP_WIDGET_TEXT_PRIORITY_LEVEL</text:p>
          </table:table-cell>
          <table:table-cell office:value-type="string" calcext:value-type="string">
            <text:p>footnote_inputfield_expert_lookup_widget_text_priority_level</text:p>
          </table:table-cell>
        </table:table-row>
        <table:table-row table:style-name="ro1">
          <table:table-cell office:value-type="string" calcext:value-type="string">
            <text:p>EXPERT_LOOKUP_WIDGET_TITLE</text:p>
          </table:table-cell>
          <table:table-cell office:value-type="string" calcext:value-type="string">
            <text:p>footnote_inputfield_expert_lookup_widget_title</text:p>
          </table:table-cell>
        </table:table-row>
        <table:table-row table:style-name="ro1">
          <table:table-cell office:value-type="string" calcext:value-type="string">
            <text:p>EXPERT_LOOKUP_WIDGET_TITLE_PRIORITY_LEVEL</text:p>
          </table:table-cell>
          <table:table-cell office:value-type="string" calcext:value-type="string">
            <text:p>footnote_inputfield_expert_lookup_widget_title_priority_level</text:p>
          </table:table-cell>
        </table:table-row>
        <table:table-row table:style-name="ro1">
          <table:table-cell office:value-type="string" calcext:value-type="string">
            <text:p>FOOTNOTE_FRAGMENT_ID_SLUG</text:p>
          </table:table-cell>
          <table:table-cell office:value-type="string" calcext:value-type="string">
            <text:p>footnotes_inputfield_footnote_fragment_id_slug</text:p>
          </table:table-cell>
        </table:table-row>
        <table:table-row table:style-name="ro1">
          <table:table-cell office:value-type="string" calcext:value-type="string">
            <text:p>FOOTNOTE_REFERRERS_NORMAL_SUPERSCRIPT</text:p>
          </table:table-cell>
          <table:table-cell office:value-type="string" calcext:value-type="string">
            <text:p>footnotes_inputfield_referrers_normal_superscript</text:p>
          </table:table-cell>
        </table:table-row>
        <table:table-row table:style-name="ro1">
          <table:table-cell office:value-type="string" calcext:value-type="string">
            <text:p>FOOTNOTE_SECTION_SHORTCODE</text:p>
          </table:table-cell>
          <table:table-cell office:value-type="string" calcext:value-type="string">
            <text:p>footnotes_inputfield_section_shortcode</text:p>
          </table:table-cell>
        </table:table-row>
        <table:table-row table:style-name="ro1">
          <table:table-cell office:value-type="string" calcext:value-type="string">
            <text:p>FOOTNOTE_SHORTCODE_SYNTAX_VALIDATION_ENABLE</text:p>
          </table:table-cell>
          <table:table-cell office:value-type="string" calcext:value-type="string">
            <text:p>footnotes_inputfield_shortcode_syntax_validation_enable</text:p>
          </table:table-cell>
        </table:table-row>
        <table:table-row table:style-name="ro1">
          <table:table-cell office:value-type="string" calcext:value-type="string">
            <text:p>FOOTNOTE_URL_WRAP_ENABLED</text:p>
          </table:table-cell>
          <table:table-cell office:value-type="string" calcext:value-type="string">
            <text:p>footnote_inputfield_url_wrap_enabled</text:p>
          </table:table-cell>
        </table:table-row>
        <table:table-row table:style-name="ro1">
          <table:table-cell office:value-type="string" calcext:value-type="string">
            <text:p>FOOTNOTES_ALTERNATIVE_MOUSE_OVER_BOX_OFFSET_X</text:p>
          </table:table-cell>
          <table:table-cell office:value-type="string" calcext:value-type="string">
            <text:p>footnotes_inputfield_alternative_mouse_over_box_offset_x</text:p>
          </table:table-cell>
        </table:table-row>
        <table:table-row table:style-name="ro1">
          <table:table-cell office:value-type="string" calcext:value-type="string">
            <text:p>FOOTNOTES_ALTERNATIVE_MOUSE_OVER_BOX_OFFSET_Y</text:p>
          </table:table-cell>
          <table:table-cell office:value-type="string" calcext:value-type="string">
            <text:p>footnotes_inputfield_alternative_mouse_over_box_offset_y</text:p>
          </table:table-cell>
        </table:table-row>
        <table:table-row table:style-name="ro1">
          <table:table-cell office:value-type="string" calcext:value-type="string">
            <text:p>FOOTNOTES_ALTERNATIVE_MOUSE_OVER_BOX_POSITION</text:p>
          </table:table-cell>
          <table:table-cell office:value-type="string" calcext:value-type="string">
            <text:p>footnotes_inputfield_alternative_mouse_over_box_position</text:p>
          </table:table-cell>
        </table:table-row>
        <table:table-row table:style-name="ro1">
          <table:table-cell office:value-type="string" calcext:value-type="string">
            <text:p>FOOTNOTES_ALTERNATIVE_MOUSE_OVER_BOX_WIDTH</text:p>
          </table:table-cell>
          <table:table-cell office:value-type="string" calcext:value-type="string">
            <text:p>footnotes_inputfield_alternative_mouse_over_box_width</text:p>
          </table:table-cell>
        </table:table-row>
        <table:table-row table:style-name="ro1">
          <table:table-cell office:value-type="string" calcext:value-type="string">
            <text:p>FOOTNOTES_AMP_COMPATIBILITY_ENABLE</text:p>
          </table:table-cell>
          <table:table-cell office:value-type="string" calcext:value-type="string">
            <text:p>footnotes_inputfield_amp_compatibility_enable</text:p>
          </table:table-cell>
        </table:table-row>
        <table:table-row table:style-name="ro1">
          <table:table-cell office:value-type="string" calcext:value-type="string">
            <text:p>FOOTNOTES_BACKLINK_TOOLTIP_ENABLE</text:p>
          </table:table-cell>
          <table:table-cell office:value-type="string" calcext:value-type="string">
            <text:p>footnotes_inputfield_backlink_tooltip_enable</text:p>
          </table:table-cell>
        </table:table-row>
        <table:table-row table:style-name="ro1">
          <table:table-cell office:value-type="string" calcext:value-type="string">
            <text:p>FOOTNOTES_BACKLINK_TOOLTIP_TEXT</text:p>
          </table:table-cell>
          <table:table-cell office:value-type="string" calcext:value-type="string">
            <text:p>footnotes_inputfield_backlink_tooltip_text</text:p>
          </table:table-cell>
        </table:table-row>
        <table:table-row table:style-name="ro1">
          <table:table-cell office:value-type="string" calcext:value-type="string">
            <text:p>FOOTNOTES_COUNTER_STYLE</text:p>
          </table:table-cell>
          <table:table-cell office:value-type="string" calcext:value-type="string">
            <text:p>footnote_inputfield_counter_style</text:p>
          </table:table-cell>
        </table:table-row>
        <table:table-row table:style-name="ro1">
          <table:table-cell office:value-type="string" calcext:value-type="string">
            <text:p>FOOTNOTES_CSS_SMOOTH_SCROLLING</text:p>
          </table:table-cell>
          <table:table-cell office:value-type="string" calcext:value-type="string">
            <text:p>footnotes_inputfield_css_smooth_scrolling'</text:p>
          </table:table-cell>
        </table:table-row>
        <table:table-row table:style-name="ro1">
          <table:table-cell office:value-type="string" calcext:value-type="string">
            <text:p>FOOTNOTES_EXPERT_MODE</text:p>
          </table:table-cell>
          <table:table-cell office:value-type="string" calcext:value-type="string">
            <text:p>footnote_inputfield_enable_expert_mode</text:p>
          </table:table-cell>
        </table:table-row>
        <table:table-row table:style-name="ro1">
          <table:table-cell office:value-type="string" calcext:value-type="string">
            <text:p>FOOTNOTES_HARD_LINKS_ENABLE</text:p>
          </table:table-cell>
          <table:table-cell office:value-type="string" calcext:value-type="string">
            <text:p>footnotes_inputfield_hard_links_enable</text:p>
          </table:table-cell>
        </table:table-row>
        <table:table-row table:style-name="ro1">
          <table:table-cell office:value-type="string" calcext:value-type="string">
            <text:p>FOOTNOTES_IN_EXCERPT</text:p>
          </table:table-cell>
          <table:table-cell office:value-type="string" calcext:value-type="string">
            <text:p>footnote_inputfield_search_in_excerpt</text:p>
          </table:table-cell>
        </table:table-row>
        <table:table-row table:style-name="ro1">
          <table:table-cell office:value-type="string" calcext:value-type="string">
            <text:p>FOOTNOTES_LABEL_ISSUE_SOLUTION</text:p>
          </table:table-cell>
          <table:table-cell office:value-type="string" calcext:value-type="string">
            <text:p>footnotes_inputfield_label_issue_solution</text:p>
          </table:table-cell>
        </table:table-row>
        <table:table-row table:style-name="ro1">
          <table:table-cell office:value-type="string" calcext:value-type="string">
            <text:p>FOOTNOTES_LOVE</text:p>
          </table:table-cell>
          <table:table-cell office:value-type="string" calcext:value-type="string">
            <text:p>footnote_inputfield_love</text:p>
          </table:table-cell>
        </table:table-row>
        <table:table-row table:style-name="ro1">
          <table:table-cell office:value-type="string" calcext:value-type="string">
            <text:p>FOOTNOTES_MOUSE_OVER_BOX_ALTERNATIVE</text:p>
          </table:table-cell>
          <table:table-cell office:value-type="string" calcext:value-type="string">
            <text:p>footnote_inputfield_custom_mouse_over_box_alternative</text:p>
          </table:table-cell>
        </table:table-row>
        <table:table-row table:style-name="ro1">
          <table:table-cell office:value-type="string" calcext:value-type="string">
            <text:p>FOOTNOTES_MOUSE_OVER_BOX_BACKGROUND</text:p>
          </table:table-cell>
          <table:table-cell office:value-type="string" calcext:value-type="string">
            <text:p>footnote_inputfield_custom_mouse_over_box_background</text:p>
          </table:table-cell>
        </table:table-row>
        <table:table-row table:style-name="ro1">
          <table:table-cell office:value-type="string" calcext:value-type="string">
            <text:p>FOOTNOTES_MOUSE_OVER_BOX_BORDER_COLOR</text:p>
          </table:table-cell>
          <table:table-cell office:value-type="string" calcext:value-type="string">
            <text:p>footnote_inputfield_custom_mouse_over_box_border_color</text:p>
          </table:table-cell>
        </table:table-row>
        <table:table-row table:style-name="ro1">
          <table:table-cell office:value-type="string" calcext:value-type="string">
            <text:p>FOOTNOTES_MOUSE_OVER_BOX_BORDER_RADIUS</text:p>
          </table:table-cell>
          <table:table-cell office:value-type="string" calcext:value-type="string">
            <text:p>footnote_inputfield_custom_mouse_over_box_border_radius</text:p>
          </table:table-cell>
        </table:table-row>
        <table:table-row table:style-name="ro1">
          <table:table-cell office:value-type="string" calcext:value-type="string">
            <text:p>FOOTNOTES_MOUSE_OVER_BOX_BORDER_WIDTH</text:p>
          </table:table-cell>
          <table:table-cell office:value-type="string" calcext:value-type="string">
            <text:p>footnote_inputfield_custom_mouse_over_box_border_width</text:p>
          </table:table-cell>
        </table:table-row>
        <table:table-row table:style-name="ro1">
          <table:table-cell office:value-type="string" calcext:value-type="string">
            <text:p>FOOTNOTES_MOUSE_OVER_BOX_COLOR</text:p>
          </table:table-cell>
          <table:table-cell office:value-type="string" calcext:value-type="string">
            <text:p>footnote_inputfield_custom_mouse_over_box_color</text:p>
          </table:table-cell>
        </table:table-row>
        <table:table-row table:style-name="ro1">
          <table:table-cell office:value-type="string" calcext:value-type="string">
            <text:p>FOOTNOTES_MOUSE_OVER_BOX_ENABLED</text:p>
          </table:table-cell>
          <table:table-cell office:value-type="string" calcext:value-type="string">
            <text:p>footnote_inputfield_custom_mouse_over_box_enabled</text:p>
          </table:table-cell>
        </table:table-row>
        <table:table-row table:style-name="ro1">
          <table:table-cell office:value-type="string" calcext:value-type="string">
            <text:p>FOOTNOTES_MOUSE_OVER_BOX_EXCERPT_ENABLED</text:p>
          </table:table-cell>
          <table:table-cell office:value-type="string" calcext:value-type="string">
            <text:p>footnote_inputfield_custom_mouse_over_box_excerpt_enabled</text:p>
          </table:table-cell>
        </table:table-row>
        <table:table-row table:style-name="ro1">
          <table:table-cell office:value-type="string" calcext:value-type="string">
            <text:p>FOOTNOTES_MOUSE_OVER_BOX_EXCERPT_LENGTH</text:p>
          </table:table-cell>
          <table:table-cell office:value-type="string" calcext:value-type="string">
            <text:p>footnote_inputfield_custom_mouse_over_box_excerpt_length</text:p>
          </table:table-cell>
        </table:table-row>
        <table:table-row table:style-name="ro1">
          <table:table-cell office:value-type="string" calcext:value-type="string">
            <text:p>FOOTNOTES_MOUSE_OVER_BOX_MAX_WIDTH</text:p>
          </table:table-cell>
          <table:table-cell office:value-type="string" calcext:value-type="string">
            <text:p>footnote_inputfield_custom_mouse_over_box_max_width</text:p>
          </table:table-cell>
        </table:table-row>
        <table:table-row table:style-name="ro1">
          <table:table-cell office:value-type="string" calcext:value-type="string">
            <text:p>FOOTNOTES_MOUSE_OVER_BOX_OFFSET_X</text:p>
          </table:table-cell>
          <table:table-cell office:value-type="string" calcext:value-type="string">
            <text:p>footnote_inputfield_custom_mouse_over_box_offset_x</text:p>
          </table:table-cell>
        </table:table-row>
        <table:table-row table:style-name="ro1">
          <table:table-cell office:value-type="string" calcext:value-type="string">
            <text:p>FOOTNOTES_MOUSE_OVER_BOX_OFFSET_Y</text:p>
          </table:table-cell>
          <table:table-cell office:value-type="string" calcext:value-type="string">
            <text:p>footnote_inputfield_custom_mouse_over_box_offset_y</text:p>
          </table:table-cell>
        </table:table-row>
        <table:table-row table:style-name="ro1">
          <table:table-cell office:value-type="string" calcext:value-type="string">
            <text:p>FOOTNOTES_MOUSE_OVER_BOX_POSITION</text:p>
          </table:table-cell>
          <table:table-cell office:value-type="string" calcext:value-type="string">
            <text:p>footnote_inputfield_custom_mouse_over_box_position</text:p>
          </table:table-cell>
        </table:table-row>
        <table:table-row table:style-name="ro1">
          <table:table-cell office:value-type="string" calcext:value-type="string">
            <text:p>FOOTNOTES_MOUSE_OVER_BOX_SHADOW_COLOR</text:p>
          </table:table-cell>
          <table:table-cell office:value-type="string" calcext:value-type="string">
            <text:p>footnote_inputfield_custom_mouse_over_box_shadow_color</text:p>
          </table:table-cell>
        </table:table-row>
        <table:table-row table:style-name="ro1">
          <table:table-cell office:value-type="string" calcext:value-type="string">
            <text:p>FOOTNOTES_PAGE_LAYOUT_SUPPORT</text:p>
          </table:table-cell>
          <table:table-cell office:value-type="string" calcext:value-type="string">
            <text:p>footnotes_inputfield_page_layout_support</text:p>
          </table:table-cell>
        </table:table-row>
        <table:table-row table:style-name="ro1">
          <table:table-cell office:value-type="string" calcext:value-type="string">
            <text:p>FOOTNOTES_REFERENCE_CONTAINER_SCRIPT_MODE</text:p>
          </table:table-cell>
          <table:table-cell office:value-type="string" calcext:value-type="string">
            <text:p>footnotes_inputfield_reference_container_script_mode</text:p>
          </table:table-cell>
        </table:table-row>
        <table:table-row table:style-name="ro1">
          <table:table-cell office:value-type="string" calcext:value-type="string">
            <text:p>FOOTNOTES_REFERRER_SUPERSCRIPT_TAGS</text:p>
          </table:table-cell>
          <table:table-cell office:value-type="string" calcext:value-type="string">
            <text:p>footnotes_inputfield_referrer_superscript_tags</text:p>
          </table:table-cell>
        </table:table-row>
        <table:table-row table:style-name="ro1">
          <table:table-cell office:value-type="string" calcext:value-type="string">
            <text:p>FOOTNOTES_SCROLL_DOWN_DELAY</text:p>
          </table:table-cell>
          <table:table-cell office:value-type="string" calcext:value-type="string">
            <text:p>footnotes_inputfield_scroll_down_delay</text:p>
          </table:table-cell>
        </table:table-row>
        <table:table-row table:style-name="ro1">
          <table:table-cell office:value-type="string" calcext:value-type="string">
            <text:p>FOOTNOTES_SCROLL_DOWN_DURATION</text:p>
          </table:table-cell>
          <table:table-cell office:value-type="string" calcext:value-type="string">
            <text:p>footnotes_inputfield_scroll_down_duration</text:p>
          </table:table-cell>
        </table:table-row>
        <table:table-row table:style-name="ro1">
          <table:table-cell office:value-type="string" calcext:value-type="string">
            <text:p>FOOTNOTES_SCROLL_DURATION</text:p>
          </table:table-cell>
          <table:table-cell office:value-type="string" calcext:value-type="string">
            <text:p>footnotes_inputfield_scroll_duration</text:p>
          </table:table-cell>
        </table:table-row>
        <table:table-row table:style-name="ro1">
          <table:table-cell office:value-type="string" calcext:value-type="string">
            <text:p>FOOTNOTES_SCROLL_DURATION_ASYMMETRICITY</text:p>
          </table:table-cell>
          <table:table-cell office:value-type="string" calcext:value-type="string">
            <text:p>footnotes_inputfield_scroll_duration_asymmetricity</text:p>
          </table:table-cell>
        </table:table-row>
        <table:table-row table:style-name="ro1">
          <table:table-cell office:value-type="string" calcext:value-type="string">
            <text:p>FOOTNOTES_SCROLL_OFFSET</text:p>
          </table:table-cell>
          <table:table-cell office:value-type="string" calcext:value-type="string">
            <text:p>footnotes_inputfield_scroll_offset</text:p>
          </table:table-cell>
        </table:table-row>
        <table:table-row table:style-name="ro1">
          <table:table-cell office:value-type="string" calcext:value-type="string">
            <text:p>FOOTNOTES_SCROLL_UP_DELAY</text:p>
          </table:table-cell>
          <table:table-cell office:value-type="string" calcext:value-type="string">
            <text:p>footnotes_inputfield_scroll_up_delay</text:p>
          </table:table-cell>
        </table:table-row>
        <table:table-row table:style-name="ro1">
          <table:table-cell office:value-type="string" calcext:value-type="string">
            <text:p>FOOTNOTES_SHORT_CODE_END</text:p>
          </table:table-cell>
          <table:table-cell office:value-type="string" calcext:value-type="string">
            <text:p>footnote_inputfield_placeholder_end</text:p>
          </table:table-cell>
        </table:table-row>
        <table:table-row table:style-name="ro1">
          <table:table-cell office:value-type="string" calcext:value-type="string">
            <text:p>FOOTNOTES_SHORT_CODE_END_USER_DEFINED</text:p>
          </table:table-cell>
          <table:table-cell office:value-type="string" calcext:value-type="string">
            <text:p>footnote_inputfield_placeholder_end_user_defined</text:p>
          </table:table-cell>
        </table:table-row>
        <table:table-row table:style-name="ro1">
          <table:table-cell office:value-type="string" calcext:value-type="string">
            <text:p>FOOTNOTES_SHORT_CODE_START</text:p>
          </table:table-cell>
          <table:table-cell office:value-type="string" calcext:value-type="string">
            <text:p>footnote_inputfield_placeholder_start</text:p>
          </table:table-cell>
        </table:table-row>
        <table:table-row table:style-name="ro1">
          <table:table-cell office:value-type="string" calcext:value-type="string">
            <text:p>FOOTNOTES_SHORT_CODE_START_USER_DEFINED</text:p>
          </table:table-cell>
          <table:table-cell office:value-type="string" calcext:value-type="string">
            <text:p>footnote_inputfield_placeholder_start_user_defined</text:p>
          </table:table-cell>
        </table:table-row>
        <table:table-row table:style-name="ro1">
          <table:table-cell office:value-type="string" calcext:value-type="string">
            <text:p>FOOTNOTES_STYLING_AFTER</text:p>
          </table:table-cell>
          <table:table-cell office:value-type="string" calcext:value-type="string">
            <text:p>footnote_inputfield_custom_styling_after</text:p>
          </table:table-cell>
        </table:table-row>
        <table:table-row table:style-name="ro1">
          <table:table-cell office:value-type="string" calcext:value-type="string">
            <text:p>FOOTNOTES_STYLING_BEFORE</text:p>
          </table:table-cell>
          <table:table-cell office:value-type="string" calcext:value-type="string">
            <text:p>footnote_inputfield_custom_styling_before</text:p>
          </table:table-cell>
        </table:table-row>
        <table:table-row table:style-name="ro1">
          <table:table-cell office:value-type="string" calcext:value-type="string">
            <text:p>FOOTNOTES_TOOLTIP_EXCERPT_DELIMITER</text:p>
          </table:table-cell>
          <table:table-cell office:value-type="string" calcext:value-type="string">
            <text:p>footnotes_inputfield_tooltip_excerpt_delimiter</text:p>
          </table:table-cell>
        </table:table-row>
        <table:table-row table:style-name="ro1">
          <table:table-cell office:value-type="string" calcext:value-type="string">
            <text:p>FOOTNOTES_TOOLTIP_EXCERPT_MIRROR_ENABLE</text:p>
          </table:table-cell>
          <table:table-cell office:value-type="string" calcext:value-type="string">
            <text:p>footnotes_inputfield_tooltip_excerpt_mirror_enable</text:p>
          </table:table-cell>
        </table:table-row>
        <table:table-row table:style-name="ro1">
          <table:table-cell office:value-type="string" calcext:value-type="string">
            <text:p>FOOTNOTES_TOOLTIP_EXCERPT_MIRROR_SEPARATOR</text:p>
          </table:table-cell>
          <table:table-cell office:value-type="string" calcext:value-type="string">
            <text:p>footnotes_inputfield_tooltip_excerpt_mirror_separator</text:p>
          </table:table-cell>
        </table:table-row>
        <table:table-row table:style-name="ro1">
          <table:table-cell office:value-type="string" calcext:value-type="string">
            <text:p>FOOTNOTES_TOOLTIP_READON_LABEL</text:p>
          </table:table-cell>
          <table:table-cell office:value-type="string" calcext:value-type="string">
            <text:p>footnote_inputfield_readon_label</text:p>
          </table:table-cell>
        </table:table-row>
        <table:table-row table:style-name="ro1">
          <table:table-cell office:value-type="string" calcext:value-type="string">
            <text:p>HARD_LINK_IDS_SEPARATOR</text:p>
          </table:table-cell>
          <table:table-cell office:value-type="string" calcext:value-type="string">
            <text:p>footnotes_inputfield_hard_link_ids_separator</text:p>
          </table:table-cell>
        </table:table-row>
        <table:table-row table:style-name="ro1">
          <table:table-cell office:value-type="string" calcext:value-type="string">
            <text:p>HYPERLINK_ARROW</text:p>
          </table:table-cell>
          <table:table-cell office:value-type="string" calcext:value-type="string">
            <text:p>footnote_inputfield_custom_hyperlink_symbol</text:p>
          </table:table-cell>
        </table:table-row>
        <table:table-row table:style-name="ro1">
          <table:table-cell office:value-type="string" calcext:value-type="string">
            <text:p>HYPERLINK_ARROW_USER_DEFINED</text:p>
          </table:table-cell>
          <table:table-cell office:value-type="string" calcext:value-type="string">
            <text:p>footnote_inputfield_custom_hyperlink_symbol_user</text:p>
          </table:table-cell>
        </table:table-row>
        <table:table-row table:style-name="ro1">
          <table:table-cell office:value-type="string" calcext:value-type="string">
            <text:p>LINK_ELEMENT_ENABLED</text:p>
          </table:table-cell>
          <table:table-cell office:value-type="string" calcext:value-type="string">
            <text:p>footnote_inputfield_link_element_enabled</text:p>
          </table:table-cell>
        </table:table-row>
        <table:table-row table:style-name="ro1">
          <table:table-cell office:value-type="string" calcext:value-type="string">
            <text:p>MOUSE_OVER_BOX_FADE_IN_DELAY</text:p>
          </table:table-cell>
          <table:table-cell office:value-type="string" calcext:value-type="string">
            <text:p>footnotes_inputfield_mouse_over_box_fade_in_delay</text:p>
          </table:table-cell>
        </table:table-row>
        <table:table-row table:style-name="ro1">
          <table:table-cell office:value-type="string" calcext:value-type="string">
            <text:p>MOUSE_OVER_BOX_FADE_IN_DURATION</text:p>
          </table:table-cell>
          <table:table-cell office:value-type="string" calcext:value-type="string">
            <text:p>footnotes_inputfield_mouse_over_box_fade_in_duration</text:p>
          </table:table-cell>
        </table:table-row>
        <table:table-row table:style-name="ro1">
          <table:table-cell office:value-type="string" calcext:value-type="string">
            <text:p>MOUSE_OVER_BOX_FADE_OUT_DELAY</text:p>
          </table:table-cell>
          <table:table-cell office:value-type="string" calcext:value-type="string">
            <text:p>footnotes_inputfield_mouse_over_box_fade_out_delay</text:p>
          </table:table-cell>
        </table:table-row>
        <table:table-row table:style-name="ro1">
          <table:table-cell office:value-type="string" calcext:value-type="string">
            <text:p>MOUSE_OVER_BOX_FADE_OUT_DURATION</text:p>
          </table:table-cell>
          <table:table-cell office:value-type="string" calcext:value-type="string">
            <text:p>footnotes_inputfield_mouse_over_box_fade_out_duration</text:p>
          </table:table-cell>
        </table:table-row>
        <table:table-row table:style-name="ro1">
          <table:table-cell office:value-type="string" calcext:value-type="string">
            <text:p>MOUSE_OVER_BOX_FONT_SIZE_ENABLED</text:p>
          </table:table-cell>
          <table:table-cell office:value-type="string" calcext:value-type="string">
            <text:p>footnotes_inputfield_mouse_over_box_font_size_enabled</text:p>
          </table:table-cell>
        </table:table-row>
        <table:table-row table:style-name="ro1">
          <table:table-cell office:value-type="string" calcext:value-type="string">
            <text:p>MOUSE_OVER_BOX_FONT_SIZE_SCALAR</text:p>
          </table:table-cell>
          <table:table-cell office:value-type="string" calcext:value-type="string">
            <text:p>footnotes_inputfield_mouse_over_box_font_size_scalar</text:p>
          </table:table-cell>
        </table:table-row>
        <table:table-row table:style-name="ro1">
          <table:table-cell office:value-type="string" calcext:value-type="string">
            <text:p>MOUSE_OVER_BOX_FONT_SIZE_UNIT</text:p>
          </table:table-cell>
          <table:table-cell office:value-type="string" calcext:value-type="string">
            <text:p>footnotes_inputfield_mouse_over_box_font_size_unit</text:p>
          </table:table-cell>
        </table:table-row>
        <table:table-row table:style-name="ro1">
          <table:table-cell office:value-type="string" calcext:value-type="string">
            <text:p>REFERENCE_CONTAINER_3COLUMN_LAYOUT_ENABLE</text:p>
          </table:table-cell>
          <table:table-cell office:value-type="string" calcext:value-type="string">
            <text:p>footnotes_inputfield_reference_container_3column_layout_enable</text:p>
          </table:table-cell>
        </table:table-row>
        <table:table-row table:style-name="ro1">
          <table:table-cell office:value-type="string" calcext:value-type="string">
            <text:p>REFERENCE_CONTAINER_BACKLINK_SYMBOL_ENABLE</text:p>
          </table:table-cell>
          <table:table-cell office:value-type="string" calcext:value-type="string">
            <text:p>footnotes_inputfield_reference_container_backlink_symbol_enable</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OTTOM_MARGIN</text:p>
          </table:table-cell>
          <table:table-cell office:value-type="string" calcext:value-type="string">
            <text:p>footnotes_inputfield_reference_container_bottom_margin</text:p>
          </table:table-cell>
        </table:table-row>
        <table:table-row table:style-name="ro1">
          <table:table-cell office:value-type="string" calcext:value-type="string">
            <text:p>REFERENCE_CONTAINER_COLLAPSE</text:p>
          </table:table-cell>
          <table:table-cell office:value-type="string" calcext:value-type="string">
            <text:p>footnote_inputfield_collapse_references</text:p>
          </table:table-cell>
        </table:table-row>
        <table:table-row table:style-name="ro1">
          <table:table-cell office:value-type="string" calcext:value-type="string">
            <text:p>REFERENCE_CONTAINER_LABEL_BOTTOM_BORDER</text:p>
          </table:table-cell>
          <table:table-cell office:value-type="string" calcext:value-type="string">
            <text:p>footnotes_inputfield_reference_container_label_bottom_border</text:p>
          </table:table-cell>
        </table:table-row>
        <table:table-row table:style-name="ro1">
          <table:table-cell office:value-type="string" calcext:value-type="string">
            <text:p>REFERENCE_CONTAINER_LABEL_ELEMENT</text:p>
          </table:table-cell>
          <table:table-cell office:value-type="string" calcext:value-type="string">
            <text:p>footnote_inputfield_references_label</text:p>
          </table:table-cell>
        </table:table-row>
        <table:table-row table:style-name="ro1">
          <table:table-cell office:value-type="string" calcext:value-type="string">
            <text:p>REFERENCE_CONTAINER_NAME</text:p>
          </table:table-cell>
          <table:table-cell office:value-type="string" calcext:value-type="string">
            <text:p>footnote_inputfield_references_label</text:p>
          </table:table-cell>
        </table:table-row>
        <table:table-row table:style-name="ro1">
          <table:table-cell office:value-type="string" calcext:value-type="string">
            <text:p>REFERENCE_CONTAINER_POSITION</text:p>
          </table:table-cell>
          <table:table-cell office:value-type="string" calcext:value-type="string">
            <text:p>footnote_inputfield_reference_container_plac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ROW_BORDERS_ENABLE</text:p>
          </table:table-cell>
          <table:table-cell office:value-type="string" calcext:value-type="string">
            <text:p>footnotes_inputfield_reference_container_row_borders_enable</text:p>
          </table:table-cell>
        </table:table-row>
        <table:table-row table:style-name="ro1">
          <table:table-cell office:value-type="string" calcext:value-type="string">
            <text:p>REFERENCE_CONTAINER_START_PAGE_ENABLE</text:p>
          </table:table-cell>
          <table:table-cell office:value-type="string" calcext:value-type="string">
            <text:p>footnotes_inputfield_reference_container_start_page_enable</text:p>
          </table:table-cell>
        </table:table-row>
        <table:table-row table:style-name="ro1">
          <table:table-cell office:value-type="string" calcext:value-type="string">
            <text:p>REFERENCE_CONTAINER_TOP_MARGIN</text:p>
          </table:table-cell>
          <table:table-cell office:value-type="string" calcext:value-type="string">
            <text:p>footnotes_inputfield_reference_container_top_margin</text:p>
          </table:table-cell>
        </table:table-row>
        <table:table-row table:style-name="ro1">
          <table:table-cell office:value-type="string" calcext:value-type="string">
            <text:p>REFERRER_FRAGMENT_ID_SLUG</text:p>
          </table:table-cell>
          <table:table-cell office:value-type="string" calcext:value-type="string">
            <text:p>footnotes_inputfield_referrer_fragment_id_slug</text:p>
          </table:table-cell>
        </table:table-row>
      </table:table>
      <table:table table:name="names" table:style-name="ta1">
        <table:table-column table:style-name="co11" table:default-cell-style-name="ce7"/>
        <table:table-column table:style-name="co4" table:default-cell-style-name="ce7"/>
        <table:table-row table:style-name="ro1">
          <table:table-cell office:value-type="string" calcext:value-type="string">
            <text:p>slug</text:p>
          </table:table-cell>
          <table:table-cell office:value-type="string" calcext:value-type="string">
            <text:p>name</text:p>
          </table:table-cell>
        </table:table-row>
        <table:table-row table:style-name="ro1">
          <table:table-cell office:value-type="string" calcext:value-type="string">
            <text:p>BACKLINKS_COLUMN_MAX_WIDTH_ENABLED</text:p>
          </table:table-cell>
          <table:table-cell office:value-type="string" calcext:value-type="string">
            <text:p>Set Backlinks Column Max. Width</text:p>
          </table:table-cell>
        </table:table-row>
        <table:table-row table:style-name="ro1">
          <table:table-cell office:value-type="string" calcext:value-type="string">
            <text:p>BACKLINKS_COLUMN_MAX_WIDTH_SCALAR</text:p>
          </table:table-cell>
          <table:table-cell office:value-type="string" calcext:value-type="string">
            <text:p>Backlinks Column Width</text:p>
          </table:table-cell>
        </table:table-row>
        <table:table-row table:style-name="ro1">
          <table:table-cell office:value-type="string" calcext:value-type="string">
            <text:p>BACKLINKS_COLUMN_MAX_WIDTH_UNIT</text:p>
          </table:table-cell>
          <table:table-cell office:value-type="string" calcext:value-type="string">
            <text:p>Backlinks Column Width Unit</text:p>
          </table:table-cell>
        </table:table-row>
        <table:table-row table:style-name="ro1">
          <table:table-cell office:value-type="string" calcext:value-type="string">
            <text:p>BACKLINKS_COLUMN_WIDTH_ENABLED</text:p>
          </table:table-cell>
          <table:table-cell office:value-type="string" calcext:value-type="string">
            <text:p>Set Backlinks Column Width</text:p>
          </table:table-cell>
        </table:table-row>
        <table:table-row table:style-name="ro1">
          <table:table-cell office:value-type="string" calcext:value-type="string">
            <text:p>BACKLINKS_COLUMN_WIDTH_SCALAR</text:p>
          </table:table-cell>
          <table:table-cell office:value-type="string" calcext:value-type="string">
            <text:p>Backlinks Column Width</text:p>
          </table:table-cell>
        </table:table-row>
        <table:table-row table:style-name="ro1">
          <table:table-cell office:value-type="string" calcext:value-type="string">
            <text:p>BACKLINKS_COLUMN_WIDTH_UNIT</text:p>
          </table:table-cell>
          <table:table-cell office:value-type="string" calcext:value-type="string">
            <text:p>Backlinks Column Width Unit</text:p>
          </table:table-cell>
        </table:table-row>
        <table:table-row table:style-name="ro1">
          <table:table-cell office:value-type="string" calcext:value-type="string">
            <text:p>BACKLINKS_LINE_BREAKS_ENABLED</text:p>
          </table:table-cell>
          <table:table-cell office:value-type="string" calcext:value-type="string">
            <text:p>Stack Backlinks When Enumerating</text:p>
          </table:table-cell>
        </table:table-row>
        <table:table-row table:style-name="ro1">
          <table:table-cell office:value-type="string" calcext:value-type="string">
            <text:p>BACKLINKS_SEPARATOR_CUSTOM</text:p>
          </table:table-cell>
          <table:table-cell office:value-type="string" calcext:value-type="string">
            <text:p>Custom Backlink Separator Symbol</text:p>
          </table:table-cell>
        </table:table-row>
        <table:table-row table:style-name="ro1">
          <table:table-cell office:value-type="string" calcext:value-type="string">
            <text:p>BACKLINKS_SEPARATOR_ENABLED</text:p>
          </table:table-cell>
          <table:table-cell office:value-type="string" calcext:value-type="string">
            <text:p>Add a Separator When Enumerating Backlinks</text:p>
          </table:table-cell>
        </table:table-row>
        <table:table-row table:style-name="ro1">
          <table:table-cell office:value-type="string" calcext:value-type="string">
            <text:p>BACKLINKS_SEPARATOR_OPTION</text:p>
          </table:table-cell>
          <table:table-cell office:value-type="string" calcext:value-type="string">
            <text:p>Backlink Separator Symbol</text:p>
          </table:table-cell>
        </table:table-row>
        <table:table-row table:style-name="ro1">
          <table:table-cell office:value-type="string" calcext:value-type="string">
            <text:p>BACKLINKS_TERMINATOR_CUSTOM</text:p>
          </table:table-cell>
          <table:table-cell office:value-type="string" calcext:value-type="string">
            <text:p>Custom Backlink Terminator Symbol</text:p>
          </table:table-cell>
        </table:table-row>
        <table:table-row table:style-name="ro1">
          <table:table-cell office:value-type="string" calcext:value-type="string">
            <text:p>BACKLINKS_TERMINATOR_ENABLED</text:p>
          </table:table-cell>
          <table:table-cell office:value-type="string" calcext:value-type="string">
            <text:p>Add a Terminal Punctuation to Backlinks</text:p>
          </table:table-cell>
        </table:table-row>
        <table:table-row table:style-name="ro1">
          <table:table-cell office:value-type="string" calcext:value-type="string">
            <text:p>BACKLINKS_TERMINATOR_OPTION</text:p>
          </table:table-cell>
          <table:table-cell office:value-type="string" calcext:value-type="string">
            <text:p>Backlink Terminator Symbol</text:p>
          </table:table-cell>
        </table:table-row>
        <table:table-row table:style-name="ro1">
          <table:table-cell office:value-type="string" calcext:value-type="string">
            <text:p>COMBINE_IDENTICAL_FOOTNOTES</text:p>
          </table:table-cell>
          <table:table-cell office:value-type="string" calcext:value-type="string">
            <text:p>Combine Identical Footnotes</text:p>
          </table:table-cell>
        </table:table-row>
        <table:table-row table:style-name="ro1">
          <table:table-cell office:value-type="string" calcext:value-type="string">
            <text:p>CUSTOM_CSS</text:p>
          </table:table-cell>
          <table:table-cell office:value-type="string" calcext:value-type="string">
            <text:p>Your existing Custom CSS code:</text:p>
          </table:table-cell>
        </table:table-row>
        <table:table-row table:style-name="ro1">
          <table:table-cell office:value-type="string" calcext:value-type="string">
            <text:p>FOOTNOTE_FRAGMENT_ID_SLUG</text:p>
          </table:table-cell>
          <table:table-cell office:value-type="string" calcext:value-type="string">
            <text:p>Fragment identifier slug for footnotes:</text:p>
          </table:table-cell>
        </table:table-row>
        <table:table-row table:style-name="ro1">
          <table:table-cell office:value-type="string" calcext:value-type="string">
            <text:p>FOOTNOTE_REFERRERS_NORMAL_SUPERSCRIPT</text:p>
          </table:table-cell>
          <table:table-cell office:value-type="string" calcext:value-type="string">
            <text:p>Normalize vertical alignment and font size:</text:p>
          </table:table-cell>
        </table:table-row>
        <table:table-row table:style-name="ro1">
          <table:table-cell office:value-type="string" calcext:value-type="string">
            <text:p>FOOTNOTE_SECTION_SHORTCODE</text:p>
          </table:table-cell>
          <table:table-cell office:value-type="string" calcext:value-type="string">
            <text:p>Footnote Section Shortcode</text:p>
          </table:table-cell>
        </table:table-row>
        <table:table-row table:style-name="ro1">
          <table:table-cell office:value-type="string" calcext:value-type="string">
            <text:p>FOOTNOTE_SHORTCODE_SYNTAX_VALIDATION_ENABLE</text:p>
          </table:table-cell>
          <table:table-cell office:value-type="string" calcext:value-type="string">
            <text:p>Check for balanced shortcodes:</text:p>
          </table:table-cell>
        </table:table-row>
        <table:table-row table:style-name="ro1">
          <table:table-cell office:value-type="string" calcext:value-type="string">
            <text:p>FOOTNOTE_URL_WRAP_ENABLED</text:p>
          </table:table-cell>
          <table:table-cell office:value-type="string" calcext:value-type="string">
            <text:p>Allow URLs to Line-Wrap Anywhere</text:p>
          </table:table-cell>
        </table:table-row>
        <table:table-row table:style-name="ro1">
          <table:table-cell office:value-type="string" calcext:value-type="string">
            <text:p>FOOTNOTES_AMP_COMPATIBILITY_ENABLE</text:p>
          </table:table-cell>
          <table:table-cell office:value-type="string" calcext:value-type="string">
            <text:p>Enable AMP compatibility mode:</text:p>
          </table:table-cell>
        </table:table-row>
        <table:table-row table:style-name="ro1">
          <table:table-cell office:value-type="string" calcext:value-type="string">
            <text:p>FOOTNOTES_BACKLINK_TOOLTIP_ENABLE</text:p>
          </table:table-cell>
          <table:table-cell office:value-type="string" calcext:value-type="string">
            <text:p>Enable backlink tooltips:</text:p>
          </table:table-cell>
        </table:table-row>
        <table:table-row table:style-name="ro1">
          <table:table-cell office:value-type="string" calcext:value-type="string">
            <text:p>FOOTNOTES_BACKLINK_TOOLTIP_TEXT</text:p>
          </table:table-cell>
          <table:table-cell office:value-type="string" calcext:value-type="string">
            <text:p>Backlink tooltip text:</text:p>
          </table:table-cell>
        </table:table-row>
        <table:table-row table:style-name="ro1">
          <table:table-cell office:value-type="string" calcext:value-type="string">
            <text:p>FOOTNOTES_COUNTER_STYLE</text:p>
          </table:table-cell>
          <table:table-cell office:value-type="string" calcext:value-type="string">
            <text:p>Numbering style:</text:p>
          </table:table-cell>
        </table:table-row>
        <table:table-row table:style-name="ro1">
          <table:table-cell office:value-type="string" calcext:value-type="string">
            <text:p>FOOTNOTES_CSS_SMOOTH_SCROLLING</text:p>
          </table:table-cell>
          <table:table-cell office:value-type="string" calcext:value-type="string">
            <text:p>CSS-based smooth scrolling:</text:p>
          </table:table-cell>
        </table:table-row>
        <table:table-row table:style-name="ro1">
          <table:table-cell office:value-type="string" calcext:value-type="string">
            <text:p>FOOTNOTES_EXPERT_MODE</text:p>
          </table:table-cell>
          <table:table-cell office:value-type="string" calcext:value-type="string">
            <text:p>Expert Mode</text:p>
          </table:table-cell>
        </table:table-row>
        <table:table-row table:style-name="ro1">
          <table:table-cell office:value-type="string" calcext:value-type="string">
            <text:p>FOOTNOTES_HARD_LINKS_ENABLE</text:p>
          </table:table-cell>
          <table:table-cell office:value-type="string" calcext:value-type="string">
            <text:p>Enable hard links:</text:p>
          </table:table-cell>
        </table:table-row>
        <table:table-row table:style-name="ro1">
          <table:table-cell office:value-type="string" calcext:value-type="string">
            <text:p>FOOTNOTES_IN_EXCERPT</text:p>
          </table:table-cell>
          <table:table-cell office:value-type="string" calcext:value-type="string">
            <text:p>Process footnotes in excerpts:</text:p>
          </table:table-cell>
        </table:table-row>
        <table:table-row table:style-name="ro1">
          <table:table-cell office:value-type="string" calcext:value-type="string">
            <text:p>FOOTNOTES_LABEL_ISSUE_SOLUTION</text:p>
          </table:table-cell>
          <table:table-cell office:value-type="string" calcext:value-type="string">
            <text:p>Solve input label issue:</text:p>
          </table:table-cell>
        </table:table-row>
        <table:table-row table:style-name="ro1">
          <table:table-cell office:value-type="string" calcext:value-type="string">
            <text:p>FOOTNOTES_MOUSE_OVER_BOX_ALTERNATIVE</text:p>
          </table:table-cell>
          <table:table-cell office:value-type="string" calcext:value-type="string">
            <text:p>Display alternative tooltips:</text:p>
          </table:table-cell>
        </table:table-row>
        <table:table-row table:style-name="ro1">
          <table:table-cell office:value-type="string" calcext:value-type="string">
            <text:p>FOOTNOTES_MOUSE_OVER_BOX_BACKGROUND</text:p>
          </table:table-cell>
          <table:table-cell office:value-type="string" calcext:value-type="string">
            <text:p>Background color:</text:p>
          </table:table-cell>
        </table:table-row>
        <table:table-row table:style-name="ro1">
          <table:table-cell office:value-type="string" calcext:value-type="string">
            <text:p>FOOTNOTES_MOUSE_OVER_BOX_BORDER_COLOR</text:p>
          </table:table-cell>
          <table:table-cell office:value-type="string" calcext:value-type="string">
            <text:p>Border color:</text:p>
          </table:table-cell>
        </table:table-row>
        <table:table-row table:style-name="ro1">
          <table:table-cell office:value-type="string" calcext:value-type="string">
            <text:p>FOOTNOTES_MOUSE_OVER_BOX_BORDER_RADIUS</text:p>
          </table:table-cell>
          <table:table-cell office:value-type="string" calcext:value-type="string">
            <text:p>Rounded corner radius:</text:p>
          </table:table-cell>
        </table:table-row>
        <table:table-row table:style-name="ro1">
          <table:table-cell office:value-type="string" calcext:value-type="string">
            <text:p>FOOTNOTES_MOUSE_OVER_BOX_BORDER_WIDTH</text:p>
          </table:table-cell>
          <table:table-cell office:value-type="string" calcext:value-type="string">
            <text:p>Border width:</text:p>
          </table:table-cell>
        </table:table-row>
        <table:table-row table:style-name="ro1">
          <table:table-cell office:value-type="string" calcext:value-type="string">
            <text:p>FOOTNOTES_MOUSE_OVER_BOX_COLOR</text:p>
          </table:table-cell>
          <table:table-cell office:value-type="string" calcext:value-type="string">
            <text:p>Text color:</text:p>
          </table:table-cell>
        </table:table-row>
        <table:table-row table:style-name="ro1">
          <table:table-cell office:value-type="string" calcext:value-type="string">
            <text:p>FOOTNOTES_MOUSE_OVER_BOX_ENABLED</text:p>
          </table:table-cell>
          <table:table-cell office:value-type="string" calcext:value-type="string">
            <text:p>Display tooltips:</text:p>
          </table:table-cell>
        </table:table-row>
        <table:table-row table:style-name="ro1">
          <table:table-cell office:value-type="string" calcext:value-type="string">
            <text:p>FOOTNOTES_MOUSE_OVER_BOX_EXCERPT_ENABLED</text:p>
          </table:table-cell>
          <table:table-cell office:value-type="string" calcext:value-type="string">
            <text:p>Truncate the note in the tooltip:</text:p>
          </table:table-cell>
        </table:table-row>
        <table:table-row table:style-name="ro1">
          <table:table-cell office:value-type="string" calcext:value-type="string">
            <text:p>FOOTNOTES_MOUSE_OVER_BOX_EXCERPT_LENGTH</text:p>
          </table:table-cell>
          <table:table-cell office:value-type="string" calcext:value-type="string">
            <text:p>Maximum number of characters in the tooltip:</text:p>
          </table:table-cell>
        </table:table-row>
        <table:table-row table:style-name="ro1">
          <table:table-cell office:value-type="string" calcext:value-type="string">
            <text:p>FOOTNOTES_MOUSE_OVER_BOX_MAX_WIDTH</text:p>
          </table:table-cell>
          <table:table-cell office:value-type="string" calcext:value-type="string">
            <text:p>Maximum width:</text:p>
          </table:table-cell>
        </table:table-row>
        <table:table-row table:style-name="ro1">
          <table:table-cell office:value-type="string" calcext:value-type="string">
            <text:p>FOOTNOTES_MOUSE_OVER_BOX_OFFSET_X</text:p>
          </table:table-cell>
          <table:table-cell office:value-type="string" calcext:value-type="string">
            <text:p>Horizontal offset:</text:p>
          </table:table-cell>
        </table:table-row>
        <table:table-row table:style-name="ro1">
          <table:table-cell office:value-type="string" calcext:value-type="string">
            <text:p>FOOTNOTES_MOUSE_OVER_BOX_OFFSET_Y</text:p>
          </table:table-cell>
          <table:table-cell office:value-type="string" calcext:value-type="string">
            <text:p>Vertical offset:</text:p>
          </table:table-cell>
        </table:table-row>
        <table:table-row table:style-name="ro1">
          <table:table-cell office:value-type="string" calcext:value-type="string">
            <text:p>FOOTNOTES_MOUSE_OVER_BOX_POSITION</text:p>
          </table:table-cell>
          <table:table-cell office:value-type="string" calcext:value-type="string">
            <text:p>Position:</text:p>
          </table:table-cell>
        </table:table-row>
        <table:table-row table:style-name="ro1">
          <table:table-cell office:value-type="string" calcext:value-type="string">
            <text:p>FOOTNOTES_MOUSE_OVER_BOX_SHADOW_COLOR</text:p>
          </table:table-cell>
          <table:table-cell office:value-type="string" calcext:value-type="string">
            <text:p>Box shadow color:</text:p>
          </table:table-cell>
        </table:table-row>
        <table:table-row table:style-name="ro1">
          <table:table-cell office:value-type="string" calcext:value-type="string">
            <text:p>FOOTNOTES_PAGE_LAYOUT_SUPPORT</text:p>
          </table:table-cell>
          <table:table-cell office:value-type="string" calcext:value-type="string">
            <text:p>Apply Basic Responsive Page Layout</text:p>
          </table:table-cell>
        </table:table-row>
        <table:table-row table:style-name="ro1">
          <table:table-cell office:value-type="string" calcext:value-type="string">
            <text:p>FOOTNOTES_REFERENCE_CONTAINER_SCRIPT_MODE</text:p>
          </table:table-cell>
          <table:table-cell office:value-type="string" calcext:value-type="string">
            <text:p>Script Mode</text:p>
          </table:table-cell>
        </table:table-row>
        <table:table-row table:style-name="ro1">
          <table:table-cell office:value-type="string" calcext:value-type="string">
            <text:p>FOOTNOTES_REFERRER_SUPERSCRIPT_TAGS</text:p>
          </table:table-cell>
          <table:table-cell office:value-type="string" calcext:value-type="string">
            <text:p>Display footnote referrers in superscript:</text:p>
          </table:table-cell>
        </table:table-row>
        <table:table-row table:style-name="ro1">
          <table:table-cell office:value-type="string" calcext:value-type="string">
            <text:p>FOOTNOTES_SCROLL_DOWN_DELAY</text:p>
          </table:table-cell>
          <table:table-cell office:value-type="string" calcext:value-type="string">
            <text:p>Scroll-down delay:</text:p>
          </table:table-cell>
        </table:table-row>
        <table:table-row table:style-name="ro1">
          <table:table-cell office:value-type="string" calcext:value-type="string">
            <text:p>FOOTNOTES_SCROLL_DOWN_DURATION</text:p>
          </table:table-cell>
          <table:table-cell office:value-type="string" calcext:value-type="string">
            <text:p>Scroll-down duration:</text:p>
          </table:table-cell>
        </table:table-row>
        <table:table-row table:style-name="ro1">
          <table:table-cell office:value-type="string" calcext:value-type="string">
            <text:p>FOOTNOTES_SCROLL_DURATION</text:p>
          </table:table-cell>
          <table:table-cell office:value-type="string" calcext:value-type="string">
            <text:p>Scroll duration:</text:p>
          </table:table-cell>
        </table:table-row>
        <table:table-row table:style-name="ro1">
          <table:table-cell office:value-type="string" calcext:value-type="string">
            <text:p>FOOTNOTES_SCROLL_DURATION_ASYMMETRICITY</text:p>
          </table:table-cell>
          <table:table-cell office:value-type="string" calcext:value-type="string">
            <text:p>Enable asymmetric scroll durations:</text:p>
          </table:table-cell>
        </table:table-row>
        <table:table-row table:style-name="ro1">
          <table:table-cell office:value-type="string" calcext:value-type="string">
            <text:p>FOOTNOTES_SCROLL_OFFSET</text:p>
          </table:table-cell>
          <table:table-cell office:value-type="string" calcext:value-type="string">
            <text:p>Scroll offset:</text:p>
          </table:table-cell>
        </table:table-row>
        <table:table-row table:style-name="ro1">
          <table:table-cell office:value-type="string" calcext:value-type="string">
            <text:p>FOOTNOTES_SCROLL_UP_DELAY</text:p>
          </table:table-cell>
          <table:table-cell office:value-type="string" calcext:value-type="string">
            <text:p>Scroll-up delay:</text:p>
          </table:table-cell>
        </table:table-row>
        <table:table-row table:style-name="ro1">
          <table:table-cell office:value-type="string" calcext:value-type="string">
            <text:p>FOOTNOTES_SHORT_CODE_END</text:p>
          </table:table-cell>
          <table:table-cell office:value-type="string" calcext:value-type="string">
            <text:p>Footnote end tag short code:</text:p>
          </table:table-cell>
        </table:table-row>
        <table:table-row table:style-name="ro1">
          <table:table-cell office:value-type="string" calcext:value-type="string">
            <text:p>FOOTNOTES_SHORT_CODE_START</text:p>
          </table:table-cell>
          <table:table-cell office:value-type="string" calcext:value-type="string">
            <text:p>Footnote start tag short code:</text:p>
          </table:table-cell>
        </table:table-row>
        <table:table-row table:style-name="ro1">
          <table:table-cell office:value-type="string" calcext:value-type="string">
            <text:p>FOOTNOTES_STYLING_AFTER</text:p>
          </table:table-cell>
          <table:table-cell office:value-type="string" calcext:value-type="string">
            <text:p>At the end of the footnote referrers:</text:p>
          </table:table-cell>
        </table:table-row>
        <table:table-row table:style-name="ro1">
          <table:table-cell office:value-type="string" calcext:value-type="string">
            <text:p>FOOTNOTES_STYLING_BEFORE</text:p>
          </table:table-cell>
          <table:table-cell office:value-type="string" calcext:value-type="string">
            <text:p>At the start of the footnote referrers:</text:p>
          </table:table-cell>
        </table:table-row>
        <table:table-row table:style-name="ro1">
          <table:table-cell office:value-type="string" calcext:value-type="string">
            <text:p>FOOTNOTES_TOOLTIP_EXCERPT_DELIMITER</text:p>
          </table:table-cell>
          <table:table-cell office:value-type="string" calcext:value-type="string">
            <text:p>Delimiter for dedicated tooltip text:</text:p>
          </table:table-cell>
        </table:table-row>
        <table:table-row table:style-name="ro1">
          <table:table-cell office:value-type="string" calcext:value-type="string">
            <text:p>FOOTNOTES_TOOLTIP_EXCERPT_MIRROR_ENABLE</text:p>
          </table:table-cell>
          <table:table-cell office:value-type="string" calcext:value-type="string">
            <text:p>Mirror the tooltip in the reference container:</text:p>
          </table:table-cell>
        </table:table-row>
        <table:table-row table:style-name="ro1">
          <table:table-cell office:value-type="string" calcext:value-type="string">
            <text:p>FOOTNOTES_TOOLTIP_EXCERPT_MIRROR_SEPARATOR</text:p>
          </table:table-cell>
          <table:table-cell office:value-type="string" calcext:value-type="string">
            <text:p>Separator between tooltip text and footnote text:</text:p>
          </table:table-cell>
        </table:table-row>
        <table:table-row table:style-name="ro1">
          <table:table-cell office:value-type="string" calcext:value-type="string">
            <text:p>FOOTNOTES_TOOLTIP_READON_LABEL</text:p>
          </table:table-cell>
          <table:table-cell office:value-type="string" calcext:value-type="string">
            <text:p>'Read on’ button label:</text:p>
          </table:table-cell>
        </table:table-row>
        <table:table-row table:style-name="ro1">
          <table:table-cell office:value-type="string" calcext:value-type="string">
            <text:p>HARD_LINK_IDS_SEPARATOR</text:p>
          </table:table-cell>
          <table:table-cell office:value-type="string" calcext:value-type="string">
            <text:p>ID separator:</text:p>
          </table:table-cell>
        </table:table-row>
        <table:table-row table:style-name="ro1">
          <table:table-cell office:value-type="string" calcext:value-type="string">
            <text:p>HYPERLINK_ARROW</text:p>
          </table:table-cell>
          <table:table-cell office:value-type="string" calcext:value-type="string">
            <text:p>Select or input the backlink symbol:</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MOUSE_OVER_BOX_FADE_IN_DELAY</text:p>
          </table:table-cell>
          <table:table-cell office:value-type="string" calcext:value-type="string">
            <text:p>Fade-in delay:</text:p>
          </table:table-cell>
        </table:table-row>
        <table:table-row table:style-name="ro1">
          <table:table-cell office:value-type="string" calcext:value-type="string">
            <text:p>MOUSE_OVER_BOX_FADE_IN_DURATION</text:p>
          </table:table-cell>
          <table:table-cell office:value-type="string" calcext:value-type="string">
            <text:p>Fade-in duration:</text:p>
          </table:table-cell>
        </table:table-row>
        <table:table-row table:style-name="ro1">
          <table:table-cell office:value-type="string" calcext:value-type="string">
            <text:p>MOUSE_OVER_BOX_FADE_OUT_DELAY</text:p>
          </table:table-cell>
          <table:table-cell office:value-type="string" calcext:value-type="string">
            <text:p>Fade-out delay:</text:p>
          </table:table-cell>
        </table:table-row>
        <table:table-row table:style-name="ro1">
          <table:table-cell office:value-type="string" calcext:value-type="string">
            <text:p>MOUSE_OVER_BOX_FADE_OUT_DURATION</text:p>
          </table:table-cell>
          <table:table-cell office:value-type="string" calcext:value-type="string">
            <text:p>Fade-out duration:</text:p>
          </table:table-cell>
        </table:table-row>
        <table:table-row table:style-name="ro1">
          <table:table-cell office:value-type="string" calcext:value-type="string">
            <text:p>MOUSE_OVER_BOX_FONT_SIZE_ENABLED</text:p>
          </table:table-cell>
          <table:table-cell office:value-type="string" calcext:value-type="string">
            <text:p>Set font size:</text:p>
          </table:table-cell>
        </table:table-row>
        <table:table-row table:style-name="ro1">
          <table:table-cell office:value-type="string" calcext:value-type="string">
            <text:p>REFERENCE_CONTAINER_3COLUMN_LAYOUT_ENABLE</text:p>
          </table:table-cell>
          <table:table-cell office:value-type="string" calcext:value-type="string">
            <text:p>Backlink Symbol in an Extra Column</text:p>
          </table:table-cell>
        </table:table-row>
        <table:table-row table:style-name="ro1">
          <table:table-cell office:value-type="string" calcext:value-type="string">
            <text:p>REFERENCE_CONTAINER_BACKLINK_SYMBOL_ENABLE</text:p>
          </table:table-cell>
          <table:table-cell office:value-type="string" calcext:value-type="string">
            <text:p>Display a Backlink Symbol</text:p>
          </table:table-cell>
        </table:table-row>
        <table:table-row table:style-name="ro1">
          <table:table-cell office:value-type="string" calcext:value-type="string">
            <text:p>REFERENCE_CONTAINER_BACKLINK_SYMBOL_SWITCH</text:p>
          </table:table-cell>
          <table:table-cell office:value-type="string" calcext:value-type="string">
            <text:p>Append Instead of Prepend Symbol</text:p>
          </table:table-cell>
        </table:table-row>
        <table:table-row table:style-name="ro1">
          <table:table-cell office:value-type="string" calcext:value-type="string">
            <text:p>REFERENCE_CONTAINER_BOTTOM_MARGIN</text:p>
          </table:table-cell>
          <table:table-cell office:value-type="string" calcext:value-type="string">
            <text:p>Bottom Margin</text:p>
          </table:table-cell>
        </table:table-row>
        <table:table-row table:style-name="ro1">
          <table:table-cell office:value-type="string" calcext:value-type="string">
            <text:p>REFERENCE_CONTAINER_COLLAPSE</text:p>
          </table:table-cell>
          <table:table-cell office:value-type="string" calcext:value-type="string">
            <text:p>Collapse by Default</text:p>
          </table:table-cell>
        </table:table-row>
        <table:table-row table:style-name="ro1">
          <table:table-cell office:value-type="string" calcext:value-type="string">
            <text:p>REFERENCE_CONTAINER_LABEL_BOTTOM_BORDER</text:p>
          </table:table-cell>
          <table:table-cell office:value-type="string" calcext:value-type="string">
            <text:p>Border Under the Heading</text:p>
          </table:table-cell>
        </table:table-row>
        <table:table-row table:style-name="ro1">
          <table:table-cell office:value-type="string" calcext:value-type="string">
            <text:p>REFERENCE_CONTAINER_LABEL_ELEMENT</text:p>
          </table:table-cell>
          <table:table-cell office:value-type="string" calcext:value-type="string">
            <text:p>Heading's HTML Element</text:p>
          </table:table-cell>
        </table:table-row>
        <table:table-row table:style-name="ro1">
          <table:table-cell office:value-type="string" calcext:value-type="string">
            <text:p>REFERENCE_CONTAINER_NAME</text:p>
          </table:table-cell>
          <table:table-cell office:value-type="string" calcext:value-type="string">
            <text:p>Reference Container Title</text:p>
          </table:table-cell>
        </table:table-row>
        <table:table-row table:style-name="ro1">
          <table:table-cell office:value-type="string" calcext:value-type="string">
            <text:p>REFERENCE_CONTAINER_POSITION</text:p>
          </table:table-cell>
          <table:table-cell office:value-type="string" calcext:value-type="string">
            <text:p>Container Position</text:p>
          </table:table-cell>
        </table:table-row>
        <table:table-row table:style-name="ro1">
          <table:table-cell office:value-type="string" calcext:value-type="string">
            <text:p>REFERENCE_CONTAINER_POSITION_SHORTCODE</text:p>
          </table:table-cell>
          <table:table-cell office:value-type="string" calcext:value-type="string">
            <text:p>Position Shortcode</text:p>
          </table:table-cell>
        </table:table-row>
        <table:table-row table:style-name="ro1">
          <table:table-cell office:value-type="string" calcext:value-type="string">
            <text:p>REFERENCE_CONTAINER_ROW_BORDERS_ENABLE</text:p>
          </table:table-cell>
          <table:table-cell office:value-type="string" calcext:value-type="string">
            <text:p>Borders Around the Table Rows</text:p>
          </table:table-cell>
        </table:table-row>
        <table:table-row table:style-name="ro1">
          <table:table-cell office:value-type="string" calcext:value-type="string">
            <text:p>REFERENCE_CONTAINER_START_PAGE_ENABLE</text:p>
          </table:table-cell>
          <table:table-cell office:value-type="string" calcext:value-type="string">
            <text:p>Display on Start Page Too</text:p>
          </table:table-cell>
        </table:table-row>
        <table:table-row table:style-name="ro1">
          <table:table-cell office:value-type="string" calcext:value-type="string">
            <text:p>REFERENCE_CONTAINER_TOP_MARGIN</text:p>
          </table:table-cell>
          <table:table-cell office:value-type="string" calcext:value-type="string">
            <text:p>Top Margin</text:p>
          </table:table-cell>
        </table:table-row>
        <table:table-row table:style-name="ro1">
          <table:table-cell office:value-type="string" calcext:value-type="string">
            <text:p>REFERRER_FRAGMENT_ID_SLUG</text:p>
          </table:table-cell>
          <table:table-cell office:value-type="string" calcext:value-type="string">
            <text:p>Fragment identifier slug for footnote referrers:</text:p>
          </table:table-cell>
        </table:table-row>
      </table:table>
      <table:table table:name="descriptions" table:style-name="ta1">
        <table:table-column table:style-name="co11" table:default-cell-style-name="ce7"/>
        <table:table-column table:style-name="co12" table:default-cell-style-name="ce7"/>
        <table:table-row table:style-name="ro1">
          <table:table-cell office:value-type="string" calcext:value-type="string">
            <text:p>slug</text:p>
          </table:table-cell>
          <table:table-cell office:value-type="string" calcext:value-type="string">
            <text:p>description</text:p>
          </table:table-cell>
        </table:table-row>
        <table:table-row table:style-name="ro1">
          <table:table-cell office:value-type="string" calcext:value-type="string">
            <text:p>BACKLINKS_COLUMN_MAX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COLUMN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LINE_BREAKS_ENABLED</text:p>
          </table:table-cell>
          <table:table-cell office:value-type="string" calcext:value-type="string">
            <text:p>This option adds a line break before each added backlink when identical footnotes are combined.</text:p>
          </table:table-cell>
        </table:table-row>
        <table:table-row table:style-name="ro1">
          <table:table-cell office:value-type="string" calcext:value-type="string">
            <text:p>BACKLINKS_SEPARATOR_CUSTOM</text:p>
          </table:table-cell>
          <table:table-cell office:value-type="string" calcext:value-type="string">
            <text:p>Your input overrides the selection.</text:p>
          </table:table-cell>
        </table:table-row>
        <table:table-row table:style-name="ro1">
          <table:table-cell office:value-type="string" calcext:value-type="string">
            <text:p>BACKLINKS_TERMINATOR_CUSTOM</text:p>
          </table:table-cell>
          <table:table-cell office:value-type="string" calcext:value-type="string">
            <text:p>Your input overrides the selection.</text:p>
          </table:table-cell>
        </table:table-row>
        <table:table-row table:style-name="ro1">
          <table:table-cell office:value-type="string" calcext:value-type="string">
            <text:p>COMBINE_IDENTICAL_FOOTNOTES</text:p>
          </table:table-cell>
          <table:table-cell office:value-type="string"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row>
        <table:table-row table:style-name="ro1">
          <table:table-cell office:value-type="string" calcext:value-type="string">
            <text:p>CUSTOM_CSS</text:p>
          </table:table-cell>
          <table:table-cell office:value-type="string" calcext:value-type="string">
            <text:p>Custom CSS migrates to a dedicated tab. This text area is intended to keep your data safe, and the code remains valid while visible. Please copy-paste the content into the new text area under the new tab.</text:p>
          </table:table-cell>
        </table:table-row>
        <table:table-row table:style-name="ro1">
          <table:table-cell office:value-type="string" calcext:value-type="string">
            <text:p>CUSTOM_CSS_LEGACY_ENABLE</text:p>
          </table:table-cell>
          <table:table-cell office:value-type="string" calcext:value-type="string">
            <text:p>The legacy Custom CSS under the Referrers and tooltips tab and its mirror here are emptied, and the select box saved as No, when the settings tab is saved while the settings container is not displayed.</text:p>
          </table:table-cell>
        </table:table-row>
        <table:table-row table:style-name="ro1">
          <table:table-cell office:value-type="string" calcext:value-type="string">
            <text:p>EXPERT_LOOKUP_THE_TITLE_PRIORITY_LEVEL</text:p>
          </table:table-cell>
          <table:table-cell office:value-type="string"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row>
        <table:table-row table:style-name="ro1">
          <table:table-cell office:value-type="string" calcext:value-type="string">
            <text:p>FOOTNOTE_SECTION_SHORTCODE</text:p>
          </table:table-cell>
          <table:table-cell office:value-type="string" calcext:value-type="string">
            <text:p>If present in the content, any shortcode in this text box will delimit a section terminated by a reference container.</text:p>
          </table:table-cell>
        </table:table-row>
        <table:table-row table:style-name="ro1">
          <table:table-cell office:value-type="string" calcext:value-type="string">
            <text:p>FOOTNOTE_SHORTCODE_SYNTAX_VALIDATION_ENABLE</text:p>
          </table:table-cell>
          <table:table-cell office:value-type="string" calcext:value-type="string">
            <text:p>If the start tag short code is '((' or '(((', it will not be reported as unbalanced if the following string contains braces hinting that it is a script.</text:p>
          </table:table-cell>
        </table:table-row>
        <table:table-row table:style-name="ro1">
          <table:table-cell office:value-type="string" calcext:value-type="string">
            <text:p>FOOTNOTE_URL_WRAP_ENABLED</text:p>
          </table:table-cell>
          <table:table-cell office:value-type="string" calcext:value-type="string">
            <text:p>Unicode-conformant browsers don't need this fix.</text:p>
          </table:table-cell>
        </table:table-row>
        <table:table-row table:style-name="ro1">
          <table:table-cell office:value-type="string" calcext:value-type="string">
            <text:p>FOOTNOTES_AMP_COMPATIBILITY_ENABLE</text:p>
          </table:table-cell>
          <table:table-cell office:value-type="string"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row>
        <table:table-row table:style-name="ro1">
          <table:table-cell office:value-type="string" calcext:value-type="string">
            <text:p>FOOTNOTES_EXPERT_MODE</text:p>
          </table:table-cell>
          <table:table-cell office:value-type="string" calcext:value-type="string">
            <text:p>DEPRECATED</text:p>
          </table:table-cell>
        </table:table-row>
        <table:table-row table:style-name="ro1">
          <table:table-cell office:value-type="string" calcext:value-type="string">
            <text:p>FOOTNOTES_IN_EXCERPT</text:p>
          </table:table-cell>
          <table:table-cell office:value-type="string"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row>
        <table:table-row table:style-name="ro1">
          <table:table-cell office:value-type="string" calcext:value-type="string">
            <text:p>FOOTNOTES_LABEL_ISSUE_SOLUTION</text:p>
          </table:table-cell>
          <table:table-cell office:value-type="string"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row>
        <table:table-row table:style-name="ro1">
          <table:table-cell office:value-type="string" calcext:value-type="string">
            <text:p>FOOTNOTES_MOUSE_OVER_BOX_ALTERNATIVE</text:p>
          </table:table-cell>
          <table:table-cell office:value-type="string"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row>
        <table:table-row table:style-name="ro1">
          <table:table-cell office:value-type="string" calcext:value-type="string">
            <text:p>FOOTNOTES_PAGE_LAYOUT_SUPPORT</text:p>
          </table:table-cell>
          <table:table-cell office:value-type="string" calcext:value-type="string">
            <text:p>Most themes don't need this fix.</text:p>
          </table:table-cell>
        </table:table-row>
        <table:table-row table:style-name="ro1">
          <table:table-cell office:value-type="string" calcext:value-type="string">
            <text:p>FOOTNOTES_REFERENCE_CONTAINER_SCRIPT_MODE</text:p>
          </table:table-cell>
          <table:table-cell office:value-type="string" calcext:value-type="string">
            <text:p>The plain JavaScript mode will enable hard links with configurable scroll offset.</text:p>
          </table:table-cell>
        </table:table-row>
        <table:table-row table:style-name="ro1">
          <table:table-cell office:value-type="string" calcext:value-type="string">
            <text:p>FOOTNOTES_SHORT_CODE_START</text:p>
          </table:table-cell>
          <table:table-cell office:value-type="string"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row>
        <table:table-row table:style-name="ro1">
          <table:table-cell office:value-type="string" calcext:value-type="string">
            <text:p>FOOTNOTES_TOOLTIP_EXCERPT_DELIMITER</text:p>
          </table:table-cell>
          <table:table-cell office:value-type="string"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row>
        <table:table-row table:style-name="ro1">
          <table:table-cell office:value-type="string" calcext:value-type="string">
            <text:p>FOOTNOTES_TOOLTIP_EXCERPT_MIRROR_SEPARATOR</text:p>
          </table:table-cell>
          <table:table-cell office:value-type="string" calcext:value-type="string">
            <text:p>Tooltips, even jQuery-driven, may be hard to consult on mobiles. This option allows to read the tooltip content in the reference container too.</text:p>
          </table:table-cell>
        </table:table-row>
        <table:table-row table:style-name="ro1">
          <table:table-cell office:value-type="string" calcext:value-type="string">
            <text:p>HYPERLINK_ARROW</text:p>
          </table:table-cell>
          <table:table-cell office:value-type="string" calcext:value-type="string">
            <text:p>This symbol is used in the reference container. But this setting pre-existed under this tab and cannot be moved to another one.</text:p>
          </table:table-cell>
        </table:table-row>
        <table:table-row table:style-name="ro1">
          <table:table-cell office:value-type="string" calcext:value-type="string">
            <text:p>LINK_ELEMENT_ENABLED</text:p>
          </table:table-cell>
          <table:table-cell office:value-type="string" calcext:value-type="string">
            <text:p>The link element is needed to apply the theme's link color. If the link element is not desired for styling, a simple span is used instead when the above is unchecked.</text:p>
          </table:table-cell>
        </table:table-row>
        <table:table-row table:style-name="ro1">
          <table:table-cell office:value-type="string" calcext:value-type="string">
            <text:p>REFERENCE_CONTAINER_3COLUMN_LAYOUT_ENABLE</text:p>
          </table:table-cell>
          <table:table-cell office:value-type="string" calcext:value-type="string">
            <text:p>This legacy layout is available if identical footnotes are not combined.</text:p>
          </table:table-cell>
        </table:table-row>
        <table:table-row table:style-name="ro1">
          <table:table-cell office:value-type="string" calcext:value-type="string">
            <text:p>REFERENCE_CONTAINER_BACKLINK_SYMBOL_ENABLE</text:p>
          </table:table-cell>
          <table:table-cell office:value-type="string" calcext:value-type="string">
            <text:p>Please choose or input the symbol at the top of the next dashboard tab.</text:p>
          </table:table-cell>
        </table:table-row>
        <table:table-row table:style-name="ro1">
          <table:table-cell office:value-type="string" calcext:value-type="string">
            <text:p>REFERENCE_CONTAINER_BOTTOM_MARGIN</text:p>
          </table:table-cell>
          <table:table-cell office:value-type="string" calcext:value-type="string">
            <text:p>pixels; may be negative</text:p>
          </table:table-cell>
        </table:table-row>
        <table:table-row table:style-name="ro1">
          <table:table-cell office:value-type="string" calcext:value-type="string">
            <text:p>REFERENCE_CONTAINER_POSITION</text:p>
          </table:table-cell>
          <table:table-cell office:value-type="string" calcext:value-type="string">
            <text:p>Where the container should be placed on the page. To use the position or section shortcode, please set the position to: at the end of the post</text:p>
          </table:table-cell>
        </table:table-row>
        <table:table-row table:style-name="ro1">
          <table:table-cell office:value-type="string" calcext:value-type="string">
            <text:p>REFERENCE_CONTAINER_POSITION_SHORTCODE</text:p>
          </table:table-cell>
          <table:table-cell office:value-type="string" calcext:value-type="string">
            <text:p>If present in the content, any shortcode in this text box will be replaced with the reference container.</text:p>
          </table:table-cell>
        </table:table-row>
        <table:table-row table:style-name="ro1">
          <table:table-cell office:value-type="string" calcext:value-type="string">
            <text:p>REFERENCE_CONTAINER_TOP_MARGIN</text:p>
          </table:table-cell>
          <table:table-cell office:value-type="string" calcext:value-type="string">
            <text:p>pixels; may be negative</text:p>
          </table:table-cell>
        </table:table-row>
      </table:table>
      <table:table table:name="settings groups" table:style-name="ta1">
        <table:table-column table:style-name="co2" table:default-cell-style-name="ce7"/>
        <table:table-column table:style-name="co6" table:default-cell-style-name="ce7"/>
        <table:table-row table:style-name="ro1">
          <table:table-cell office:value-type="string" calcext:value-type="string">
            <text:p>slug</text:p>
          </table:table-cell>
          <table:table-cell office:value-type="string" calcext:value-type="string">
            <text:p>settings group</text:p>
          </table:table-cell>
        </table:table-row>
        <table:table-row table:style-name="ro1">
          <table:table-cell office:value-type="string" calcext:value-type="string">
            <text:p>FOOTNOTES_AMP_COMPATIBILITY_ENABLE</text:p>
          </table:table-cell>
          <table:table-cell office:value-type="string" calcext:value-type="string">
            <text:p>amp_compat</text:p>
          </table:table-cell>
        </table:table-row>
        <table:table-row table:style-name="ro1">
          <table:table-cell office:value-type="string" calcext:value-type="string">
            <text:p>FOOTNOTES_SHORT_CODE_START</text:p>
          </table:table-cell>
          <table:table-cell office:value-type="string" calcext:value-type="string">
            <text:p>start_end</text:p>
          </table:table-cell>
        </table:table-row>
        <table:table-row table:style-name="ro1">
          <table:table-cell office:value-type="string" calcext:value-type="string">
            <text:p>FOOTNOTES_SHORT_CODE_START_USER_DEFINED</text:p>
          </table:table-cell>
          <table:table-cell office:value-type="string" calcext:value-type="string">
            <text:p>start_end</text:p>
          </table:table-cell>
        </table:table-row>
        <table:table-row table:style-name="ro1">
          <table:table-cell office:value-type="string" calcext:value-type="string">
            <text:p>FOOTNOTES_SHORT_CODE_END</text:p>
          </table:table-cell>
          <table:table-cell office:value-type="string" calcext:value-type="string">
            <text:p>start_end</text:p>
          </table:table-cell>
        </table:table-row>
        <table:table-row table:style-name="ro1">
          <table:table-cell office:value-type="string" calcext:value-type="string">
            <text:p>FOOTNOTES_SHORT_CODE_END_USER_DEFINED</text:p>
          </table:table-cell>
          <table:table-cell office:value-type="string" calcext:value-type="string">
            <text:p>start_end</text:p>
          </table:table-cell>
        </table:table-row>
        <table:table-row table:style-name="ro1">
          <table:table-cell office:value-type="string" calcext:value-type="string">
            <text:p>FOOTNOTE_SHORTCODE_SYNTAX_VALIDATION_ENABLE</text:p>
          </table:table-cell>
          <table:table-cell office:value-type="string" calcext:value-type="string">
            <text:p>start_end</text:p>
          </table:table-cell>
        </table:table-row>
        <table:table-row table:style-name="ro1">
          <table:table-cell office:value-type="string" calcext:value-type="string">
            <text:p>FOOTNOTES_COUNTER_STYLE</text:p>
          </table:table-cell>
          <table:table-cell office:value-type="string" calcext:value-type="string">
            <text:p>numbering</text:p>
          </table:table-cell>
        </table:table-row>
        <table:table-row table:style-name="ro1">
          <table:table-cell office:value-type="string" calcext:value-type="string">
            <text:p>COMBINE_IDENTICAL_FOOTNOTES</text:p>
          </table:table-cell>
          <table:table-cell office:value-type="string" calcext:value-type="string">
            <text:p>numbering</text:p>
          </table:table-cell>
        </table:table-row>
        <table:table-row table:style-name="ro1">
          <table:table-cell office:value-type="string" calcext:value-type="string">
            <text:p>FOOTNOTES_CSS_SMOOTH_SCROLLING</text:p>
          </table:table-cell>
          <table:table-cell office:value-type="string" calcext:value-type="string">
            <text:p>scrolling</text:p>
          </table:table-cell>
        </table:table-row>
        <table:table-row table:style-name="ro1">
          <table:table-cell office:value-type="string" calcext:value-type="string">
            <text:p>FOOTNOTES_SCROLL_OFFSET</text:p>
          </table:table-cell>
          <table:table-cell office:value-type="string" calcext:value-type="string">
            <text:p>scrolling</text:p>
          </table:table-cell>
        </table:table-row>
        <table:table-row table:style-name="ro1">
          <table:table-cell office:value-type="string" calcext:value-type="string">
            <text:p>FOOTNOTES_SCROLL_DURATION</text:p>
          </table:table-cell>
          <table:table-cell office:value-type="string" calcext:value-type="string">
            <text:p>scrolling</text:p>
          </table:table-cell>
        </table:table-row>
        <table:table-row table:style-name="ro1">
          <table:table-cell office:value-type="string" calcext:value-type="string">
            <text:p>FOOTNOTES_SCROLL_DURATION_ASYMMETRICITY</text:p>
          </table:table-cell>
          <table:table-cell office:value-type="string" calcext:value-type="string">
            <text:p>scrolling</text:p>
          </table:table-cell>
        </table:table-row>
        <table:table-row table:style-name="ro1">
          <table:table-cell office:value-type="string" calcext:value-type="string">
            <text:p>FOOTNOTES_SCROLL_DOWN_DURATION</text:p>
          </table:table-cell>
          <table:table-cell office:value-type="string" calcext:value-type="string">
            <text:p>scrolling</text:p>
          </table:table-cell>
        </table:table-row>
        <table:table-row table:style-name="ro1">
          <table:table-cell office:value-type="string" calcext:value-type="string">
            <text:p>FOOTNOTES_SCROLL_DOWN_DELAY</text:p>
          </table:table-cell>
          <table:table-cell office:value-type="string" calcext:value-type="string">
            <text:p>scrolling</text:p>
          </table:table-cell>
        </table:table-row>
        <table:table-row table:style-name="ro1">
          <table:table-cell office:value-type="string" calcext:value-type="string">
            <text:p>FOOTNOTES_SCROLL_UP_DELAY</text:p>
          </table:table-cell>
          <table:table-cell office:value-type="string" calcext:value-type="string">
            <text:p>scrolling</text:p>
          </table:table-cell>
        </table:table-row>
        <table:table-row table:style-name="ro1">
          <table:table-cell office:value-type="string" calcext:value-type="string">
            <text:p>FOOTNOTES_HARD_LINKS_ENABLE</text:p>
          </table:table-cell>
          <table:table-cell office:value-type="string" calcext:value-type="string">
            <text:p>hard_links</text:p>
          </table:table-cell>
        </table:table-row>
        <table:table-row table:style-name="ro1">
          <table:table-cell office:value-type="string" calcext:value-type="string">
            <text:p>FOOTNOTE_FRAGMENT_ID_SLUG</text:p>
          </table:table-cell>
          <table:table-cell office:value-type="string" calcext:value-type="string">
            <text:p>hard_links</text:p>
          </table:table-cell>
        </table:table-row>
        <table:table-row table:style-name="ro1">
          <table:table-cell office:value-type="string" calcext:value-type="string">
            <text:p>REFERRER_FRAGMENT_ID_SLUG</text:p>
          </table:table-cell>
          <table:table-cell office:value-type="string" calcext:value-type="string">
            <text:p>hard_links</text:p>
          </table:table-cell>
        </table:table-row>
        <table:table-row table:style-name="ro1">
          <table:table-cell office:value-type="string" calcext:value-type="string">
            <text:p>HARD_LINK_IDS_SEPARATOR</text:p>
          </table:table-cell>
          <table:table-cell office:value-type="string" calcext:value-type="string">
            <text:p>hard_links</text:p>
          </table:table-cell>
        </table:table-row>
        <table:table-row table:style-name="ro1">
          <table:table-cell office:value-type="string" calcext:value-type="string">
            <text:p>FOOTNOTES_BACKLINK_TOOLTIP_ENABLE</text:p>
          </table:table-cell>
          <table:table-cell office:value-type="string" calcext:value-type="string">
            <text:p>hard_links</text:p>
          </table:table-cell>
        </table:table-row>
        <table:table-row table:style-name="ro1">
          <table:table-cell office:value-type="string" calcext:value-type="string">
            <text:p>FOOTNOTES_BACKLINK_TOOLTIP_TEXT</text:p>
          </table:table-cell>
          <table:table-cell office:value-type="string" calcext:value-type="string">
            <text:p>hard_links</text:p>
          </table:table-cell>
        </table:table-row>
        <table:table-row table:style-name="ro1">
          <table:table-cell office:value-type="string" calcext:value-type="string">
            <text:p>FOOTNOTES_LOVE</text:p>
          </table:table-cell>
          <table:table-cell office:value-type="string" calcext:value-type="string">
            <text:p>love</text:p>
          </table:table-cell>
        </table:table-row>
        <table:table-row table:style-name="ro1">
          <table:table-cell office:value-type="string" calcext:value-type="string">
            <text:p>FOOTNOTES_IN_EXCERPT</text:p>
          </table:table-cell>
          <table:table-cell office:value-type="string" calcext:value-type="string">
            <text:p>excerpts</text:p>
          </table:table-cell>
        </table:table-row>
        <table:table-row table:style-name="ro1">
          <table:table-cell office:value-type="string" calcext:value-type="string">
            <text:p>FOOTNOTES_REFERRER_SUPERSCRIPT_TAGS</text:p>
          </table:table-cell>
          <table:table-cell office:value-type="string" calcext:value-type="string">
            <text:p>superscript</text:p>
          </table:table-cell>
        </table:table-row>
        <table:table-row table:style-name="ro1">
          <table:table-cell office:value-type="string" calcext:value-type="string">
            <text:p>FOOTNOTE_REFERRERS_NORMAL_SUPERSCRIPT</text:p>
          </table:table-cell>
          <table:table-cell office:value-type="string" calcext:value-type="string">
            <text:p>superscript</text:p>
          </table:table-cell>
        </table:table-row>
        <table:table-row table:style-name="ro1">
          <table:table-cell office:value-type="string" calcext:value-type="string">
            <text:p>FOOTNOTES_STYLING_BEFORE</text:p>
          </table:table-cell>
          <table:table-cell office:value-type="string" calcext:value-type="string">
            <text:p>superscript</text:p>
          </table:table-cell>
        </table:table-row>
        <table:table-row table:style-name="ro1">
          <table:table-cell office:value-type="string" calcext:value-type="string">
            <text:p>FOOTNOTES_STYLING_AFTER</text:p>
          </table:table-cell>
          <table:table-cell office:value-type="string" calcext:value-type="string">
            <text:p>superscript</text:p>
          </table:table-cell>
        </table:table-row>
        <table:table-row table:style-name="ro1">
          <table:table-cell office:value-type="string" calcext:value-type="string">
            <text:p>LINK_ELEMENT_ENABLED</text:p>
          </table:table-cell>
          <table:table-cell office:value-type="string" calcext:value-type="string">
            <text:p>superscript</text:p>
          </table:table-cell>
        </table:table-row>
        <table:table-row table:style-name="ro1">
          <table:table-cell office:value-type="string" calcext:value-type="string">
            <text:p>FOOTNOTES_LABEL_ISSUE_SOLUTION</text:p>
          </table:table-cell>
          <table:table-cell office:value-type="string" calcext:value-type="string">
            <text:p>label_solution</text:p>
          </table:table-cell>
        </table:table-row>
        <table:table-row table:style-name="ro1">
          <table:table-cell office:value-type="string" calcext:value-type="string">
            <text:p>FOOTNOTES_MOUSE_OVER_BOX_ENABLED</text:p>
          </table:table-cell>
          <table:table-cell office:value-type="string" calcext:value-type="string">
            <text:p>mouseover_box</text:p>
          </table:table-cell>
        </table:table-row>
        <table:table-row table:style-name="ro1">
          <table:table-cell office:value-type="string" calcext:value-type="string">
            <text:p>FOOTNOTES_MOUSE_OVER_BOX_ALTERNATIVE</text:p>
          </table:table-cell>
          <table:table-cell office:value-type="string" calcext:value-type="string">
            <text:p>mouseover_box</text:p>
          </table:table-cell>
        </table:table-row>
        <table:table-row table:style-name="ro1">
          <table:table-cell office:value-type="string" calcext:value-type="string">
            <text:p>FOOTNOTES_MOUSE_OVER_BOX_POSITION</text:p>
          </table:table-cell>
          <table:table-cell office:value-type="string" calcext:value-type="string">
            <text:p>mouseover_box_position</text:p>
          </table:table-cell>
        </table:table-row>
        <table:table-row table:style-name="ro1">
          <table:table-cell office:value-type="string" calcext:value-type="string">
            <text:p>FOOTNOTES_ALTERNATIVE_MOUSE_OVER_BOX_POSITION</text:p>
          </table:table-cell>
          <table:table-cell office:value-type="string" calcext:value-type="string">
            <text:p>mouseover_box_position</text:p>
          </table:table-cell>
        </table:table-row>
        <table:table-row table:style-name="ro1">
          <table:table-cell office:value-type="string" calcext:value-type="string">
            <text:p>FOOTNOTES_MOUSE_OVER_BOX_OFFSET_X</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X</text:p>
          </table:table-cell>
          <table:table-cell office:value-type="string" calcext:value-type="string">
            <text:p>mouseover_box_position</text:p>
          </table:table-cell>
        </table:table-row>
        <table:table-row table:style-name="ro1">
          <table:table-cell office:value-type="string" calcext:value-type="string">
            <text:p>FOOTNOTES_MOUSE_OVER_BOX_OFFSET_Y</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Y</text:p>
          </table:table-cell>
          <table:table-cell office:value-type="string" calcext:value-type="string">
            <text:p>mouseover_box_position</text:p>
          </table:table-cell>
        </table:table-row>
        <table:table-row table:style-name="ro1">
          <table:table-cell office:value-type="string" calcext:value-type="string">
            <text:p>FOOTNOTES_MOUSE_OVER_BOX_MAX_WIDTH</text:p>
          </table:table-cell>
          <table:table-cell office:value-type="string" calcext:value-type="string">
            <text:p>mouseover_box_dimensions</text:p>
          </table:table-cell>
        </table:table-row>
        <table:table-row table:style-name="ro1">
          <table:table-cell office:value-type="string" calcext:value-type="string">
            <text:p>FOOTNOTES_ALTERNATIVE_MOUSE_OVER_BOX_WIDTH</text:p>
          </table:table-cell>
          <table:table-cell office:value-type="string" calcext:value-type="string">
            <text:p>mouseover_box_dimensions</text:p>
          </table:table-cell>
        </table:table-row>
        <table:table-row table:style-name="ro1">
          <table:table-cell office:value-type="string" calcext:value-type="string">
            <text:p>MOUSE_OVER_BOX_FADE_IN_DELAY</text:p>
          </table:table-cell>
          <table:table-cell office:value-type="string" calcext:value-type="string">
            <text:p>mouseover_box_timing</text:p>
          </table:table-cell>
        </table:table-row>
        <table:table-row table:style-name="ro1">
          <table:table-cell office:value-type="string" calcext:value-type="string">
            <text:p>MOUSE_OVER_BOX_FADE_IN_DURATION</text:p>
          </table:table-cell>
          <table:table-cell office:value-type="string" calcext:value-type="string">
            <text:p>mouseover_box_timing</text:p>
          </table:table-cell>
        </table:table-row>
        <table:table-row table:style-name="ro1">
          <table:table-cell office:value-type="string" calcext:value-type="string">
            <text:p>MOUSE_OVER_BOX_FADE_OUT_DELAY</text:p>
          </table:table-cell>
          <table:table-cell office:value-type="string" calcext:value-type="string">
            <text:p>mouseover_box_timing</text:p>
          </table:table-cell>
        </table:table-row>
        <table:table-row table:style-name="ro1">
          <table:table-cell office:value-type="string" calcext:value-type="string">
            <text:p>MOUSE_OVER_BOX_FADE_OUT_DURATION</text:p>
          </table:table-cell>
          <table:table-cell office:value-type="string" calcext:value-type="string">
            <text:p>mouseover_box_timing</text:p>
          </table:table-cell>
        </table:table-row>
        <table:table-row table:style-name="ro1">
          <table:table-cell office:value-type="string" calcext:value-type="string">
            <text:p>FOOTNOTES_MOUSE_OVER_BOX_EXCERPT_ENABLED</text:p>
          </table:table-cell>
          <table:table-cell office:value-type="string" calcext:value-type="string">
            <text:p>mouseover_box_truncation</text:p>
          </table:table-cell>
        </table:table-row>
        <table:table-row table:style-name="ro1">
          <table:table-cell office:value-type="string" calcext:value-type="string">
            <text:p>FOOTNOTES_MOUSE_OVER_BOX_EXCERPT_LENGTH</text:p>
          </table:table-cell>
          <table:table-cell office:value-type="string" calcext:value-type="string">
            <text:p>mouseover_box_truncation</text:p>
          </table:table-cell>
        </table:table-row>
        <table:table-row table:style-name="ro1">
          <table:table-cell office:value-type="string" calcext:value-type="string">
            <text:p>FOOTNOTES_TOOLTIP_READON_LABEL</text:p>
          </table:table-cell>
          <table:table-cell office:value-type="string" calcext:value-type="string">
            <text:p>mouseover_box_truncation</text:p>
          </table:table-cell>
        </table:table-row>
        <table:table-row table:style-name="ro1">
          <table:table-cell office:value-type="string" calcext:value-type="string">
            <text:p>FOOTNOTES_TOOLTIP_EXCERPT_DELIMITER</text:p>
          </table:table-cell>
          <table:table-cell office:value-type="string" calcext:value-type="string">
            <text:p>mouseover_box_text</text:p>
          </table:table-cell>
        </table:table-row>
        <table:table-row table:style-name="ro1">
          <table:table-cell office:value-type="string" calcext:value-type="string">
            <text:p>FOOTNOTES_TOOLTIP_EXCERPT_MIRROR_ENABLE</text:p>
          </table:table-cell>
          <table:table-cell office:value-type="string" calcext:value-type="string">
            <text:p>mouseover_box_text</text:p>
          </table:table-cell>
        </table:table-row>
        <table:table-row table:style-name="ro1">
          <table:table-cell office:value-type="string" calcext:value-type="string">
            <text:p>FOOTNOTES_TOOLTIP_EXCERPT_MIRROR_SEPARATOR</text:p>
          </table:table-cell>
          <table:table-cell office:value-type="string" calcext:value-type="string">
            <text:p>mouseover_box_text</text:p>
          </table:table-cell>
        </table:table-row>
        <table:table-row table:style-name="ro1">
          <table:table-cell office:value-type="string" calcext:value-type="string">
            <text:p>MOUSE_OVER_BOX_FONT_SIZE_ENABLED</text:p>
          </table:table-cell>
          <table:table-cell office:value-type="string" calcext:value-type="string">
            <text:p>mouseover_box_appearance</text:p>
          </table:table-cell>
        </table:table-row>
        <table:table-row table:style-name="ro1">
          <table:table-cell office:value-type="string" calcext:value-type="string">
            <text:p>MOUSE_OVER_BOX_FONT_SIZE_SCALAR</text:p>
          </table:table-cell>
          <table:table-cell office:value-type="string" calcext:value-type="string">
            <text:p>mouseover_box_appearance</text:p>
          </table:table-cell>
        </table:table-row>
        <table:table-row table:style-name="ro1">
          <table:table-cell office:value-type="string" calcext:value-type="string">
            <text:p>MOUSE_OVER_BOX_FONT_SIZE_UNIT</text:p>
          </table:table-cell>
          <table:table-cell office:value-type="string" calcext:value-type="string">
            <text:p>mouseover_box_appearance</text:p>
          </table:table-cell>
        </table:table-row>
        <table:table-row table:style-name="ro1">
          <table:table-cell office:value-type="string" calcext:value-type="string">
            <text:p>FOOTNOTES_MOUSE_OVER_BOX_COLOR</text:p>
          </table:table-cell>
          <table:table-cell office:value-type="string" calcext:value-type="string">
            <text:p>mouseover_box_appearance</text:p>
          </table:table-cell>
        </table:table-row>
        <table:table-row table:style-name="ro1">
          <table:table-cell office:value-type="string" calcext:value-type="string">
            <text:p>FOOTNOTES_MOUSE_OVER_BOX_BACKGROUND</text:p>
          </table:table-cell>
          <table:table-cell office:value-type="string" calcext:value-type="string">
            <text:p>mouseover_box_appearance</text:p>
          </table:table-cell>
        </table:table-row>
        <table:table-row table:style-name="ro1">
          <table:table-cell office:value-type="string" calcext:value-type="string">
            <text:p>FOOTNOTES_MOUSE_OVER_BOX_BORDER_WIDTH</text:p>
          </table:table-cell>
          <table:table-cell office:value-type="string" calcext:value-type="string">
            <text:p>mouseover_box_appearance</text:p>
          </table:table-cell>
        </table:table-row>
        <table:table-row table:style-name="ro1">
          <table:table-cell office:value-type="string" calcext:value-type="string">
            <text:p>FOOTNOTES_MOUSE_OVER_BOX_BORDER_COLOR</text:p>
          </table:table-cell>
          <table:table-cell office:value-type="string" calcext:value-type="string">
            <text:p>mouseover_box_appearance</text:p>
          </table:table-cell>
        </table:table-row>
        <table:table-row table:style-name="ro1">
          <table:table-cell office:value-type="string" calcext:value-type="string">
            <text:p>FOOTNOTES_MOUSE_OVER_BOX_BORDER_RADIUS</text:p>
          </table:table-cell>
          <table:table-cell office:value-type="string" calcext:value-type="string">
            <text:p>mouseover_box_appearance</text:p>
          </table:table-cell>
        </table:table-row>
        <table:table-row table:style-name="ro1">
          <table:table-cell office:value-type="string" calcext:value-type="string">
            <text:p>FOOTNOTES_MOUSE_OVER_BOX_SHADOW_COLOR</text:p>
          </table:table-cell>
          <table:table-cell office:value-type="string" calcext:value-type="string">
            <text:p>mouseover_box_appearance</text:p>
          </table:table-cell>
        </table:table-row>
        <table:table-row table:style-name="ro1">
          <table:table-cell office:value-type="string" calcext:value-type="string">
            <text:p>HYPERLINK_ARROW</text:p>
          </table:table-cell>
          <table:table-cell office:value-type="string" calcext:value-type="string">
            <text:p>hyperlink_arrow</text:p>
          </table:table-cell>
        </table:table-row>
        <table:table-row table:style-name="ro1">
          <table:table-cell office:value-type="string" calcext:value-type="string">
            <text:p>HYPERLINK_ARROW_USER_DEFINED</text:p>
          </table:table-cell>
          <table:table-cell office:value-type="string" calcext:value-type="string">
            <text:p>hyperlink_arrow</text:p>
          </table:table-cell>
        </table:table-row>
        <table:table-row table:style-name="ro1">
          <table:table-cell office:value-type="string" calcext:value-type="string">
            <text:p>CUSTOM_CSS</text:p>
          </table:table-cell>
          <table:table-cell office:value-type="string" calcext:value-type="string">
            <text:p>custom_css</text:p>
          </table:table-cell>
        </table:table-row>
        <table:table-row table:style-name="ro1">
          <table:table-cell office:value-type="string" calcext:value-type="string">
            <text:p>CUSTOM_CSS_LEGACY_ENABLE</text:p>
          </table:table-cell>
          <table:table-cell office:value-type="string" calcext:value-type="string">
            <text:p>custom_css</text:p>
          </table:table-cell>
        </table:table-row>
        <table:table-row table:style-name="ro1">
          <table:table-cell office:value-type="string" calcext:value-type="string">
            <text:p>CUSTOM_CSS_NEW</text:p>
          </table:table-cell>
          <table:table-cell office:value-type="string" calcext:value-type="string">
            <text:p>custom_css</text:p>
          </table:table-cell>
        </table:table-row>
        <table:table-row table:style-name="ro1">
          <table:table-cell office:value-type="string" calcext:value-type="string">
            <text:p>EXPERT_LOOKUP_THE_TITLE</text:p>
          </table:table-cell>
          <table:table-cell office:value-type="string" calcext:value-type="string">
            <text:p>lookup_hooks</text:p>
          </table:table-cell>
        </table:table-row>
        <table:table-row table:style-name="ro1">
          <table:table-cell office:value-type="string" calcext:value-type="string">
            <text:p>EXPERT_LOOKUP_THE_TITLE_PRIORITY_LEVEL</text:p>
          </table:table-cell>
          <table:table-cell office:value-type="string" calcext:value-type="string">
            <text:p>lookup_hooks</text:p>
          </table:table-cell>
        </table:table-row>
        <table:table-row table:style-name="ro1">
          <table:table-cell office:value-type="string" calcext:value-type="string">
            <text:p>EXPERT_LOOKUP_THE_CONTENT</text:p>
          </table:table-cell>
          <table:table-cell office:value-type="string" calcext:value-type="string">
            <text:p>lookup_hooks</text:p>
          </table:table-cell>
        </table:table-row>
        <table:table-row table:style-name="ro1">
          <table:table-cell office:value-type="string" calcext:value-type="string">
            <text:p>EXPERT_LOOKUP_THE_CONTENT_PRIORITY_LEVEL</text:p>
          </table:table-cell>
          <table:table-cell office:value-type="string" calcext:value-type="string">
            <text:p>lookup_hooks</text:p>
          </table:table-cell>
        </table:table-row>
        <table:table-row table:style-name="ro1">
          <table:table-cell office:value-type="string" calcext:value-type="string">
            <text:p>EXPERT_LOOKUP_THE_EXCERPT</text:p>
          </table:table-cell>
          <table:table-cell office:value-type="string" calcext:value-type="string">
            <text:p>lookup_hooks</text:p>
          </table:table-cell>
        </table:table-row>
        <table:table-row table:style-name="ro1">
          <table:table-cell office:value-type="string" calcext:value-type="string">
            <text:p>EXPERT_LOOKUP_THE_EXCERPT_PRIORITY_LEVEL</text:p>
          </table:table-cell>
          <table:table-cell office:value-type="string" calcext:value-type="string">
            <text:p>lookup_hooks</text:p>
          </table:table-cell>
        </table:table-row>
        <table:table-row table:style-name="ro1">
          <table:table-cell office:value-type="string" calcext:value-type="string">
            <text:p>EXPERT_LOOKUP_WIDGET_TITLE</text:p>
          </table:table-cell>
          <table:table-cell office:value-type="string" calcext:value-type="string">
            <text:p>lookup_hooks</text:p>
          </table:table-cell>
        </table:table-row>
        <table:table-row table:style-name="ro1">
          <table:table-cell office:value-type="string" calcext:value-type="string">
            <text:p>EXPERT_LOOKUP_WIDGET_TITLE_PRIORITY_LEVEL</text:p>
          </table:table-cell>
          <table:table-cell office:value-type="string" calcext:value-type="string">
            <text:p>lookup_hooks</text:p>
          </table:table-cell>
        </table:table-row>
        <table:table-row table:style-name="ro1">
          <table:table-cell office:value-type="string" calcext:value-type="string">
            <text:p>EXPERT_LOOKUP_WIDGET_TEXT</text:p>
          </table:table-cell>
          <table:table-cell office:value-type="string" calcext:value-type="string">
            <text:p>lookup_hooks</text:p>
          </table:table-cell>
        </table:table-row>
        <table:table-row table:style-name="ro1">
          <table:table-cell office:value-type="string" calcext:value-type="string">
            <text:p>EXPERT_LOOKUP_WIDGET_TEXT_PRIORITY_LEVEL</text:p>
          </table:table-cell>
          <table:table-cell office:value-type="string" calcext:value-type="string">
            <text:p>lookup_hooks</text:p>
          </table:table-cell>
        </table:table-row>
        <table:table-row table:style-name="ro1">
          <table:table-cell office:value-type="string" calcext:value-type="string">
            <text:p>COMBINE_IDENTICAL_FOOTNOTES</text:p>
          </table:table-cell>
          <table:table-cell office:value-type="string" calcext:value-type="string">
            <text:p>reference_container</text:p>
          </table:table-cell>
        </table:table-row>
        <table:table-row table:style-name="ro1">
          <table:table-cell office:value-type="string" calcext:value-type="string">
            <text:p>REFERENCE_CONTAINER_NAME</text:p>
          </table:table-cell>
          <table:table-cell office:value-type="string" calcext:value-type="string">
            <text:p>reference_container</text:p>
          </table:table-cell>
        </table:table-row>
        <table:table-row table:style-name="ro1">
          <table:table-cell office:value-type="string" calcext:value-type="string">
            <text:p>REFERENCE_CONTAINER_LABEL_ELEMENT</text:p>
          </table:table-cell>
          <table:table-cell office:value-type="string" calcext:value-type="string">
            <text:p>reference_container</text:p>
          </table:table-cell>
        </table:table-row>
        <table:table-row table:style-name="ro1">
          <table:table-cell office:value-type="string" calcext:value-type="string">
            <text:p>REFERENCE_CONTAINER_LABEL_BOTTOM_BORDER</text:p>
          </table:table-cell>
          <table:table-cell office:value-type="string" calcext:value-type="string">
            <text:p>reference_container</text:p>
          </table:table-cell>
        </table:table-row>
        <table:table-row table:style-name="ro1">
          <table:table-cell office:value-type="string" calcext:value-type="string">
            <text:p>REFERENCE_CONTAINER_COLLAPSE</text:p>
          </table:table-cell>
          <table:table-cell office:value-type="string" calcext:value-type="string">
            <text:p>reference_container</text:p>
          </table:table-cell>
        </table:table-row>
        <table:table-row table:style-name="ro1">
          <table:table-cell office:value-type="string" calcext:value-type="string">
            <text:p>FOOTNOTES_REFERENCE_CONTAINER_SCRIPT_MODE</text:p>
          </table:table-cell>
          <table:table-cell office:value-type="string" calcext:value-type="string">
            <text:p>reference_container</text:p>
          </table:table-cell>
        </table:table-row>
        <table:table-row table:style-name="ro1">
          <table:table-cell office:value-type="string" calcext:value-type="string">
            <text:p>REFERENCE_CONTAINER_POSITION</text:p>
          </table:table-cell>
          <table:table-cell office:value-type="string" calcext:value-type="string">
            <text:p>reference_container</text:p>
          </table:table-cell>
        </table:table-row>
        <table:table-row table:style-name="ro1">
          <table:table-cell office:value-type="string" calcext:value-type="string">
            <text:p>REFERENCE_CONTAINER_POSITION_SHORTCODE</text:p>
          </table:table-cell>
          <table:table-cell office:value-type="string" calcext:value-type="string">
            <text:p>reference_container</text:p>
          </table:table-cell>
        </table:table-row>
        <table:table-row table:style-name="ro1">
          <table:table-cell office:value-type="string" calcext:value-type="string">
            <text:p>FOOTNOTE_SECTION_SHORTCODE</text:p>
          </table:table-cell>
          <table:table-cell office:value-type="string" calcext:value-type="string">
            <text:p>reference_container</text:p>
          </table:table-cell>
        </table:table-row>
        <table:table-row table:style-name="ro1">
          <table:table-cell office:value-type="string" calcext:value-type="string">
            <text:p>REFERENCE_CONTAINER_START_PAGE_ENABLE</text:p>
          </table:table-cell>
          <table:table-cell office:value-type="string" calcext:value-type="string">
            <text:p>reference_container</text:p>
          </table:table-cell>
        </table:table-row>
        <table:table-row table:style-name="ro1">
          <table:table-cell office:value-type="string" calcext:value-type="string">
            <text:p>REFERENCE_CONTAINER_TOP_MARGIN</text:p>
          </table:table-cell>
          <table:table-cell office:value-type="string" calcext:value-type="string">
            <text:p>reference_container</text:p>
          </table:table-cell>
        </table:table-row>
        <table:table-row table:style-name="ro1">
          <table:table-cell office:value-type="string" calcext:value-type="string">
            <text:p>REFERENCE_CONTAINER_BOTTOM_MARGIN</text:p>
          </table:table-cell>
          <table:table-cell office:value-type="string" calcext:value-type="string">
            <text:p>reference_container</text:p>
          </table:table-cell>
        </table:table-row>
        <table:table-row table:style-name="ro1">
          <table:table-cell office:value-type="string" calcext:value-type="string">
            <text:p>FOOTNOTES_PAGE_LAYOUT_SUPPORT</text:p>
          </table:table-cell>
          <table:table-cell office:value-type="string" calcext:value-type="string">
            <text:p>reference_container</text:p>
          </table:table-cell>
        </table:table-row>
        <table:table-row table:style-name="ro1">
          <table:table-cell office:value-type="string" calcext:value-type="string">
            <text:p>FOOTNOTE_URL_WRAP_ENABLED</text:p>
          </table:table-cell>
          <table:table-cell office:value-type="string" calcext:value-type="string">
            <text:p>reference_container</text:p>
          </table:table-cell>
        </table:table-row>
        <table:table-row table:style-name="ro1">
          <table:table-cell office:value-type="string" calcext:value-type="string">
            <text:p>REFERENCE_CONTAINER_BACKLINK_SYMBOL_ENABLE</text:p>
          </table:table-cell>
          <table:table-cell office:value-type="string" calcext:value-type="string">
            <text:p>reference_container</text:p>
          </table:table-cell>
        </table:table-row>
        <table:table-row table:style-name="ro1">
          <table:table-cell office:value-type="string" calcext:value-type="string">
            <text:p>REFERENCE_CONTAINER_BACKLINK_SYMBOL_SWITCH</text:p>
          </table:table-cell>
          <table:table-cell office:value-type="string" calcext:value-type="string">
            <text:p>reference_container</text:p>
          </table:table-cell>
        </table:table-row>
        <table:table-row table:style-name="ro1">
          <table:table-cell office:value-type="string" calcext:value-type="string">
            <text:p>REFERENCE_CONTAINER_3COLUMN_LAYOUT_ENABLE</text:p>
          </table:table-cell>
          <table:table-cell office:value-type="string" calcext:value-type="string">
            <text:p>reference_container</text:p>
          </table:table-cell>
        </table:table-row>
        <table:table-row table:style-name="ro1">
          <table:table-cell office:value-type="string" calcext:value-type="string">
            <text:p>REFERENCE_CONTAINER_ROW_BORDERS_ENABLE</text:p>
          </table:table-cell>
          <table:table-cell office:value-type="string" calcext:value-type="string">
            <text:p>reference_container</text:p>
          </table:table-cell>
        </table:table-row>
        <table:table-row table:style-name="ro1">
          <table:table-cell office:value-type="string" calcext:value-type="string">
            <text:p>BACKLINKS_SEPARATOR_ENABLED</text:p>
          </table:table-cell>
          <table:table-cell office:value-type="string" calcext:value-type="string">
            <text:p>reference_container</text:p>
          </table:table-cell>
        </table:table-row>
        <table:table-row table:style-name="ro1">
          <table:table-cell office:value-type="string" calcext:value-type="string">
            <text:p>BACKLINKS_SEPARATOR_OPTION</text:p>
          </table:table-cell>
          <table:table-cell office:value-type="string" calcext:value-type="string">
            <text:p>reference_container</text:p>
          </table:table-cell>
        </table:table-row>
        <table:table-row table:style-name="ro1">
          <table:table-cell office:value-type="string" calcext:value-type="string">
            <text:p>BACKLINKS_SEPARATOR_CUSTOM</text:p>
          </table:table-cell>
          <table:table-cell office:value-type="string" calcext:value-type="string">
            <text:p>reference_container</text:p>
          </table:table-cell>
        </table:table-row>
        <table:table-row table:style-name="ro1">
          <table:table-cell office:value-type="string" calcext:value-type="string">
            <text:p>BACKLINKS_TERMINATOR_ENABLED</text:p>
          </table:table-cell>
          <table:table-cell office:value-type="string" calcext:value-type="string">
            <text:p>reference_container</text:p>
          </table:table-cell>
        </table:table-row>
        <table:table-row table:style-name="ro1">
          <table:table-cell office:value-type="string" calcext:value-type="string">
            <text:p>BACKLINKS_TERMINATOR_OPTION</text:p>
          </table:table-cell>
          <table:table-cell office:value-type="string" calcext:value-type="string">
            <text:p>reference_container</text:p>
          </table:table-cell>
        </table:table-row>
        <table:table-row table:style-name="ro1">
          <table:table-cell office:value-type="string" calcext:value-type="string">
            <text:p>BACKLINKS_TERMINATOR_CUSTOM</text:p>
          </table:table-cell>
          <table:table-cell office:value-type="string" calcext:value-type="string">
            <text:p>reference_container</text:p>
          </table:table-cell>
        </table:table-row>
        <table:table-row table:style-name="ro1">
          <table:table-cell office:value-type="string" calcext:value-type="string">
            <text:p>BACKLINKS_COLUMN_WIDTH_ENABLED</text:p>
          </table:table-cell>
          <table:table-cell office:value-type="string" calcext:value-type="string">
            <text:p>reference_container</text:p>
          </table:table-cell>
        </table:table-row>
        <table:table-row table:style-name="ro1">
          <table:table-cell office:value-type="string" calcext:value-type="string">
            <text:p>BACKLINKS_COLUMN_WIDTH_SCALAR</text:p>
          </table:table-cell>
          <table:table-cell office:value-type="string" calcext:value-type="string">
            <text:p>reference_container</text:p>
          </table:table-cell>
        </table:table-row>
        <table:table-row table:style-name="ro1">
          <table:table-cell office:value-type="string" calcext:value-type="string">
            <text:p>BACKLINKS_COLUMN_WIDTH_UNIT</text:p>
          </table:table-cell>
          <table:table-cell office:value-type="string" calcext:value-type="string">
            <text:p>reference_container</text:p>
          </table:table-cell>
        </table:table-row>
        <table:table-row table:style-name="ro1">
          <table:table-cell office:value-type="string" calcext:value-type="string">
            <text:p>BACKLINKS_COLUMN_MAX_WIDTH_ENABLED</text:p>
          </table:table-cell>
          <table:table-cell office:value-type="string" calcext:value-type="string">
            <text:p>reference_container</text:p>
          </table:table-cell>
        </table:table-row>
        <table:table-row table:style-name="ro1">
          <table:table-cell office:value-type="string" calcext:value-type="string">
            <text:p>BACKLINKS_COLUMN_MAX_WIDTH_SCALAR</text:p>
          </table:table-cell>
          <table:table-cell office:value-type="string" calcext:value-type="string">
            <text:p>reference_container</text:p>
          </table:table-cell>
        </table:table-row>
        <table:table-row table:style-name="ro1">
          <table:table-cell office:value-type="string" calcext:value-type="string">
            <text:p>BACKLINKS_COLUMN_MAX_WIDTH_UNIT</text:p>
          </table:table-cell>
          <table:table-cell office:value-type="string" calcext:value-type="string">
            <text:p>reference_container</text:p>
          </table:table-cell>
        </table:table-row>
        <table:table-row table:style-name="ro1">
          <table:table-cell office:value-type="string" calcext:value-type="string">
            <text:p>BACKLINKS_LINE_BREAKS_ENABLED</text:p>
          </table:table-cell>
          <table:table-cell office:value-type="string" calcext:value-type="string">
            <text:p>reference_container</text:p>
          </table:table-cell>
        </table:table-row>
        <table:table-row table:style-name="ro1">
          <table:table-cell office:value-type="string" calcext:value-type="string">
            <text:p>LINK_ELEMENT_ENABLED</text:p>
          </table:table-cell>
          <table:table-cell office:value-type="string" calcext:value-type="string">
            <text:p>reference_container</text:p>
          </table:table-cell>
        </table:table-row>
        <table:table-row table:style-name="ro1">
          <table:table-cell office:value-type="string" calcext:value-type="string">
            <text:p>FOOTNOTES_EXPERT_MODE</text:p>
          </table:table-cell>
          <table:table-cell office:value-type="string" calcext:value-type="string">
            <text:p>reference_container</text:p>
          </table:table-cell>
        </table:table-row>
      </table:table>
      <table:table table:name="default values" table:style-name="ta1">
        <table:table-column table:style-name="co13" table:default-cell-style-name="ce7"/>
        <table:table-column table:style-name="co14" table:default-cell-style-name="ce7"/>
        <table:table-row table:style-name="ro1">
          <table:table-cell office:value-type="string" calcext:value-type="string">
            <text:p>slug</text:p>
          </table:table-cell>
          <table:table-cell office:value-type="string" calcext:value-type="string">
            <text:p>default value</text:p>
          </table:table-cell>
        </table:table-row>
        <table:table-row table:style-name="ro1">
          <table:table-cell office:value-type="string" calcext:value-type="string">
            <text:p>FOOTNOTES_AMP_COMPATIBILITY_ENABLE</text:p>
          </table:table-cell>
          <table:table-cell/>
        </table:table-row>
        <table:table-row table:style-name="ro1">
          <table:table-cell office:value-type="string" calcext:value-type="string">
            <text:p>FOOTNOTES_SHORT_CODE_START</text:p>
          </table:table-cell>
          <table:table-cell office:value-type="string" calcext:value-type="string">
            <text:p>((</text:p>
          </table:table-cell>
        </table:table-row>
        <table:table-row table:style-name="ro1">
          <table:table-cell office:value-type="string" calcext:value-type="string">
            <text:p>FOOTNOTES_SHORT_CODE_END</text:p>
          </table:table-cell>
          <table:table-cell office:value-type="string" calcext:value-type="string">
            <text:p>))</text:p>
          </table:table-cell>
        </table:table-row>
        <table:table-row table:style-name="ro1">
          <table:table-cell office:value-type="string" calcext:value-type="string">
            <text:p>FOOTNOTES_SHORT_CODE_START_USER_DEFINED</text:p>
          </table:table-cell>
          <table:table-cell/>
        </table:table-row>
        <table:table-row table:style-name="ro1">
          <table:table-cell office:value-type="string" calcext:value-type="string">
            <text:p>FOOTNOTES_SHORT_CODE_END_USER_DEFINED</text:p>
          </table:table-cell>
          <table:table-cell/>
        </table:table-row>
        <table:table-row table:style-name="ro1">
          <table:table-cell office:value-type="string" calcext:value-type="string">
            <text:p>FOOTNOTE_SHORTCODE_SYNTAX_VALIDATION_ENABLE</text:p>
          </table:table-cell>
          <table:table-cell office:value-type="string" calcext:value-type="string">
            <text:p>yes</text:p>
          </table:table-cell>
        </table:table-row>
        <table:table-row table:style-name="ro1">
          <table:table-cell office:value-type="string" calcext:value-type="string">
            <text:p>FOOTNOTES_COUNTER_STYLE</text:p>
          </table:table-cell>
          <table:table-cell office:value-type="string" calcext:value-type="string">
            <text:p>arabic_plain</text:p>
          </table:table-cell>
        </table:table-row>
        <table:table-row table:style-name="ro1">
          <table:table-cell office:value-type="string" calcext:value-type="string">
            <text:p>COMBINE_IDENTICAL_FOOTNOTES</text:p>
          </table:table-cell>
          <table:table-cell office:value-type="string" calcext:value-type="string">
            <text:p>yes</text:p>
          </table:table-cell>
        </table:table-row>
        <table:table-row table:style-name="ro1">
          <table:table-cell office:value-type="string" calcext:value-type="string">
            <text:p>FOOTNOTES_CSS_SMOOTH_SCROLLING</text:p>
          </table:table-cell>
          <table:table-cell office:value-type="string" calcext:value-type="string">
            <text:p>no</text:p>
          </table:table-cell>
        </table:table-row>
        <table:table-row table:style-name="ro1">
          <table:table-cell office:value-type="string" calcext:value-type="string">
            <text:p>FOOTNOTES_SCROLL_OFFSET</text:p>
          </table:table-cell>
          <table:table-cell office:value-type="float" office:value="20" calcext:value-type="float">
            <text:p>20</text:p>
          </table:table-cell>
        </table:table-row>
        <table:table-row table:style-name="ro1">
          <table:table-cell office:value-type="string" calcext:value-type="string">
            <text:p>FOOTNOTES_SCROLL_DURATION</text:p>
          </table:table-cell>
          <table:table-cell office:value-type="float" office:value="380" calcext:value-type="float">
            <text:p>380</text:p>
          </table:table-cell>
        </table:table-row>
        <table:table-row table:style-name="ro1">
          <table:table-cell office:value-type="string" calcext:value-type="string">
            <text:p>FOOTNOTES_SCROLL_DURATION_ASYMMETRICITY</text:p>
          </table:table-cell>
          <table:table-cell office:value-type="string" calcext:value-type="string">
            <text:p>no</text:p>
          </table:table-cell>
        </table:table-row>
        <table:table-row table:style-name="ro1">
          <table:table-cell office:value-type="string" calcext:value-type="string">
            <text:p>FOOTNOTES_SCROLL_DOWN_DURATION</text:p>
          </table:table-cell>
          <table:table-cell office:value-type="float" office:value="150" calcext:value-type="float">
            <text:p>150</text:p>
          </table:table-cell>
        </table:table-row>
        <table:table-row table:style-name="ro1">
          <table:table-cell office:value-type="string" calcext:value-type="string">
            <text:p>FOOTNOTES_SCROLL_DOWN_DELAY</text:p>
          </table:table-cell>
          <table:table-cell office:value-type="float" office:value="0" calcext:value-type="float">
            <text:p>0</text:p>
          </table:table-cell>
        </table:table-row>
        <table:table-row table:style-name="ro1">
          <table:table-cell office:value-type="string" calcext:value-type="string">
            <text:p>FOOTNOTES_SCROLL_UP_DELAY</text:p>
          </table:table-cell>
          <table:table-cell office:value-type="float" office:value="0" calcext:value-type="float">
            <text:p>0</text:p>
          </table:table-cell>
        </table:table-row>
        <table:table-row table:style-name="ro1">
          <table:table-cell office:value-type="string" calcext:value-type="string">
            <text:p>FOOTNOTES_HARD_LINKS_ENABLE</text:p>
          </table:table-cell>
          <table:table-cell office:value-type="string" calcext:value-type="string">
            <text:p>no</text:p>
          </table:table-cell>
        </table:table-row>
        <table:table-row table:style-name="ro1">
          <table:table-cell office:value-type="string" calcext:value-type="string">
            <text:p>REFERRER_FRAGMENT_ID_SLUG</text:p>
          </table:table-cell>
          <table:table-cell office:value-type="string" calcext:value-type="string">
            <text:p>r</text:p>
          </table:table-cell>
        </table:table-row>
        <table:table-row table:style-name="ro1">
          <table:table-cell office:value-type="string" calcext:value-type="string">
            <text:p>FOOTNOTE_FRAGMENT_ID_SLUG</text:p>
          </table:table-cell>
          <table:table-cell office:value-type="string" calcext:value-type="string">
            <text:p>f</text:p>
          </table:table-cell>
        </table:table-row>
        <table:table-row table:style-name="ro1">
          <table:table-cell office:value-type="string" calcext:value-type="string">
            <text:p>HARD_LINK_IDS_SEPARATOR</text:p>
          </table:table-cell>
          <table:table-cell office:value-type="string" calcext:value-type="string">
            <text:p>+</text:p>
          </table:table-cell>
        </table:table-row>
        <table:table-row table:style-name="ro1">
          <table:table-cell office:value-type="string" calcext:value-type="string">
            <text:p>FOOTNOTES_BACKLINK_TOOLTIP_ENABLE</text:p>
          </table:table-cell>
          <table:table-cell office:value-type="string" calcext:value-type="string">
            <text:p>yes</text:p>
          </table:table-cell>
        </table:table-row>
        <table:table-row table:style-name="ro1">
          <table:table-cell office:value-type="string" calcext:value-type="string">
            <text:p>FOOTNOTES_BACKLINK_TOOLTIP_TEXT</text:p>
          </table:table-cell>
          <table:table-cell office:value-type="string" calcext:value-type="string">
            <text:p>Alt+ ←</text:p>
          </table:table-cell>
        </table:table-row>
        <table:table-row table:style-name="ro1">
          <table:table-cell office:value-type="string" calcext:value-type="string">
            <text:p>FOOTNOTES_IN_EXCERPT</text:p>
          </table:table-cell>
          <table:table-cell office:value-type="string" calcext:value-type="string">
            <text:p>manual</text:p>
          </table:table-cell>
        </table:table-row>
        <table:table-row table:style-name="ro1">
          <table:table-cell office:value-type="string" calcext:value-type="string">
            <text:p>FOOTNOTES_LOVE</text:p>
          </table:table-cell>
          <table:table-cell office:value-type="string" calcext:value-type="string">
            <text:p>no</text:p>
          </table:table-cell>
        </table:table-row>
        <table:table-row table:style-name="ro1">
          <table:table-cell office:value-type="string" calcext:value-type="string">
            <text:p>HYPERLINK_ARROW</text:p>
          </table:table-cell>
          <table:table-cell office:value-type="float" office:value="0" calcext:value-type="float">
            <text:p>0</text:p>
          </table:table-cell>
        </table:table-row>
        <table:table-row table:style-name="ro1">
          <table:table-cell office:value-type="string" calcext:value-type="string">
            <text:p>HYPERLINK_ARROW_USER_DEFINED</text:p>
          </table:table-cell>
          <table:table-cell/>
        </table:table-row>
        <table:table-row table:style-name="ro1">
          <table:table-cell office:value-type="string" calcext:value-type="string">
            <text:p>FOOTNOTES_REFERRER_SUPERSCRIPT_TAGS</text:p>
          </table:table-cell>
          <table:table-cell office:value-type="string" calcext:value-type="string">
            <text:p>yes</text:p>
          </table:table-cell>
        </table:table-row>
        <table:table-row table:style-name="ro1">
          <table:table-cell office:value-type="string" calcext:value-type="string">
            <text:p>FOOTNOTE_REFERRERS_NORMAL_SUPERSCRIPT</text:p>
          </table:table-cell>
          <table:table-cell office:value-type="string" calcext:value-type="string">
            <text:p>no</text:p>
          </table:table-cell>
        </table:table-row>
        <table:table-row table:style-name="ro1">
          <table:table-cell office:value-type="string" calcext:value-type="string">
            <text:p>FOOTNOTES_STYLING_BEFORE</text:p>
          </table:table-cell>
          <table:table-cell office:value-type="string" calcext:value-type="string">
            <text:p>[</text:p>
          </table:table-cell>
        </table:table-row>
        <table:table-row table:style-name="ro1">
          <table:table-cell office:value-type="string" calcext:value-type="string">
            <text:p>FOOTNOTES_STYLING_AFTER</text:p>
          </table:table-cell>
          <table:table-cell office:value-type="string" calcext:value-type="string">
            <text:p>]</text:p>
          </table:table-cell>
        </table:table-row>
        <table:table-row table:style-name="ro1">
          <table:table-cell office:value-type="string" calcext:value-type="string">
            <text:p>FOOTNOTES_LABEL_ISSUE_SOLUTION</text:p>
          </table:table-cell>
          <table:table-cell office:value-type="string" calcext:value-type="string">
            <text:p>none</text:p>
          </table:table-cell>
        </table:table-row>
        <table:table-row table:style-name="ro1">
          <table:table-cell office:value-type="string" calcext:value-type="string">
            <text:p>FOOTNOTES_MOUSE_OVER_BOX_ENABLED</text:p>
          </table:table-cell>
          <table:table-cell office:value-type="string" calcext:value-type="string">
            <text:p>yes</text:p>
          </table:table-cell>
        </table:table-row>
        <table:table-row table:style-name="ro1">
          <table:table-cell office:value-type="string" calcext:value-type="string">
            <text:p>FOOTNOTES_MOUSE_OVER_BOX_ALTERNATIVE</text:p>
          </table:table-cell>
          <table:table-cell office:value-type="string" calcext:value-type="string">
            <text:p>no</text:p>
          </table:table-cell>
        </table:table-row>
        <table:table-row table:style-name="ro1">
          <table:table-cell office:value-type="string" calcext:value-type="string">
            <text:p>FOOTNOTES_MOUSE_OVER_BOX_POSITION</text:p>
          </table:table-cell>
          <table:table-cell office:value-type="string" calcext:value-type="string">
            <text:p>top center</text:p>
          </table:table-cell>
        </table:table-row>
        <table:table-row table:style-name="ro1">
          <table:table-cell office:value-type="string" calcext:value-type="string">
            <text:p>FOOTNOTES_ALTERNATIVE_MOUSE_OVER_BOX_POSITION</text:p>
          </table:table-cell>
          <table:table-cell office:value-type="string" calcext:value-type="string">
            <text:p>top right</text:p>
          </table:table-cell>
        </table:table-row>
        <table:table-row table:style-name="ro1">
          <table:table-cell office:value-type="string" calcext:value-type="string">
            <text:p>FOOTNOTES_MOUSE_OVER_BOX_OFFSET_X</text:p>
          </table:table-cell>
          <table:table-cell office:value-type="float" office:value="0" calcext:value-type="float">
            <text:p>0</text:p>
          </table:table-cell>
        </table:table-row>
        <table:table-row table:style-name="ro1">
          <table:table-cell office:value-type="string" calcext:value-type="string">
            <text:p>FOOTNOTES_ALTERNATIVE_MOUSE_OVER_BOX_OFFSET_X</text:p>
          </table:table-cell>
          <table:table-cell office:value-type="float" office:value="-50" calcext:value-type="float">
            <text:p>-50</text:p>
          </table:table-cell>
        </table:table-row>
        <table:table-row table:style-name="ro1">
          <table:table-cell office:value-type="string" calcext:value-type="string">
            <text:p>FOOTNOTES_MOUSE_OVER_BOX_OFFSET_Y</text:p>
          </table:table-cell>
          <table:table-cell office:value-type="float" office:value="-7" calcext:value-type="float">
            <text:p>-7</text:p>
          </table:table-cell>
        </table:table-row>
        <table:table-row table:style-name="ro1">
          <table:table-cell office:value-type="string" calcext:value-type="string">
            <text:p>FOOTNOTES_ALTERNATIVE_MOUSE_OVER_BOX_OFFSET_Y</text:p>
          </table:table-cell>
          <table:table-cell office:value-type="float" office:value="24" calcext:value-type="float">
            <text:p>24</text:p>
          </table:table-cell>
        </table:table-row>
        <table:table-row table:style-name="ro1">
          <table:table-cell office:value-type="string" calcext:value-type="string">
            <text:p>FOOTNOTES_MOUSE_OVER_BOX_MAX_WIDTH</text:p>
          </table:table-cell>
          <table:table-cell office:value-type="float" office:value="450" calcext:value-type="float">
            <text:p>450</text:p>
          </table:table-cell>
        </table:table-row>
        <table:table-row table:style-name="ro1">
          <table:table-cell office:value-type="string" calcext:value-type="string">
            <text:p>FOOTNOTES_ALTERNATIVE_MOUSE_OVER_BOX_WIDTH</text:p>
          </table:table-cell>
          <table:table-cell office:value-type="float" office:value="400" calcext:value-type="float">
            <text:p>400</text:p>
          </table:table-cell>
        </table:table-row>
        <table:table-row table:style-name="ro1">
          <table:table-cell office:value-type="string" calcext:value-type="string">
            <text:p>MOUSE_OVER_BOX_FADE_IN_DELAY</text:p>
          </table:table-cell>
          <table:table-cell office:value-type="float" office:value="0" calcext:value-type="float">
            <text:p>0</text:p>
          </table:table-cell>
        </table:table-row>
        <table:table-row table:style-name="ro1">
          <table:table-cell office:value-type="string" calcext:value-type="string">
            <text:p>MOUSE_OVER_BOX_FADE_IN_DURATION</text:p>
          </table:table-cell>
          <table:table-cell office:value-type="float" office:value="200" calcext:value-type="float">
            <text:p>200</text:p>
          </table:table-cell>
        </table:table-row>
        <table:table-row table:style-name="ro1">
          <table:table-cell office:value-type="string" calcext:value-type="string">
            <text:p>MOUSE_OVER_BOX_FADE_OUT_DELAY</text:p>
          </table:table-cell>
          <table:table-cell office:value-type="float" office:value="400" calcext:value-type="float">
            <text:p>400</text:p>
          </table:table-cell>
        </table:table-row>
        <table:table-row table:style-name="ro1">
          <table:table-cell office:value-type="string" calcext:value-type="string">
            <text:p>MOUSE_OVER_BOX_FADE_OUT_DURATION</text:p>
          </table:table-cell>
          <table:table-cell office:value-type="float" office:value="200" calcext:value-type="float">
            <text:p>200</text:p>
          </table:table-cell>
        </table:table-row>
        <table:table-row table:style-name="ro1">
          <table:table-cell office:value-type="string" calcext:value-type="string">
            <text:p>FOOTNOTES_MOUSE_OVER_BOX_EXCERPT_ENABLED</text:p>
          </table:table-cell>
          <table:table-cell office:value-type="string" calcext:value-type="string">
            <text:p>yes</text:p>
          </table:table-cell>
        </table:table-row>
        <table:table-row table:style-name="ro1">
          <table:table-cell office:value-type="string" calcext:value-type="string">
            <text:p>FOOTNOTES_MOUSE_OVER_BOX_EXCERPT_LENGTH</text:p>
          </table:table-cell>
          <table:table-cell office:value-type="float" office:value="200" calcext:value-type="float">
            <text:p>200</text:p>
          </table:table-cell>
        </table:table-row>
        <table:table-row table:style-name="ro1">
          <table:table-cell office:value-type="string" calcext:value-type="string">
            <text:p>FOOTNOTES_TOOLTIP_READON_LABEL</text:p>
          </table:table-cell>
          <table:table-cell office:value-type="string" calcext:value-type="string">
            <text:p>Continue reading</text:p>
          </table:table-cell>
        </table:table-row>
        <table:table-row table:style-name="ro1">
          <table:table-cell office:value-type="string" calcext:value-type="string">
            <text:p>FOOTNOTES_TOOLTIP_EXCERPT_DELIMITER</text:p>
          </table:table-cell>
          <table:table-cell office:value-type="string" calcext:value-type="string">
            <text:p>[[/tooltip]]</text:p>
          </table:table-cell>
        </table:table-row>
        <table:table-row table:style-name="ro1">
          <table:table-cell office:value-type="string" calcext:value-type="string">
            <text:p>FOOTNOTES_TOOLTIP_EXCERPT_MIRROR_ENABLE</text:p>
          </table:table-cell>
          <table:table-cell office:value-type="string" calcext:value-type="string">
            <text:p>no</text:p>
          </table:table-cell>
        </table:table-row>
        <table:table-row table:style-name="ro1">
          <table:table-cell office:value-type="string" calcext:value-type="string">
            <text:p>FOOTNOTES_TOOLTIP_EXCERPT_MIRROR_SEPARATOR</text:p>
          </table:table-cell>
          <table:table-cell office:value-type="string" calcext:value-type="string">
            <text:p><text:s/>— </text:p>
          </table:table-cell>
        </table:table-row>
        <table:table-row table:style-name="ro1">
          <table:table-cell office:value-type="string" calcext:value-type="string">
            <text:p>MOUSE_OVER_BOX_FONT_SIZE_ENABLED</text:p>
          </table:table-cell>
          <table:table-cell office:value-type="string" calcext:value-type="string">
            <text:p>yes</text:p>
          </table:table-cell>
        </table:table-row>
        <table:table-row table:style-name="ro1">
          <table:table-cell office:value-type="string" calcext:value-type="string">
            <text:p>MOUSE_OVER_BOX_FONT_SIZE_SCALAR</text:p>
          </table:table-cell>
          <table:table-cell office:value-type="float" office:value="13" calcext:value-type="float">
            <text:p>13</text:p>
          </table:table-cell>
        </table:table-row>
        <table:table-row table:style-name="ro1">
          <table:table-cell office:value-type="string" calcext:value-type="string">
            <text:p>MOUSE_OVER_BOX_FONT_SIZE_UNIT</text:p>
          </table:table-cell>
          <table:table-cell office:value-type="string" calcext:value-type="string">
            <text:p>px</text:p>
          </table:table-cell>
        </table:table-row>
        <table:table-row table:style-name="ro1">
          <table:table-cell office:value-type="string" calcext:value-type="string">
            <text:p>FOOTNOTES_MOUSE_OVER_BOX_COLOR</text:p>
          </table:table-cell>
          <table:table-cell office:value-type="string" calcext:value-type="string">
            <text:p>#000000</text:p>
          </table:table-cell>
        </table:table-row>
        <table:table-row table:style-name="ro1">
          <table:table-cell office:value-type="string" calcext:value-type="string">
            <text:p>FOOTNOTES_MOUSE_OVER_BOX_BACKGROUND</text:p>
          </table:table-cell>
          <table:table-cell office:value-type="string" calcext:value-type="string">
            <text:p>#ffffff</text:p>
          </table:table-cell>
        </table:table-row>
        <table:table-row table:style-name="ro1">
          <table:table-cell office:value-type="string" calcext:value-type="string">
            <text:p>FOOTNOTES_MOUSE_OVER_BOX_BORDER_WIDTH</text:p>
          </table:table-cell>
          <table:table-cell office:value-type="float" office:value="1" calcext:value-type="float">
            <text:p>1</text:p>
          </table:table-cell>
        </table:table-row>
        <table:table-row table:style-name="ro1">
          <table:table-cell office:value-type="string" calcext:value-type="string">
            <text:p>FOOTNOTES_MOUSE_OVER_BOX_BORDER_COLOR</text:p>
          </table:table-cell>
          <table:table-cell office:value-type="string" calcext:value-type="string">
            <text:p>#cccc99</text:p>
          </table:table-cell>
        </table:table-row>
        <table:table-row table:style-name="ro1">
          <table:table-cell office:value-type="string" calcext:value-type="string">
            <text:p>FOOTNOTES_MOUSE_OVER_BOX_BORDER_RADIUS</text:p>
          </table:table-cell>
          <table:table-cell office:value-type="float" office:value="0" calcext:value-type="float">
            <text:p>0</text:p>
          </table:table-cell>
        </table:table-row>
        <table:table-row table:style-name="ro1">
          <table:table-cell office:value-type="string" calcext:value-type="string">
            <text:p>FOOTNOTES_MOUSE_OVER_BOX_SHADOW_COLOR</text:p>
          </table:table-cell>
          <table:table-cell office:value-type="string" calcext:value-type="string">
            <text:p>#666666</text:p>
          </table:table-cell>
        </table:table-row>
        <table:table-row table:style-name="ro1">
          <table:table-cell office:value-type="string" calcext:value-type="string">
            <text:p>EXPERT_LOOKUP_THE_TITLE</text:p>
          </table:table-cell>
          <table:table-cell/>
        </table:table-row>
        <table:table-row table:style-name="ro1">
          <table:table-cell office:value-type="string" calcext:value-type="string">
            <text:p>EXPERT_LOOKUP_THE_TITLE_PRIORITY_LEVEL</text:p>
          </table:table-cell>
          <table:table-cell office:value-type="string" calcext:value-type="string">
            <text:p>PHP_INT_MAX</text:p>
          </table:table-cell>
        </table:table-row>
        <table:table-row table:style-name="ro1">
          <table:table-cell office:value-type="string" calcext:value-type="string">
            <text:p>EXPERT_LOOKUP_THE_CONTENT</text:p>
          </table:table-cell>
          <table:table-cell office:value-type="string" calcext:value-type="string">
            <text:p>checked</text:p>
          </table:table-cell>
        </table:table-row>
        <table:table-row table:style-name="ro1">
          <table:table-cell office:value-type="string" calcext:value-type="string">
            <text:p>EXPERT_LOOKUP_THE_CONTENT_PRIORITY_LEVEL</text:p>
          </table:table-cell>
          <table:table-cell office:value-type="float" office:value="98" calcext:value-type="float">
            <text:p>98</text:p>
          </table:table-cell>
        </table:table-row>
        <table:table-row table:style-name="ro1">
          <table:table-cell office:value-type="string" calcext:value-type="string">
            <text:p>EXPERT_LOOKUP_THE_EXCERPT</text:p>
          </table:table-cell>
          <table:table-cell/>
        </table:table-row>
        <table:table-row table:style-name="ro1">
          <table:table-cell office:value-type="string" calcext:value-type="string">
            <text:p>EXPERT_LOOKUP_THE_EXCERPT_PRIORITY_LEVEL</text:p>
          </table:table-cell>
          <table:table-cell office:value-type="string" calcext:value-type="string">
            <text:p>PHP_INT_MAX</text:p>
          </table:table-cell>
        </table:table-row>
        <table:table-row table:style-name="ro1">
          <table:table-cell office:value-type="string" calcext:value-type="string">
            <text:p>EXPERT_LOOKUP_WIDGET_TITLE</text:p>
          </table:table-cell>
          <table:table-cell/>
        </table:table-row>
        <table:table-row table:style-name="ro1">
          <table:table-cell office:value-type="string" calcext:value-type="string">
            <text:p>EXPERT_LOOKUP_WIDGET_TITLE_PRIORITY_LEVEL</text:p>
          </table:table-cell>
          <table:table-cell office:value-type="string" calcext:value-type="string">
            <text:p>PHP_INT_MAX</text:p>
          </table:table-cell>
        </table:table-row>
        <table:table-row table:style-name="ro1">
          <table:table-cell office:value-type="string" calcext:value-type="string">
            <text:p>EXPERT_LOOKUP_WIDGET_TEXT</text:p>
          </table:table-cell>
          <table:table-cell/>
        </table:table-row>
        <table:table-row table:style-name="ro1">
          <table:table-cell office:value-type="string" calcext:value-type="string">
            <text:p>EXPERT_LOOKUP_WIDGET_TEXT_PRIORITY_LEVEL</text:p>
          </table:table-cell>
          <table:table-cell office:value-type="float" office:value="98" calcext:value-type="float">
            <text:p>98</text:p>
          </table:table-cell>
        </table:table-row>
        <table:table-row table:style-name="ro1">
          <table:table-cell office:value-type="string" calcext:value-type="string">
            <text:p>CUSTOM_CSS_LEGACY_ENABLE</text:p>
          </table:table-cell>
          <table:table-cell office:value-type="string" calcext:value-type="string">
            <text:p>yes</text:p>
          </table:table-cell>
        </table:table-row>
        <table:table-row table:style-name="ro1">
          <table:table-cell office:value-type="string" calcext:value-type="string">
            <text:p>CUSTOM_CSS_NEW</text:p>
          </table:table-cell>
          <table:table-cell/>
        </table:table-row>
        <table:table-row table:style-name="ro1">
          <table:table-cell office:value-type="string" calcext:value-type="string">
            <text:p>COMBINE_IDENTICAL_FOOTNOTES</text:p>
          </table:table-cell>
          <table:table-cell office:value-type="float" office:value="1" calcext:value-type="float">
            <text:p>1</text:p>
          </table:table-cell>
        </table:table-row>
        <table:table-row table:style-name="ro1">
          <table:table-cell office:value-type="string" calcext:value-type="string">
            <text:p>REFERENCE_CONTAINER_NAME</text:p>
          </table:table-cell>
          <table:table-cell office:value-type="string" calcext:value-type="string">
            <text:p>References</text:p>
          </table:table-cell>
        </table:table-row>
        <table:table-row table:style-name="ro1">
          <table:table-cell office:value-type="string" calcext:value-type="string">
            <text:p>REFERENCE_CONTAINER_LABEL_ELEMENT</text:p>
          </table:table-cell>
          <table:table-cell office:value-type="string" calcext:value-type="string">
            <text:p>p</text:p>
          </table:table-cell>
        </table:table-row>
        <table:table-row table:style-name="ro1">
          <table:table-cell office:value-type="string" calcext:value-type="string">
            <text:p>REFERENCE_CONTAINER_LABEL_BOTTOM_BORDER</text:p>
          </table:table-cell>
          <table:table-cell office:value-type="float" office:value="1" calcext:value-type="float">
            <text:p>1</text:p>
          </table:table-cell>
        </table:table-row>
        <table:table-row table:style-name="ro1">
          <table:table-cell office:value-type="string" calcext:value-type="string">
            <text:p>REFERENCE_CONTAINER_COLLAPSE</text:p>
          </table:table-cell>
          <table:table-cell office:value-type="float" office:value="0" calcext:value-type="float">
            <text:p>0</text:p>
          </table:table-cell>
        </table:table-row>
        <table:table-row table:style-name="ro1">
          <table:table-cell office:value-type="string" calcext:value-type="string">
            <text:p>FOOTNOTES_REFERENCE_CONTAINER_SCRIPT_MODE</text:p>
          </table:table-cell>
          <table:table-cell office:value-type="string" calcext:value-type="string">
            <text:p>jquery</text:p>
          </table:table-cell>
        </table:table-row>
        <table:table-row table:style-name="ro1">
          <table:table-cell office:value-type="string" calcext:value-type="string">
            <text:p>REFERENCE_CONTAINER_POSITION</text:p>
          </table:table-cell>
          <table:table-cell office:value-type="string" calcext:value-type="string">
            <text:p>post_end</text:p>
          </table:table-cell>
        </table:table-row>
        <table:table-row table:style-name="ro1">
          <table:table-cell office:value-type="string" calcext:value-type="string">
            <text:p>REFERENCE_CONTAINER_POSITION_SHORTCODE</text:p>
          </table:table-cell>
          <table:table-cell office:value-type="string" calcext:value-type="string">
            <text:p>[[references]]</text:p>
          </table:table-cell>
        </table:table-row>
        <table:table-row table:style-name="ro1">
          <table:table-cell office:value-type="string" calcext:value-type="string">
            <text:p>FOOTNOTE_SECTION_SHORTCODE</text:p>
          </table:table-cell>
          <table:table-cell office:value-type="string" calcext:value-type="string">
            <text:p>[[/footnotesection]]</text:p>
          </table:table-cell>
        </table:table-row>
        <table:table-row table:style-name="ro1">
          <table:table-cell office:value-type="string" calcext:value-type="string">
            <text:p>REFERENCE_CONTAINER_START_PAGE_ENABLE</text:p>
          </table:table-cell>
          <table:table-cell office:value-type="float" office:value="1" calcext:value-type="float">
            <text:p>1</text:p>
          </table:table-cell>
        </table:table-row>
        <table:table-row table:style-name="ro1">
          <table:table-cell office:value-type="string" calcext:value-type="string">
            <text:p>REFERENCE_CONTAINER_TOP_MARGIN</text:p>
          </table:table-cell>
          <table:table-cell office:value-type="float" office:value="24" calcext:value-type="float">
            <text:p>24</text:p>
          </table:table-cell>
        </table:table-row>
        <table:table-row table:style-name="ro1">
          <table:table-cell office:value-type="string" calcext:value-type="string">
            <text:p>REFERENCE_CONTAINER_BOTTOM_MARGIN</text:p>
          </table:table-cell>
          <table:table-cell office:value-type="float" office:value="0" calcext:value-type="float">
            <text:p>0</text:p>
          </table:table-cell>
        </table:table-row>
        <table:table-row table:style-name="ro1">
          <table:table-cell office:value-type="string" calcext:value-type="string">
            <text:p>FOOTNOTES_PAGE_LAYOUT_SUPPORT</text:p>
          </table:table-cell>
          <table:table-cell office:value-type="string" calcext:value-type="string">
            <text:p>none</text:p>
          </table:table-cell>
        </table:table-row>
        <table:table-row table:style-name="ro1">
          <table:table-cell office:value-type="string" calcext:value-type="string">
            <text:p>FOOTNOTE_URL_WRAP_ENABLED</text:p>
          </table:table-cell>
          <table:table-cell office:value-type="float" office:value="1" calcext:value-type="float">
            <text:p>1</text:p>
          </table:table-cell>
        </table:table-row>
        <table:table-row table:style-name="ro1">
          <table:table-cell office:value-type="string" calcext:value-type="string">
            <text:p>REFERENCE_CONTAINER_BACKLINK_SYMBOL_ENABLE</text:p>
          </table:table-cell>
          <table:table-cell office:value-type="float" office:value="1" calcext:value-type="float">
            <text:p>1</text:p>
          </table:table-cell>
        </table:table-row>
        <table:table-row table:style-name="ro1">
          <table:table-cell office:value-type="string" calcext:value-type="string">
            <text:p>REFERENCE_CONTAINER_BACKLINK_SYMBOL_SWITCH</text:p>
          </table:table-cell>
          <table:table-cell office:value-type="float" office:value="0" calcext:value-type="float">
            <text:p>0</text:p>
          </table:table-cell>
        </table:table-row>
        <table:table-row table:style-name="ro1">
          <table:table-cell office:value-type="string" calcext:value-type="string">
            <text:p>REFERENCE_CONTAINER_3COLUMN_LAYOUT_ENABLE</text:p>
          </table:table-cell>
          <table:table-cell office:value-type="float" office:value="0" calcext:value-type="float">
            <text:p>0</text:p>
          </table:table-cell>
        </table:table-row>
        <table:table-row table:style-name="ro1">
          <table:table-cell office:value-type="string" calcext:value-type="string">
            <text:p>REFERENCE_CONTAINER_ROW_BORDERS_ENABLE</text:p>
          </table:table-cell>
          <table:table-cell office:value-type="float" office:value="0" calcext:value-type="float">
            <text:p>0</text:p>
          </table:table-cell>
        </table:table-row>
        <table:table-row table:style-name="ro1">
          <table:table-cell office:value-type="string" calcext:value-type="string">
            <text:p>BACKLINKS_SEPARATOR_ENABLED</text:p>
          </table:table-cell>
          <table:table-cell office:value-type="float" office:value="1" calcext:value-type="float">
            <text:p>1</text:p>
          </table:table-cell>
        </table:table-row>
        <table:table-row table:style-name="ro1">
          <table:table-cell office:value-type="string" calcext:value-type="string">
            <text:p>BACKLINKS_SEPARATOR_OPTION</text:p>
          </table:table-cell>
          <table:table-cell office:value-type="string" calcext:value-type="string">
            <text:p>comma</text:p>
          </table:table-cell>
        </table:table-row>
        <table:table-row table:style-name="ro1">
          <table:table-cell office:value-type="string" calcext:value-type="string">
            <text:p>BACKLINKS_SEPARATOR_CUSTOM</text:p>
          </table:table-cell>
          <table:table-cell office:value-type="string" calcext:value-type="string">
            <text:p>null</text:p>
          </table:table-cell>
        </table:table-row>
        <table:table-row table:style-name="ro1">
          <table:table-cell office:value-type="string" calcext:value-type="string">
            <text:p>BACKLINKS_TERMINATOR_ENABLED</text:p>
          </table:table-cell>
          <table:table-cell office:value-type="float" office:value="0" calcext:value-type="float">
            <text:p>0</text:p>
          </table:table-cell>
        </table:table-row>
        <table:table-row table:style-name="ro1">
          <table:table-cell office:value-type="string" calcext:value-type="string">
            <text:p>BACKLINKS_TERMINATOR_OPTION</text:p>
          </table:table-cell>
          <table:table-cell office:value-type="string" calcext:value-type="string">
            <text:p>period</text:p>
          </table:table-cell>
        </table:table-row>
        <table:table-row table:style-name="ro1">
          <table:table-cell office:value-type="string" calcext:value-type="string">
            <text:p>BACKLINKS_TERMINATOR_CUSTOM</text:p>
          </table:table-cell>
          <table:table-cell office:value-type="string" calcext:value-type="string">
            <text:p>null</text:p>
          </table:table-cell>
        </table:table-row>
        <table:table-row table:style-name="ro1">
          <table:table-cell office:value-type="string" calcext:value-type="string">
            <text:p>BACKLINKS_COLUMN_WIDTH_ENABLED</text:p>
          </table:table-cell>
          <table:table-cell office:value-type="float" office:value="0" calcext:value-type="float">
            <text:p>0</text:p>
          </table:table-cell>
        </table:table-row>
        <table:table-row table:style-name="ro1">
          <table:table-cell office:value-type="string" calcext:value-type="string">
            <text:p>BACKLINKS_COLUMN_WIDTH_SCALAR</text:p>
          </table:table-cell>
          <table:table-cell office:value-type="float" office:value="50" calcext:value-type="float">
            <text:p>50</text:p>
          </table:table-cell>
        </table:table-row>
        <table:table-row table:style-name="ro1">
          <table:table-cell office:value-type="string" calcext:value-type="string">
            <text:p>BACKLINKS_COLUMN_WIDTH_UNIT</text:p>
          </table:table-cell>
          <table:table-cell office:value-type="string" calcext:value-type="string">
            <text:p>px</text:p>
          </table:table-cell>
        </table:table-row>
        <table:table-row table:style-name="ro1">
          <table:table-cell office:value-type="string" calcext:value-type="string">
            <text:p>BACKLINKS_COLUMN_MAX_WIDTH_ENABLED</text:p>
          </table:table-cell>
          <table:table-cell office:value-type="float" office:value="0" calcext:value-type="float">
            <text:p>0</text:p>
          </table:table-cell>
        </table:table-row>
        <table:table-row table:style-name="ro1">
          <table:table-cell office:value-type="string" calcext:value-type="string">
            <text:p>BACKLINKS_COLUMN_MAX_WIDTH_SCALAR</text:p>
          </table:table-cell>
          <table:table-cell office:value-type="float" office:value="140" calcext:value-type="float">
            <text:p>140</text:p>
          </table:table-cell>
        </table:table-row>
        <table:table-row table:style-name="ro1">
          <table:table-cell office:value-type="string" calcext:value-type="string">
            <text:p>BACKLINKS_COLUMN_MAX_WIDTH_UNIT</text:p>
          </table:table-cell>
          <table:table-cell office:value-type="string" calcext:value-type="string">
            <text:p>px</text:p>
          </table:table-cell>
        </table:table-row>
        <table:table-row table:style-name="ro1">
          <table:table-cell office:value-type="string" calcext:value-type="string">
            <text:p>BACKLINKS_LINE_BREAKS_ENABLED</text:p>
          </table:table-cell>
          <table:table-cell office:value-type="float" office:value="0" calcext:value-type="float">
            <text:p>0</text:p>
          </table:table-cell>
        </table:table-row>
        <table:table-row table:style-name="ro1">
          <table:table-cell office:value-type="string" calcext:value-type="string">
            <text:p>LINK_ELEMENT_ENABLED</text:p>
          </table:table-cell>
          <table:table-cell office:value-type="float" office:value="1" calcext:value-type="float">
            <text:p>1</text:p>
          </table:table-cell>
        </table:table-row>
        <table:table-row table:style-name="ro1">
          <table:table-cell office:value-type="string" calcext:value-type="string">
            <text:p>FOOTNOTES_EXPERT_MODE</text:p>
          </table:table-cell>
          <table:table-cell office:value-type="float" office:value="1" calcext:value-type="float">
            <text:p>1</text:p>
          </table:table-cell>
        </table:table-row>
      </table:table>
      <table:named-expressions/>
      <table:database-ranges>
        <table:database-range table:name="__Anonymous_Sheet_DB__0" table:target-range-address="main.A1:main.G107" table:display-filter-buttons="true">
          <table:sort>
            <table:sort-by table:field-number="5" table:data-type="automatic"/>
          </table:sort>
        </table:database-range>
        <table:database-range table:name="__Anonymous_Sheet_DB__1" table:target-range-address="keys.A1:keys.B107" table:display-filter-buttons="true">
          <table:sort>
            <table:sort-by table:field-number="0" table:data-type="automatic"/>
          </table:sort>
        </table:database-range>
        <table:database-range table:name="__Anonymous_Sheet_DB__2" table:target-range-address="names.A1:names.B84" table:display-filter-buttons="true">
          <table:sort>
            <table:sort-by table:field-number="0" table:data-type="automatic"/>
          </table:sort>
        </table:database-range>
        <table:database-range table:name="__Anonymous_Sheet_DB__3" table:target-range-address="descriptions.A1:descriptions.B3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7">00/00/0000</text:date>, <text:time style:data-style-name="N2" text:time-value="14:25:23.215576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8-07T16:44:45.487983390</dc:date>
    <meta:editing-duration>P1DT5H11M49S</meta:editing-duration>
    <meta:editing-cycles>15</meta:editing-cycles>
    <meta:generator>LibreOffice/7.1.4.2$Linux_X86_64 LibreOffice_project/10$Build-2</meta:generator>
    <meta:document-statistic meta:table-count="6" meta:cell-count="1594" meta:object-count="0"/>
  </office:meta>
</office:document-meta>
</file>